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1</text:p>
          </table:table-cell>
          <table:table-cell table:style-name="Default"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eighting 1</text:p>
          </table:table-cell>
          <table:table-cell office:value-type="string" calcext:value-type="string">
            <text:p>Weighting 2</text:p>
          </table:table-cell>
        </table:table-row>
        <table:table-row table:style-name="ro1">
          <table:table-cell office:value-type="float" office:value="0.0023590135837679" calcext:value-type="float">
            <text:p>0.00235901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21784914895984" calcext:value-type="float">
            <text:p>0.0012178491</text:p>
          </table:table-cell>
          <table:table-cell table:formula="of:=[.A2]+(1/0.0001455325)*[.B2]+[.C2]" office:value-type="float" office:value="0.00357686273272774" calcext:value-type="float">
            <text:p>0.0035768627</text:p>
          </table:table-cell>
          <table:table-cell/>
        </table:table-row>
        <table:table-row table:style-name="ro1">
          <table:table-cell office:value-type="float" office:value="0.963074897267541" calcext:value-type="float">
            <text:p>0.9630748973</text:p>
          </table:table-cell>
          <table:table-cell office:value-type="float" office:value="1.38744541039234E-037" calcext:value-type="float">
            <text:p>1.39E-037</text:p>
          </table:table-cell>
          <table:table-cell office:value-type="float" office:value="0.923561739285015" calcext:value-type="float">
            <text:p>0.9235617393</text:p>
          </table:table-cell>
          <table:table-cell table:formula="of:=[.A3]+(1/0.0001455325)*[.B3]+[.C3]" office:value-type="float" office:value="1.88663663655256" calcext:value-type="float">
            <text:p>1.8866366366</text:p>
          </table:table-cell>
          <table:table-cell/>
        </table:table-row>
        <table:table-row table:style-name="ro1">
          <table:table-cell office:value-type="float" office:value="0.00653345927071664" calcext:value-type="float">
            <text:p>0.0065334593</text:p>
          </table:table-cell>
          <table:table-cell office:value-type="float" office:value="0.0000518906794410909" calcext:value-type="float">
            <text:p>5.19E-005</text:p>
          </table:table-cell>
          <table:table-cell office:value-type="float" office:value="0.00247037517370996" calcext:value-type="float">
            <text:p>0.0024703752</text:p>
          </table:table-cell>
          <table:table-cell table:formula="of:=[.A4]+(1/0.0001455325)*[.B4]+[.C4]" office:value-type="float" office:value="0.365561163158569" calcext:value-type="float">
            <text:p>0.3655611632</text:p>
          </table:table-cell>
          <table:table-cell/>
        </table:table-row>
        <table:table-row table:style-name="ro1">
          <table:table-cell office:value-type="float" office:value="0.00018556034898174" calcext:value-type="float">
            <text:p>0.0001855603</text:p>
          </table:table-cell>
          <table:table-cell office:value-type="float" office:value="0.0000000132774873437364" calcext:value-type="float">
            <text:p>1.33E-008</text:p>
          </table:table-cell>
          <table:table-cell table:style-name="ce1" office:value-type="float" office:value="0.0000928338502809022" calcext:value-type="float">
            <text:p>9.28E-005</text:p>
          </table:table-cell>
          <table:table-cell table:formula="of:=[.A5]+(1/0.0001455325)*[.B5]+[.C5]" office:value-type="float" office:value="0.00036962802912014" calcext:value-type="float">
            <text:p>0.000369628</text:p>
          </table:table-cell>
          <table:table-cell/>
        </table:table-row>
        <table:table-row table:style-name="ro1">
          <table:table-cell office:value-type="float" office:value="0.00430369792323797" calcext:value-type="float">
            <text:p>0.004303697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63301733687958" calcext:value-type="float">
            <text:p>0.0026330173</text:p>
          </table:table-cell>
          <table:table-cell table:formula="of:=[.A6]+(1/0.0001455325)*[.B6]+[.C6]" office:value-type="float" office:value="0.00693671526011755" calcext:value-type="float">
            <text:p>0.0069367153</text:p>
          </table:table-cell>
          <table:table-cell/>
        </table:table-row>
        <table:table-row table:style-name="ro1">
          <table:table-cell office:value-type="float" office:value="0.000237306380272103" calcext:value-type="float">
            <text:p>0.0002373064</text:p>
          </table:table-cell>
          <table:table-cell office:value-type="float" office:value="9.77070244531362E-016" calcext:value-type="float">
            <text:p>9.77E-016</text:p>
          </table:table-cell>
          <table:table-cell office:value-type="float" office:value="0.000142484644963584" calcext:value-type="float">
            <text:p>0.0001424846</text:p>
          </table:table-cell>
          <table:table-cell table:formula="of:=[.A7]+(1/0.0001455325)*[.B7]+[.C7]" office:value-type="float" office:value="0.000379791031949448" calcext:value-type="float">
            <text:p>0.000379791</text:p>
          </table:table-cell>
          <table:table-cell/>
        </table:table-row>
        <table:table-row table:style-name="ro1">
          <table:table-cell office:value-type="float" office:value="0.00366552813611426" calcext:value-type="float">
            <text:p>0.0036655281</text:p>
          </table:table-cell>
          <table:table-cell office:value-type="float" office:value="0.00000160388156582618" calcext:value-type="float">
            <text:p>1.60E-006</text:p>
          </table:table-cell>
          <table:table-cell office:value-type="float" office:value="0.00157463962682873" calcext:value-type="float">
            <text:p>0.0015746396</text:p>
          </table:table-cell>
          <table:table-cell table:formula="of:=[.A8]+(1/0.0001455325)*[.B8]+[.C8]" office:value-type="float" office:value="0.0162609470790833" calcext:value-type="float">
            <text:p>0.0162609471</text:p>
          </table:table-cell>
          <table:table-cell/>
        </table:table-row>
        <table:table-row table:style-name="ro1">
          <table:table-cell office:value-type="float" office:value="0.0058394525651211" calcext:value-type="float">
            <text:p>0.0058394526</text:p>
          </table:table-cell>
          <table:table-cell office:value-type="float" office:value="0.00000173219753491736" calcext:value-type="float">
            <text:p>1.73E-006</text:p>
          </table:table-cell>
          <table:table-cell office:value-type="float" office:value="0.00206294585930866" calcext:value-type="float">
            <text:p>0.0020629459</text:p>
          </table:table-cell>
          <table:table-cell table:formula="of:=[.A9]+(1/0.0001455325)*[.B9]+[.C9]" office:value-type="float" office:value="0.0198048774921113" calcext:value-type="float">
            <text:p>0.0198048775</text:p>
          </table:table-cell>
          <table:table-cell/>
        </table:table-row>
        <table:table-row table:style-name="ro1">
          <table:table-cell office:value-type="float" office:value="0.000131182091500431" calcext:value-type="float">
            <text:p>0.0001311821</text:p>
          </table:table-cell>
          <table:table-cell office:value-type="float" office:value="0.00000000724749998660535" calcext:value-type="float">
            <text:p>7.25E-009</text:p>
          </table:table-cell>
          <table:table-cell table:style-name="ce1" office:value-type="float" office:value="0.0000607555452204294" calcext:value-type="float">
            <text:p>6.08E-005</text:p>
          </table:table-cell>
          <table:table-cell table:formula="of:=[.A10]+(1/0.0001455325)*[.B10]+[.C10]" office:value-type="float" office:value="0.00024173750950945" calcext:value-type="float">
            <text:p>0.0002417375</text:p>
          </table:table-cell>
          <table:table-cell/>
        </table:table-row>
        <table:table-row table:style-name="ro1">
          <table:table-cell office:value-type="float" office:value="0.00169176449426259" calcext:value-type="float">
            <text:p>0.0016917645</text:p>
          </table:table-cell>
          <table:table-cell office:value-type="float" office:value="0.00000777649802077399" calcext:value-type="float">
            <text:p>7.78E-006</text:p>
          </table:table-cell>
          <table:table-cell office:value-type="float" office:value="0.000458998982005777" calcext:value-type="float">
            <text:p>0.000458999</text:p>
          </table:table-cell>
          <table:table-cell table:formula="of:=[.A11]+(1/0.0001455325)*[.B11]+[.C11]" office:value-type="float" office:value="0.0555855496633674" calcext:value-type="float">
            <text:p>0.0555855497</text:p>
          </table:table-cell>
          <table:table-cell/>
        </table:table-row>
        <table:table-row table:style-name="ro1">
          <table:table-cell office:value-type="float" office:value="0.00134535630862159" calcext:value-type="float">
            <text:p>0.0013453563</text:p>
          </table:table-cell>
          <table:table-cell office:value-type="float" office:value="0.000000230461939360259" calcext:value-type="float">
            <text:p>2.30E-007</text:p>
          </table:table-cell>
          <table:table-cell office:value-type="float" office:value="0.00054665695969048" calcext:value-type="float">
            <text:p>0.000546657</text:p>
          </table:table-cell>
          <table:table-cell table:formula="of:=[.A12]+(1/0.0001455325)*[.B12]+[.C12]" office:value-type="float" office:value="0.0034755904030432" calcext:value-type="float">
            <text:p>0.0034755904</text:p>
          </table:table-cell>
          <table:table-cell/>
        </table:table-row>
        <table:table-row table:style-name="ro1">
          <table:table-cell office:value-type="float" office:value="0.00127360685211081" calcext:value-type="float">
            <text:p>0.0012736069</text:p>
          </table:table-cell>
          <table:table-cell office:value-type="float" office:value="0.000000300716775139658" calcext:value-type="float">
            <text:p>3.01E-007</text:p>
          </table:table-cell>
          <table:table-cell office:value-type="float" office:value="0.000571393567752967" calcext:value-type="float">
            <text:p>0.0005713936</text:p>
          </table:table-cell>
          <table:table-cell table:formula="of:=[.A13]+(1/0.0001455325)*[.B13]+[.C13]" office:value-type="float" office:value="0.00391132083035393" calcext:value-type="float">
            <text:p>0.0039113208</text:p>
          </table:table-cell>
          <table:table-cell/>
        </table:table-row>
        <table:table-row table:style-name="ro1">
          <table:table-cell office:value-type="float" office:value="0.00166858275708055" calcext:value-type="float">
            <text:p>0.0016685828</text:p>
          </table:table-cell>
          <table:table-cell office:value-type="float" office:value="0.000000293014649630599" calcext:value-type="float">
            <text:p>2.93E-007</text:p>
          </table:table-cell>
          <table:table-cell office:value-type="float" office:value="0.000658418356988401" calcext:value-type="float">
            <text:p>0.0006584184</text:p>
          </table:table-cell>
          <table:table-cell table:formula="of:=[.A14]+(1/0.0001455325)*[.B14]+[.C14]" office:value-type="float" office:value="0.00434039777550608" calcext:value-type="float">
            <text:p>0.0043403978</text:p>
          </table:table-cell>
          <table:table-cell/>
        </table:table-row>
        <table:table-row table:style-name="ro1">
          <table:table-cell office:value-type="float" office:value="0.000564668028627993" calcext:value-type="float">
            <text:p>0.00056466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321149658855199" calcext:value-type="float">
            <text:p>0.0003211497</text:p>
          </table:table-cell>
          <table:table-cell table:formula="of:=[.A15]+(1/0.0001455325)*[.B15]+[.C15]" office:value-type="float" office:value="0.000885817687483192" calcext:value-type="float">
            <text:p>0.0008858177</text:p>
          </table:table-cell>
          <table:table-cell/>
        </table:table-row>
        <table:table-row table:style-name="ro1">
          <table:table-cell office:value-type="float" office:value="0.000136875780549342" calcext:value-type="float">
            <text:p>0.0001368758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780042675923578" calcext:value-type="float">
            <text:p>7.80E-005</text:p>
          </table:table-cell>
          <table:table-cell table:formula="of:=[.A16]+(1/0.0001455325)*[.B16]+[.C16]" office:value-type="float" office:value="0.000214880048141699" calcext:value-type="float">
            <text:p>0.00021488</text:p>
          </table:table-cell>
          <table:table-cell/>
        </table:table-row>
        <table:table-row table:style-name="ro1">
          <table:table-cell office:value-type="float" office:value="0.000890886207693379" calcext:value-type="float">
            <text:p>0.0008908862</text:p>
          </table:table-cell>
          <table:table-cell office:value-type="float" office:value="0.0000000176800238171265" calcext:value-type="float">
            <text:p>1.77E-008</text:p>
          </table:table-cell>
          <table:table-cell office:value-type="float" office:value="0.000529663780688283" calcext:value-type="float">
            <text:p>0.0005296638</text:p>
          </table:table-cell>
          <table:table-cell table:formula="of:=[.A17]+(1/0.0001455325)*[.B17]+[.C17]" office:value-type="float" office:value="0.00154203504372756" calcext:value-type="float">
            <text:p>0.001542035</text:p>
          </table:table-cell>
          <table:table-cell/>
        </table:table-row>
        <table:table-row table:style-name="ro1">
          <table:table-cell office:value-type="float" office:value="0.000164977188161236" calcext:value-type="float">
            <text:p>0.0001649772</text:p>
          </table:table-cell>
          <table:table-cell office:value-type="float" office:value="0.00000000467941678016417" calcext:value-type="float">
            <text:p>4.68E-009</text:p>
          </table:table-cell>
          <table:table-cell table:style-name="ce1" office:value-type="float" office:value="0.0000633327712308869" calcext:value-type="float">
            <text:p>6.33E-005</text:p>
          </table:table-cell>
          <table:table-cell table:formula="of:=[.A18]+(1/0.0001455325)*[.B18]+[.C18]" office:value-type="float" office:value="0.000260463717351095" calcext:value-type="float">
            <text:p>0.0002604637</text:p>
          </table:table-cell>
          <table:table-cell/>
        </table:table-row>
        <table:table-row table:style-name="ro1">
          <table:table-cell office:value-type="float" office:value="0.0010218150858209" calcext:value-type="float">
            <text:p>0.0010218151</text:p>
          </table:table-cell>
          <table:table-cell office:value-type="float" office:value="0.000003376843976967" calcext:value-type="float">
            <text:p>3.38E-006</text:p>
          </table:table-cell>
          <table:table-cell office:value-type="float" office:value="0.000309676365467724" calcext:value-type="float">
            <text:p>0.0003096764</text:p>
          </table:table-cell>
          <table:table-cell table:formula="of:=[.A19]+(1/0.0001455325)*[.B19]+[.C19]" office:value-type="float" office:value="0.0245348582385492" calcext:value-type="float">
            <text:p>0.0245348582</text:p>
          </table:table-cell>
          <table:table-cell/>
        </table:table-row>
        <table:table-row table:style-name="ro1">
          <table:table-cell office:value-type="float" office:value="0.00662839310150057" calcext:value-type="float">
            <text:p>0.0066283931</text:p>
          </table:table-cell>
          <table:table-cell table:style-name="Default" office:value-type="float" office:value="0.000145532464557379" calcext:value-type="float">
            <text:p>0.0001455325</text:p>
          </table:table-cell>
          <table:table-cell office:value-type="float" office:value="0.00180248009386943" calcext:value-type="float">
            <text:p>0.0018024801</text:p>
          </table:table-cell>
          <table:table-cell table:formula="of:=[.A20]+(1/0.0001455325)*[.B20]+[.C20]" office:value-type="float" office:value="1.00843062965787" calcext:value-type="float">
            <text:p>1.0084306297</text:p>
          </table:table-cell>
          <table:table-cell/>
        </table:table-row>
        <table:table-row table:style-name="ro1">
          <table:table-cell office:value-type="float" office:value="0.00916013859341229" calcext:value-type="float">
            <text:p>0.0091601386</text:p>
          </table:table-cell>
          <table:table-cell office:value-type="float" office:value="0.0000276186197633716" calcext:value-type="float">
            <text:p>2.76E-005</text:p>
          </table:table-cell>
          <table:table-cell office:value-type="float" office:value="0.00464913556881848" calcext:value-type="float">
            <text:p>0.0046491356</text:p>
          </table:table-cell>
          <table:table-cell table:formula="of:=[.A21]+(1/0.0001455325)*[.B21]+[.C21]" office:value-type="float" office:value="0.203585576798216" calcext:value-type="float">
            <text:p>0.2035855768</text:p>
          </table:table-cell>
          <table:table-cell/>
        </table:table-row>
        <table:table-row table:style-name="ro1">
          <table:table-cell office:value-type="float" office:value="0.000107827815548485" calcext:value-type="float">
            <text:p>0.0001078278</text:p>
          </table:table-cell>
          <table:table-cell office:value-type="float" office:value="0.0000000107502492282184" calcext:value-type="float">
            <text:p>1.08E-008</text:p>
          </table:table-cell>
          <table:table-cell table:style-name="ce1" office:value-type="float" office:value="0.0000581996789811592" calcext:value-type="float">
            <text:p>5.82E-005</text:p>
          </table:table-cell>
          <table:table-cell table:formula="of:=[.A22]+(1/0.0001455325)*[.B22]+[.C22]" office:value-type="float" office:value="0.000239895869141626" calcext:value-type="float">
            <text:p>0.0002398959</text:p>
          </table:table-cell>
          <table:table-cell/>
        </table:table-row>
        <table:table-row table:style-name="ro1">
          <table:table-cell office:value-type="float" office:value="0.633824237166452" calcext:value-type="float">
            <text:p>0.6338242372</text:p>
          </table:table-cell>
          <table:table-cell office:value-type="float" office:value="3.3678080678378E-029" calcext:value-type="float">
            <text:p>3.37E-029</text:p>
          </table:table-cell>
          <table:table-cell office:value-type="float" office:value="0.488853515172951" calcext:value-type="float">
            <text:p>0.4888535152</text:p>
          </table:table-cell>
          <table:table-cell table:formula="of:=[.A23]+(1/0.0001455325)*[.B23]+[.C23]" office:value-type="float" office:value="1.1226777523394" calcext:value-type="float">
            <text:p>1.1226777523</text:p>
          </table:table-cell>
          <table:table-cell/>
        </table:table-row>
        <table:table-row table:style-name="ro1">
          <table:table-cell office:value-type="float" office:value="0.000882452125589369" calcext:value-type="float">
            <text:p>0.00088245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80603935731493" calcext:value-type="float">
            <text:p>0.0004806039</text:p>
          </table:table-cell>
          <table:table-cell table:formula="of:=[.A24]+(1/0.0001455325)*[.B24]+[.C24]" office:value-type="float" office:value="0.00136305606132086" calcext:value-type="float">
            <text:p>0.0013630561</text:p>
          </table:table-cell>
          <table:table-cell/>
        </table:table-row>
        <table:table-row table:style-name="ro1">
          <table:table-cell office:value-type="float" office:value="0.00239730782261755" calcext:value-type="float">
            <text:p>0.00239730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55428467690922" calcext:value-type="float">
            <text:p>0.0015542847</text:p>
          </table:table-cell>
          <table:table-cell table:formula="of:=[.A25]+(1/0.0001455325)*[.B25]+[.C25]" office:value-type="float" office:value="0.00395159249952677" calcext:value-type="float">
            <text:p>0.0039515925</text:p>
          </table:table-cell>
          <table:table-cell/>
        </table:table-row>
        <table:table-row table:style-name="ro1">
          <table:table-cell office:value-type="float" office:value="0.0133078976477714" calcext:value-type="float">
            <text:p>0.0133078976</text:p>
          </table:table-cell>
          <table:table-cell office:value-type="float" office:value="4.91930751242435E-022" calcext:value-type="float">
            <text:p>4.92E-022</text:p>
          </table:table-cell>
          <table:table-cell office:value-type="float" office:value="0.00809548991780299" calcext:value-type="float">
            <text:p>0.0080954899</text:p>
          </table:table-cell>
          <table:table-cell table:formula="of:=[.A26]+(1/0.0001455325)*[.B26]+[.C26]" office:value-type="float" office:value="0.0214033875655743" calcext:value-type="float">
            <text:p>0.0214033876</text:p>
          </table:table-cell>
          <table:table-cell/>
        </table:table-row>
        <table:table-row table:style-name="ro1">
          <table:table-cell table:style-name="ce1" office:value-type="float" office:value="0.0000672512378031754" calcext:value-type="float">
            <text:p>6.73E-005</text:p>
          </table:table-cell>
          <table:table-cell office:value-type="float" office:value="0.0000000252108156849797" calcext:value-type="float">
            <text:p>2.52E-008</text:p>
          </table:table-cell>
          <table:table-cell table:style-name="ce1" office:value-type="float" office:value="0.0000321346770749729" calcext:value-type="float">
            <text:p>3.21E-005</text:p>
          </table:table-cell>
          <table:table-cell table:formula="of:=[.A27]+(1/0.0001455325)*[.B27]+[.C27]" office:value-type="float" office:value="0.000272617431446473" calcext:value-type="float">
            <text:p>0.0002726174</text:p>
          </table:table-cell>
          <table:table-cell/>
        </table:table-row>
        <table:table-row table:style-name="ro1">
          <table:table-cell table:style-name="ce1" office:value-type="float" office:value="0.0000951769908936962" calcext:value-type="float">
            <text:p>9.52E-005</text:p>
          </table:table-cell>
          <table:table-cell office:value-type="float" office:value="0.0000000626926864255619" calcext:value-type="float">
            <text:p>6.27E-008</text:p>
          </table:table-cell>
          <table:table-cell table:style-name="ce1" office:value-type="float" office:value="0.0000436073300252624" calcext:value-type="float">
            <text:p>4.36E-005</text:p>
          </table:table-cell>
          <table:table-cell table:formula="of:=[.A28]+(1/0.0001455325)*[.B28]+[.C28]" office:value-type="float" office:value="0.000569565668216379" calcext:value-type="float">
            <text:p>0.0005695657</text:p>
          </table:table-cell>
          <table:table-cell/>
        </table:table-row>
        <table:table-row table:style-name="ro1">
          <table:table-cell table:style-name="ce1" office:value-type="float" office:value="0.0000904174255482568" calcext:value-type="float">
            <text:p>9.04E-005</text:p>
          </table:table-cell>
          <table:table-cell office:value-type="float" office:value="0.000000022573503590602" calcext:value-type="float">
            <text:p>2.26E-008</text:p>
          </table:table-cell>
          <table:table-cell table:style-name="ce1" office:value-type="float" office:value="0.0000443617568668257" calcext:value-type="float">
            <text:p>4.44E-005</text:p>
          </table:table-cell>
          <table:table-cell table:formula="of:=[.A29]+(1/0.0001455325)*[.B29]+[.C29]" office:value-type="float" office:value="0.000289888890491299" calcext:value-type="float">
            <text:p>0.0002898889</text:p>
          </table:table-cell>
          <table:table-cell/>
        </table:table-row>
        <table:table-row table:style-name="ro1">
          <table:table-cell office:value-type="float" office:value="0.000125322714461213" calcext:value-type="float">
            <text:p>0.0001253227</text:p>
          </table:table-cell>
          <table:table-cell office:value-type="float" office:value="1.15633846313277E-016" calcext:value-type="float">
            <text:p>1.16E-016</text:p>
          </table:table-cell>
          <table:table-cell table:style-name="ce1" office:value-type="float" office:value="0.0000570452695188588" calcext:value-type="float">
            <text:p>5.70E-005</text:p>
          </table:table-cell>
          <table:table-cell table:formula="of:=[.A30]+(1/0.0001455325)*[.B30]+[.C30]" office:value-type="float" office:value="0.000182367984774628" calcext:value-type="float">
            <text:p>0.000182368</text:p>
          </table:table-cell>
          <table:table-cell/>
        </table:table-row>
        <table:table-row table:style-name="ro1">
          <table:table-cell office:value-type="float" office:value="0.0068516737055512" calcext:value-type="float">
            <text:p>0.006851673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357574861764966" calcext:value-type="float">
            <text:p>0.0035757486</text:p>
          </table:table-cell>
          <table:table-cell table:formula="of:=[.A31]+(1/0.0001455325)*[.B31]+[.C31]" office:value-type="float" office:value="0.0104274223232009" calcext:value-type="float">
            <text:p>0.0104274223</text:p>
          </table:table-cell>
          <table:table-cell/>
        </table:table-row>
        <table:table-row table:style-name="ro1">
          <table:table-cell office:value-type="float" office:value="0.00462946620736789" calcext:value-type="float">
            <text:p>0.0046294662</text:p>
          </table:table-cell>
          <table:table-cell office:value-type="float" office:value="0.0000102468392242133" calcext:value-type="float">
            <text:p>1.02E-005</text:p>
          </table:table-cell>
          <table:table-cell office:value-type="float" office:value="0.00158729860820028" calcext:value-type="float">
            <text:p>0.0015872986</text:p>
          </table:table-cell>
          <table:table-cell table:formula="of:=[.A32]+(1/0.0001455325)*[.B32]+[.C32]" office:value-type="float" office:value="0.0766260495060205" calcext:value-type="float">
            <text:p>0.0766260495</text:p>
          </table:table-cell>
          <table:table-cell/>
        </table:table-row>
        <table:table-row table:style-name="ro1">
          <table:table-cell office:value-type="float" office:value="0.0109434079060692" calcext:value-type="float">
            <text:p>0.0109434079</text:p>
          </table:table-cell>
          <table:table-cell office:value-type="float" office:value="0.000000000000131824998858817" calcext:value-type="float">
            <text:p>1.32E-013</text:p>
          </table:table-cell>
          <table:table-cell office:value-type="float" office:value="0.00588995541067393" calcext:value-type="float">
            <text:p>0.0058899554</text:p>
          </table:table-cell>
          <table:table-cell table:formula="of:=[.A33]+(1/0.0001455325)*[.B33]+[.C33]" office:value-type="float" office:value="0.0168333642225545" calcext:value-type="float">
            <text:p>0.0168333642</text:p>
          </table:table-cell>
          <table:table-cell/>
        </table:table-row>
        <table:table-row table:style-name="ro1">
          <table:table-cell office:value-type="float" office:value="0.000549467990546804" calcext:value-type="float">
            <text:p>0.000549468</text:p>
          </table:table-cell>
          <table:table-cell office:value-type="float" office:value="0.000000457287944804021" calcext:value-type="float">
            <text:p>4.57E-007</text:p>
          </table:table-cell>
          <table:table-cell office:value-type="float" office:value="0.000227563935656455" calcext:value-type="float">
            <text:p>0.0002275639</text:p>
          </table:table-cell>
          <table:table-cell table:formula="of:=[.A34]+(1/0.0001455325)*[.B34]+[.C34]" office:value-type="float" office:value="0.00391920253966775" calcext:value-type="float">
            <text:p>0.0039192025</text:p>
          </table:table-cell>
          <table:table-cell/>
        </table:table-row>
        <table:table-row table:style-name="ro1">
          <table:table-cell office:value-type="float" office:value="0.00868755173331454" calcext:value-type="float">
            <text:p>0.0086875517</text:p>
          </table:table-cell>
          <table:table-cell office:value-type="float" office:value="0.0000152524124954224" calcext:value-type="float">
            <text:p>1.53E-005</text:p>
          </table:table-cell>
          <table:table-cell office:value-type="float" office:value="0.00343930016447816" calcext:value-type="float">
            <text:p>0.0034393002</text:p>
          </table:table-cell>
          <table:table-cell table:formula="of:=[.A35]+(1/0.0001455325)*[.B35]+[.C35]" office:value-type="float" office:value="0.116931019320344" calcext:value-type="float">
            <text:p>0.1169310193</text:p>
          </table:table-cell>
          <table:table-cell/>
        </table:table-row>
        <table:table-row table:style-name="ro1">
          <table:table-cell table:style-name="ce1" office:value-type="float" office:value="3.14489726660968E-016" calcext:value-type="float">
            <text:p>3.14E-016</text:p>
          </table:table-cell>
          <table:table-cell office:value-type="float" office:value="0.000000000000138338042017082" calcext:value-type="float">
            <text:p>1.38E-013</text:p>
          </table:table-cell>
          <table:table-cell table:style-name="ce1" office:value-type="float" office:value="1.32081290339025E-016" calcext:value-type="float">
            <text:p>1.32E-016</text:p>
          </table:table-cell>
          <table:table-cell table:formula="of:=[.A36]+(1/0.0001455325)*[.B36]+[.C36]" office:value-type="float" office:value="0.00000000095056504222547" calcext:value-type="float">
            <text:p>0.000000001</text:p>
          </table:table-cell>
          <table:table-cell/>
        </table:table-row>
        <table:table-row table:style-name="ro1">
          <table:table-cell office:value-type="float" office:value="0.00443248802947949" calcext:value-type="float">
            <text:p>0.004432488</text:p>
          </table:table-cell>
          <table:table-cell office:value-type="float" office:value="0.0000141301050783907" calcext:value-type="float">
            <text:p>1.41E-005</text:p>
          </table:table-cell>
          <table:table-cell office:value-type="float" office:value="0.00180154801575707" calcext:value-type="float">
            <text:p>0.001801548</text:p>
          </table:table-cell>
          <table:table-cell table:formula="of:=[.A37]+(1/0.0001455325)*[.B37]+[.C37]" office:value-type="float" office:value="0.103326472981252" calcext:value-type="float">
            <text:p>0.103326473</text:p>
          </table:table-cell>
          <table:table-cell/>
        </table:table-row>
        <table:table-row table:style-name="ro1">
          <table:table-cell table:style-name="ce1" office:value-type="float" office:value="0.00000333624720839027" calcext:value-type="float">
            <text:p>3.34E-006</text:p>
          </table:table-cell>
          <table:table-cell office:value-type="float" office:value="0.00000000126951707113025" calcext:value-type="float">
            <text:p>1.27E-009</text:p>
          </table:table-cell>
          <table:table-cell table:style-name="ce1" office:value-type="float" office:value="0.00000179405592554122" calcext:value-type="float">
            <text:p>1.79E-006</text:p>
          </table:table-cell>
          <table:table-cell table:formula="of:=[.A38]+(1/0.0001455325)*[.B38]+[.C38]" office:value-type="float" office:value="0.0000138535578786122" calcext:value-type="float">
            <text:p>1.38535578786122E-005</text:p>
          </table:table-cell>
          <table:table-cell/>
        </table:table-row>
        <table:table-row table:style-name="ro1">
          <table:table-cell office:value-type="float" office:value="0.00939666200552993" calcext:value-type="float">
            <text:p>0.00939666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592221371227039" calcext:value-type="float">
            <text:p>0.0059222137</text:p>
          </table:table-cell>
          <table:table-cell table:formula="of:=[.A39]+(1/0.0001455325)*[.B39]+[.C39]" office:value-type="float" office:value="0.0153188757178003" calcext:value-type="float">
            <text:p>0.0153188757</text:p>
          </table:table-cell>
          <table:table-cell/>
        </table:table-row>
        <table:table-row table:style-name="ro1">
          <table:table-cell office:value-type="float" office:value="0.00186167160187947" calcext:value-type="float">
            <text:p>0.0018616716</text:p>
          </table:table-cell>
          <table:table-cell office:value-type="float" office:value="2.38636368077635E-022" calcext:value-type="float">
            <text:p>2.39E-022</text:p>
          </table:table-cell>
          <table:table-cell office:value-type="float" office:value="0.00104538736670081" calcext:value-type="float">
            <text:p>0.0010453874</text:p>
          </table:table-cell>
          <table:table-cell table:formula="of:=[.A40]+(1/0.0001455325)*[.B40]+[.C40]" office:value-type="float" office:value="0.00290705896858028" calcext:value-type="float">
            <text:p>0.002907059</text:p>
          </table:table-cell>
          <table:table-cell/>
        </table:table-row>
        <table:table-row table:style-name="ro1">
          <table:table-cell office:value-type="float" office:value="0.000150260683925607" calcext:value-type="float">
            <text:p>0.0001502607</text:p>
          </table:table-cell>
          <table:table-cell office:value-type="float" office:value="0.000000128146407339746" calcext:value-type="float">
            <text:p>1.28E-007</text:p>
          </table:table-cell>
          <table:table-cell table:style-name="ce1" office:value-type="float" office:value="0.0000614569470740614" calcext:value-type="float">
            <text:p>6.15E-005</text:p>
          </table:table-cell>
          <table:table-cell table:formula="of:=[.A41]+(1/0.0001455325)*[.B41]+[.C41]" office:value-type="float" office:value="0.00109225226992737" calcext:value-type="float">
            <text:p>0.0010922523</text:p>
          </table:table-cell>
          <table:table-cell/>
        </table:table-row>
        <table:table-row table:style-name="ro1">
          <table:table-cell office:value-type="float" office:value="0.00074252057093245" calcext:value-type="float">
            <text:p>0.0007425206</text:p>
          </table:table-cell>
          <table:table-cell office:value-type="float" office:value="0.000011919208127311" calcext:value-type="float">
            <text:p>1.19E-005</text:p>
          </table:table-cell>
          <table:table-cell office:value-type="float" office:value="0.000233781170594122" calcext:value-type="float">
            <text:p>0.0002337812</text:p>
          </table:table-cell>
          <table:table-cell table:formula="of:=[.A42]+(1/0.0001455325)*[.B42]+[.C42]" office:value-type="float" office:value="0.082876963980621" calcext:value-type="float">
            <text:p>0.082876964</text:p>
          </table:table-cell>
          <table:table-cell/>
        </table:table-row>
        <table:table-row table:style-name="ro1">
          <table:table-cell office:value-type="float" office:value="0.0522720357266339" calcext:value-type="float">
            <text:p>0.0522720357</text:p>
          </table:table-cell>
          <table:table-cell office:value-type="float" office:value="1.06360966496595E-020" calcext:value-type="float">
            <text:p>1.06E-020</text:p>
          </table:table-cell>
          <table:table-cell office:value-type="float" office:value="0.0330901349202398" calcext:value-type="float">
            <text:p>0.0330901349</text:p>
          </table:table-cell>
          <table:table-cell table:formula="of:=[.A43]+(1/0.0001455325)*[.B43]+[.C43]" office:value-type="float" office:value="0.0853621706468738" calcext:value-type="float">
            <text:p>0.0853621706</text:p>
          </table:table-cell>
          <table:table-cell/>
        </table:table-row>
        <table:table-row table:style-name="ro1">
          <table:table-cell office:value-type="float" office:value="0.00723369831209692" calcext:value-type="float">
            <text:p>0.0072336983</text:p>
          </table:table-cell>
          <table:table-cell office:value-type="float" office:value="0.000058578439714082" calcext:value-type="float">
            <text:p>5.86E-005</text:p>
          </table:table-cell>
          <table:table-cell office:value-type="float" office:value="0.00270454318282946" calcext:value-type="float">
            <text:p>0.0027045432</text:p>
          </table:table-cell>
          <table:table-cell table:formula="of:=[.A44]+(1/0.0001455325)*[.B44]+[.C44]" office:value-type="float" office:value="0.412449293762166" calcext:value-type="float">
            <text:p>0.4124492938</text:p>
          </table:table-cell>
          <table:table-cell/>
        </table:table-row>
        <table:table-row table:style-name="ro1">
          <table:table-cell office:value-type="float" office:value="0.00550181083173365" calcext:value-type="float">
            <text:p>0.0055018108</text:p>
          </table:table-cell>
          <table:table-cell office:value-type="float" office:value="0.00000903027728091072" calcext:value-type="float">
            <text:p>9.03E-006</text:p>
          </table:table-cell>
          <table:table-cell office:value-type="float" office:value="0.00156660135994414" calcext:value-type="float">
            <text:p>0.0015666014</text:p>
          </table:table-cell>
          <table:table-cell table:formula="of:=[.A45]+(1/0.0001455325)*[.B45]+[.C45]" office:value-type="float" office:value="0.0691183136288874" calcext:value-type="float">
            <text:p>0.0691183136</text:p>
          </table:table-cell>
          <table:table-cell/>
        </table:table-row>
        <table:table-row table:style-name="ro1">
          <table:table-cell office:value-type="float" office:value="0.0217721429659205" calcext:value-type="float">
            <text:p>0.0217721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10618098634526" calcext:value-type="float">
            <text:p>0.0110618099</text:p>
          </table:table-cell>
          <table:table-cell table:formula="of:=[.A46]+(1/0.0001455325)*[.B46]+[.C46]" office:value-type="float" office:value="0.0328339528293731" calcext:value-type="float">
            <text:p>0.0328339528</text:p>
          </table:table-cell>
          <table:table-cell/>
        </table:table-row>
        <table:table-row table:style-name="ro1">
          <table:table-cell table:style-name="ce1" office:value-type="float" office:value="1.51305059564421E-018" calcext:value-type="float">
            <text:p>1.51E-018</text:p>
          </table:table-cell>
          <table:table-cell office:value-type="float" office:value="5.52714916462152E-015" calcext:value-type="float">
            <text:p>5.53E-015</text:p>
          </table:table-cell>
          <table:table-cell table:style-name="ce1" office:value-type="float" office:value="6.2318627203866E-019" calcext:value-type="float">
            <text:p>6.23E-019</text:p>
          </table:table-cell>
          <table:table-cell table:formula="of:=[.A47]+(1/0.0001455325)*[.B47]+[.C47]" office:value-type="float" office:value="0.0000000000379787983818969" calcext:value-type="float">
            <text:p>3.79787983818969E-011</text:p>
          </table:table-cell>
          <table:table-cell/>
        </table:table-row>
        <table:table-row table:style-name="ro1">
          <table:table-cell office:value-type="float" office:value="0.0011151481106237" calcext:value-type="float">
            <text:p>0.0011151481</text:p>
          </table:table-cell>
          <table:table-cell office:value-type="float" office:value="0.0000000000000210497258852987" calcext:value-type="float">
            <text:p>2.10E-014</text:p>
          </table:table-cell>
          <table:table-cell office:value-type="float" office:value="0.000591069570281436" calcext:value-type="float">
            <text:p>0.0005910696</text:p>
          </table:table-cell>
          <table:table-cell table:formula="of:=[.A48]+(1/0.0001455325)*[.B48]+[.C48]" office:value-type="float" office:value="0.00170621782554448" calcext:value-type="float">
            <text:p>0.0017062178</text:p>
          </table:table-cell>
          <table:table-cell/>
        </table:table-row>
        <table:table-row table:style-name="ro1">
          <table:table-cell table:style-name="ce1" office:value-type="float" office:value="0.0000733759922342651" calcext:value-type="float">
            <text:p>7.34E-005</text:p>
          </table:table-cell>
          <table:table-cell office:value-type="float" office:value="0.00000000641184598843594" calcext:value-type="float">
            <text:p>6.41E-009</text:p>
          </table:table-cell>
          <table:table-cell table:style-name="ce1" office:value-type="float" office:value="0.0000387454500156817" calcext:value-type="float">
            <text:p>3.87E-005</text:p>
          </table:table-cell>
          <table:table-cell table:formula="of:=[.A49]+(1/0.0001455325)*[.B49]+[.C49]" office:value-type="float" office:value="0.000156179271177753" calcext:value-type="float">
            <text:p>0.0001561793</text:p>
          </table:table-cell>
          <table:table-cell/>
        </table:table-row>
        <table:table-row table:style-name="ro1">
          <table:table-cell office:value-type="float" office:value="0.00010568693075339" calcext:value-type="float">
            <text:p>0.0001056869</text:p>
          </table:table-cell>
          <table:table-cell office:value-type="float" office:value="0.0000000000000134262855278055" calcext:value-type="float">
            <text:p>1.34E-014</text:p>
          </table:table-cell>
          <table:table-cell table:style-name="ce1" office:value-type="float" office:value="0.00005776740701974" calcext:value-type="float">
            <text:p>5.78E-005</text:p>
          </table:table-cell>
          <table:table-cell table:formula="of:=[.A50]+(1/0.0001455325)*[.B50]+[.C50]" office:value-type="float" office:value="0.000163454430029399" calcext:value-type="float">
            <text:p>0.0001634544</text:p>
          </table:table-cell>
          <table:table-cell/>
        </table:table-row>
        <table:table-row table:style-name="ro1">
          <table:table-cell office:value-type="float" office:value="0.00780196005250394" calcext:value-type="float">
            <text:p>0.00780196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457479021566383" calcext:value-type="float">
            <text:p>0.0045747902</text:p>
          </table:table-cell>
          <table:table-cell table:formula="of:=[.A51]+(1/0.0001455325)*[.B51]+[.C51]" office:value-type="float" office:value="0.0123767502681678" calcext:value-type="float">
            <text:p>0.0123767503</text:p>
          </table:table-cell>
          <table:table-cell/>
        </table:table-row>
        <table:table-row table:style-name="ro1">
          <table:table-cell office:value-type="float" office:value="0.0104560676342119" calcext:value-type="float">
            <text:p>0.010456067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494329739615963" calcext:value-type="float">
            <text:p>0.0049432974</text:p>
          </table:table-cell>
          <table:table-cell table:formula="of:=[.A52]+(1/0.0001455325)*[.B52]+[.C52]" office:value-type="float" office:value="0.0153993650303716" calcext:value-type="float">
            <text:p>0.015399365</text:p>
          </table:table-cell>
          <table:table-cell/>
        </table:table-row>
        <table:table-row table:style-name="ro1">
          <table:table-cell office:value-type="float" office:value="0.000165383317820297" calcext:value-type="float">
            <text:p>0.0001653833</text:p>
          </table:table-cell>
          <table:table-cell office:value-type="float" office:value="0.00000000723406838027866" calcext:value-type="float">
            <text:p>7.23E-009</text:p>
          </table:table-cell>
          <table:table-cell table:style-name="ce1" office:value-type="float" office:value="0.0000648700327995351" calcext:value-type="float">
            <text:p>6.49E-005</text:p>
          </table:table-cell>
          <table:table-cell table:formula="of:=[.A53]+(1/0.0001455325)*[.B53]+[.C53]" office:value-type="float" office:value="0.000279960930578114" calcext:value-type="float">
            <text:p>0.0002799609</text:p>
          </table:table-cell>
          <table:table-cell/>
        </table:table-row>
        <table:table-row table:style-name="ro1">
          <table:table-cell table:style-name="ce1" office:value-type="float" office:value="0.0000783216371562592" calcext:value-type="float">
            <text:p>7.83E-005</text:p>
          </table:table-cell>
          <table:table-cell office:value-type="float" office:value="0.00000000112601471200331" calcext:value-type="float">
            <text:p>1.13E-009</text:p>
          </table:table-cell>
          <table:table-cell table:style-name="ce1" office:value-type="float" office:value="0.0000328828069684202" calcext:value-type="float">
            <text:p>3.29E-005</text:p>
          </table:table-cell>
          <table:table-cell table:formula="of:=[.A54]+(1/0.0001455325)*[.B54]+[.C54]" office:value-type="float" office:value="0.000118941648611672" calcext:value-type="float">
            <text:p>0.0001189416</text:p>
          </table:table-cell>
          <table:table-cell/>
        </table:table-row>
        <table:table-row table:style-name="ro1">
          <table:table-cell office:value-type="float" office:value="0.000990207725689491" calcext:value-type="float">
            <text:p>0.0009902077</text:p>
          </table:table-cell>
          <table:table-cell office:value-type="float" office:value="0.000000160945950277212" calcext:value-type="float">
            <text:p>1.61E-007</text:p>
          </table:table-cell>
          <table:table-cell office:value-type="float" office:value="0.000429021084995074" calcext:value-type="float">
            <text:p>0.0004290211</text:p>
          </table:table-cell>
          <table:table-cell table:formula="of:=[.A55]+(1/0.0001455325)*[.B55]+[.C55]" office:value-type="float" office:value="0.00252513951981972" calcext:value-type="float">
            <text:p>0.0025251395</text:p>
          </table:table-cell>
          <table:table-cell/>
        </table:table-row>
        <table:table-row table:style-name="ro1">
          <table:table-cell office:value-type="float" office:value="0.000534905661767387" calcext:value-type="float">
            <text:p>0.0005349057</text:p>
          </table:table-cell>
          <table:table-cell office:value-type="float" office:value="0.00000134533978447849" calcext:value-type="float">
            <text:p>1.35E-006</text:p>
          </table:table-cell>
          <table:table-cell office:value-type="float" office:value="0.00023795506766241" calcext:value-type="float">
            <text:p>0.0002379551</text:p>
          </table:table-cell>
          <table:table-cell table:formula="of:=[.A56]+(1/0.0001455325)*[.B56]+[.C56]" office:value-type="float" office:value="0.0100171174039079" calcext:value-type="float">
            <text:p>0.0100171174</text:p>
          </table:table-cell>
          <table:table-cell/>
        </table:table-row>
        <table:table-row table:style-name="ro1">
          <table:table-cell office:value-type="float" office:value="0.00267894801621416" calcext:value-type="float">
            <text:p>0.002678948</text:p>
          </table:table-cell>
          <table:table-cell office:value-type="float" office:value="0.00000152338255061459" calcext:value-type="float">
            <text:p>1.52E-006</text:p>
          </table:table-cell>
          <table:table-cell office:value-type="float" office:value="0.00126466793672127" calcext:value-type="float">
            <text:p>0.0012646679</text:p>
          </table:table-cell>
          <table:table-cell table:formula="of:=[.A57]+(1/0.0001455325)*[.B57]+[.C57]" office:value-type="float" office:value="0.0144112609849014" calcext:value-type="float">
            <text:p>0.014411261</text:p>
          </table:table-cell>
          <table:table-cell/>
        </table:table-row>
        <table:table-row table:style-name="ro1">
          <table:table-cell office:value-type="float" office:value="0.0588329659748373" calcext:value-type="float">
            <text:p>0.05883296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42150123727995" calcext:value-type="float">
            <text:p>0.0342150124</text:p>
          </table:table-cell>
          <table:table-cell table:formula="of:=[.A58]+(1/0.0001455325)*[.B58]+[.C58]" office:value-type="float" office:value="0.0930479783476368" calcext:value-type="float">
            <text:p>0.0930479783</text:p>
          </table:table-cell>
          <table:table-cell/>
        </table:table-row>
        <table:table-row table:style-name="ro1">
          <table:table-cell office:value-type="float" office:value="0.000745022780379089" calcext:value-type="float">
            <text:p>0.0007450228</text:p>
          </table:table-cell>
          <table:table-cell office:value-type="float" office:value="0.00000282151513271173" calcext:value-type="float">
            <text:p>2.82E-006</text:p>
          </table:table-cell>
          <table:table-cell office:value-type="float" office:value="0.00030925489617439" calcext:value-type="float">
            <text:p>0.0003092549</text:p>
          </table:table-cell>
          <table:table-cell table:formula="of:=[.A59]+(1/0.0001455325)*[.B59]+[.C59]" office:value-type="float" office:value="0.0204418037117121" calcext:value-type="float">
            <text:p>0.0204418037</text:p>
          </table:table-cell>
          <table:table-cell/>
        </table:table-row>
        <table:table-row table:style-name="ro1">
          <table:table-cell office:value-type="float" office:value="0.017729419858537" calcext:value-type="float">
            <text:p>0.0177294199</text:p>
          </table:table-cell>
          <table:table-cell office:value-type="float" office:value="2.81476834007268E-020" calcext:value-type="float">
            <text:p>2.81E-020</text:p>
          </table:table-cell>
          <table:table-cell office:value-type="float" office:value="0.0125392779249036" calcext:value-type="float">
            <text:p>0.0125392779</text:p>
          </table:table-cell>
          <table:table-cell table:formula="of:=[.A60]+(1/0.0001455325)*[.B60]+[.C60]" office:value-type="float" office:value="0.0302686977834408" calcext:value-type="float">
            <text:p>0.0302686978</text:p>
          </table:table-cell>
          <table:table-cell/>
        </table:table-row>
        <table:table-row table:style-name="ro1">
          <table:table-cell office:value-type="float" office:value="0.000713231729475618" calcext:value-type="float">
            <text:p>0.0007132317</text:p>
          </table:table-cell>
          <table:table-cell office:value-type="float" office:value="0.00000000143677983489329" calcext:value-type="float">
            <text:p>1.44E-009</text:p>
          </table:table-cell>
          <table:table-cell office:value-type="float" office:value="0.000368942935738967" calcext:value-type="float">
            <text:p>0.0003689429</text:p>
          </table:table-cell>
          <table:table-cell table:formula="of:=[.A61]+(1/0.0001455325)*[.B61]+[.C61]" office:value-type="float" office:value="0.00109204723549884" calcext:value-type="float">
            <text:p>0.0010920472</text:p>
          </table:table-cell>
          <table:table-cell/>
        </table:table-row>
        <table:table-row table:style-name="ro1">
          <table:table-cell table:style-name="ce1" office:value-type="float" office:value="0.0000334412006657967" calcext:value-type="float">
            <text:p>3.34E-005</text:p>
          </table:table-cell>
          <table:table-cell office:value-type="float" office:value="4.76525047473472E-016" calcext:value-type="float">
            <text:p>4.77E-016</text:p>
          </table:table-cell>
          <table:table-cell table:style-name="ce1" office:value-type="float" office:value="0.0000179033132147502" calcext:value-type="float">
            <text:p>1.79E-005</text:p>
          </table:table-cell>
          <table:table-cell table:formula="of:=[.A62]+(1/0.0001455325)*[.B62]+[.C62]" office:value-type="float" office:value="0.0000513445171549017" calcext:value-type="float">
            <text:p>5.13445171549017E-005</text:p>
          </table:table-cell>
          <table:table-cell/>
        </table:table-row>
        <table:table-row table:style-name="ro1">
          <table:table-cell office:value-type="float" office:value="0.00166688544751058" calcext:value-type="float">
            <text:p>0.0016668854</text:p>
          </table:table-cell>
          <table:table-cell office:value-type="float" office:value="0.00000394347988548099" calcext:value-type="float">
            <text:p>3.94E-006</text:p>
          </table:table-cell>
          <table:table-cell office:value-type="float" office:value="0.000785002009983696" calcext:value-type="float">
            <text:p>0.000785002</text:p>
          </table:table-cell>
          <table:table-cell table:formula="of:=[.A63]+(1/0.0001455325)*[.B63]+[.C63]" office:value-type="float" office:value="0.0295487894242782" calcext:value-type="float">
            <text:p>0.0295487894</text:p>
          </table:table-cell>
          <table:table-cell/>
        </table:table-row>
        <table:table-row table:style-name="ro1">
          <table:table-cell office:value-type="float" office:value="0.00188429724208158" calcext:value-type="float">
            <text:p>0.0018842972</text:p>
          </table:table-cell>
          <table:table-cell office:value-type="float" office:value="0.00000492038299439528" calcext:value-type="float">
            <text:p>4.92E-006</text:p>
          </table:table-cell>
          <table:table-cell office:value-type="float" office:value="0.0008311102580099" calcext:value-type="float">
            <text:p>0.0008311103</text:p>
          </table:table-cell>
          <table:table-cell table:formula="of:=[.A64]+(1/0.0001455325)*[.B64]+[.C64]" office:value-type="float" office:value="0.0365249208005246" calcext:value-type="float">
            <text:p>0.0365249208</text:p>
          </table:table-cell>
          <table:table-cell/>
        </table:table-row>
        <table:table-row table:style-name="ro1">
          <table:table-cell office:value-type="float" office:value="0.996547478180497" calcext:value-type="float">
            <text:p>0.9965474782</text:p>
          </table:table-cell>
          <table:table-cell office:value-type="float" office:value="6.42792211346983E-038" calcext:value-type="float">
            <text:p>6.43E-038</text:p>
          </table:table-cell>
          <table:table-cell office:value-type="float" office:value="0.982806563780099" calcext:value-type="float">
            <text:p>0.9828065638</text:p>
          </table:table-cell>
          <table:table-cell table:formula="of:=[.A65]+(1/0.0001455325)*[.B65]+[.C65]" office:value-type="float" office:value="1.9793540419606" calcext:value-type="float">
            <text:p>1.979354042</text:p>
          </table:table-cell>
          <table:table-cell/>
        </table:table-row>
        <table:table-row table:style-name="ro1">
          <table:table-cell office:value-type="float" office:value="0.0528115318167253" calcext:value-type="float">
            <text:p>0.05281153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1014891378815" calcext:value-type="float">
            <text:p>0.0310148914</text:p>
          </table:table-cell>
          <table:table-cell table:formula="of:=[.A66]+(1/0.0001455325)*[.B66]+[.C66]" office:value-type="float" office:value="0.0838264231955404" calcext:value-type="float">
            <text:p>0.0838264232</text:p>
          </table:table-cell>
          <table:table-cell/>
        </table:table-row>
        <table:table-row table:style-name="ro1">
          <table:table-cell office:value-type="float" office:value="0.0308168849711149" calcext:value-type="float">
            <text:p>0.030816885</text:p>
          </table:table-cell>
          <table:table-cell office:value-type="float" office:value="2.14102120341065E-020" calcext:value-type="float">
            <text:p>2.14E-020</text:p>
          </table:table-cell>
          <table:table-cell office:value-type="float" office:value="0.021324514848058" calcext:value-type="float">
            <text:p>0.0213245148</text:p>
          </table:table-cell>
          <table:table-cell table:formula="of:=[.A67]+(1/0.0001455325)*[.B67]+[.C67]" office:value-type="float" office:value="0.052141399819173" calcext:value-type="float">
            <text:p>0.0521413998</text:p>
          </table:table-cell>
          <table:table-cell/>
        </table:table-row>
        <table:table-row table:style-name="ro1">
          <table:table-cell office:value-type="float" office:value="0.00796027824702099" calcext:value-type="float">
            <text:p>0.0079602782</text:p>
          </table:table-cell>
          <table:table-cell office:value-type="float" office:value="0.00000704722269989763" calcext:value-type="float">
            <text:p>7.05E-006</text:p>
          </table:table-cell>
          <table:table-cell office:value-type="float" office:value="0.00377152796641077" calcext:value-type="float">
            <text:p>0.003771528</text:p>
          </table:table-cell>
          <table:table-cell table:formula="of:=[.A68]+(1/0.0001455325)*[.B68]+[.C68]" office:value-type="float" office:value="0.0601555101963746" calcext:value-type="float">
            <text:p>0.0601555102</text:p>
          </table:table-cell>
          <table:table-cell/>
        </table:table-row>
        <table:table-row table:style-name="ro1">
          <table:table-cell office:value-type="float" office:value="0.000338319803884009" calcext:value-type="float">
            <text:p>0.0003383198</text:p>
          </table:table-cell>
          <table:table-cell office:value-type="float" office:value="4.03393899410597E-016" calcext:value-type="float">
            <text:p>4.03E-016</text:p>
          </table:table-cell>
          <table:table-cell office:value-type="float" office:value="0.000194718184722459" calcext:value-type="float">
            <text:p>0.0001947182</text:p>
          </table:table-cell>
          <table:table-cell table:formula="of:=[.A69]+(1/0.0001455325)*[.B69]+[.C69]" office:value-type="float" office:value="0.000533037991378316" calcext:value-type="float">
            <text:p>0.000533038</text:p>
          </table:table-cell>
          <table:table-cell/>
        </table:table-row>
        <table:table-row table:style-name="ro1">
          <table:table-cell office:value-type="float" office:value="0.000521206700949356" calcext:value-type="float">
            <text:p>0.0005212067</text:p>
          </table:table-cell>
          <table:table-cell office:value-type="float" office:value="0.0000000948090120629558" calcext:value-type="float">
            <text:p>9.48E-008</text:p>
          </table:table-cell>
          <table:table-cell office:value-type="float" office:value="0.000241322633845603" calcext:value-type="float">
            <text:p>0.0002413226</text:p>
          </table:table-cell>
          <table:table-cell table:formula="of:=[.A70]+(1/0.0001455325)*[.B70]+[.C70]" office:value-type="float" office:value="0.00141399214937559" calcext:value-type="float">
            <text:p>0.0014139921</text:p>
          </table:table-cell>
          <table:table-cell/>
        </table:table-row>
        <table:table-row table:style-name="ro1">
          <table:table-cell office:value-type="float" office:value="0.00246906925785928" calcext:value-type="float">
            <text:p>0.002469069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26644165219819" calcext:value-type="float">
            <text:p>0.0012664417</text:p>
          </table:table-cell>
          <table:table-cell table:formula="of:=[.A71]+(1/0.0001455325)*[.B71]+[.C71]" office:value-type="float" office:value="0.00373551091005747" calcext:value-type="float">
            <text:p>0.0037355109</text:p>
          </table:table-cell>
          <table:table-cell/>
        </table:table-row>
        <table:table-row table:style-name="ro1">
          <table:table-cell office:value-type="float" office:value="0.00245139282943756" calcext:value-type="float">
            <text:p>0.0024513928</text:p>
          </table:table-cell>
          <table:table-cell office:value-type="float" office:value="0.00000270272574180703" calcext:value-type="float">
            <text:p>2.70E-006</text:p>
          </table:table-cell>
          <table:table-cell office:value-type="float" office:value="0.000729650308538962" calcext:value-type="float">
            <text:p>0.0007296503</text:p>
          </table:table-cell>
          <table:table-cell table:formula="of:=[.A72]+(1/0.0001455325)*[.B72]+[.C72]" office:value-type="float" office:value="0.0217523295640809" calcext:value-type="float">
            <text:p>0.0217523296</text:p>
          </table:table-cell>
          <table:table-cell/>
        </table:table-row>
        <table:table-row table:style-name="ro1">
          <table:table-cell table:style-name="ce1" office:value-type="float" office:value="0.0000541155653309372" calcext:value-type="float">
            <text:p>5.41E-0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285410459409224" calcext:value-type="float">
            <text:p>2.85E-005</text:p>
          </table:table-cell>
          <table:table-cell table:formula="of:=[.A73]+(1/0.0001455325)*[.B73]+[.C73]" office:value-type="float" office:value="0.0000826566112718596" calcext:value-type="float">
            <text:p>8.26566112718596E-005</text:p>
          </table:table-cell>
          <table:table-cell/>
        </table:table-row>
        <table:table-row table:style-name="ro1">
          <table:table-cell office:value-type="float" office:value="0.00013741926696346" calcext:value-type="float">
            <text:p>0.0001374193</text:p>
          </table:table-cell>
          <table:table-cell office:value-type="float" office:value="0.0000000036105943661748" calcext:value-type="float">
            <text:p>3.61E-009</text:p>
          </table:table-cell>
          <table:table-cell table:style-name="ce1" office:value-type="float" office:value="0.0000403426345658103" calcext:value-type="float">
            <text:p>4.03E-005</text:p>
          </table:table-cell>
          <table:table-cell table:formula="of:=[.A74]+(1/0.0001455325)*[.B74]+[.C74]" office:value-type="float" office:value="0.00020257144143393" calcext:value-type="float">
            <text:p>0.0002025714</text:p>
          </table:table-cell>
          <table:table-cell/>
        </table:table-row>
        <table:table-row table:style-name="ro1">
          <table:table-cell office:value-type="float" office:value="0.139639784887002" calcext:value-type="float">
            <text:p>0.13963978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863997254530077" calcext:value-type="float">
            <text:p>0.0863997255</text:p>
          </table:table-cell>
          <table:table-cell table:formula="of:=[.A75]+(1/0.0001455325)*[.B75]+[.C75]" office:value-type="float" office:value="0.22603951034001" calcext:value-type="float">
            <text:p>0.2260395103</text:p>
          </table:table-cell>
          <table:table-cell/>
        </table:table-row>
        <table:table-row table:style-name="ro1">
          <table:table-cell table:style-name="ce1" office:value-type="float" office:value="0.0000540629356983538" calcext:value-type="float">
            <text:p>5.41E-0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258295711899993" calcext:value-type="float">
            <text:p>2.58E-005</text:p>
          </table:table-cell>
          <table:table-cell table:formula="of:=[.A76]+(1/0.0001455325)*[.B76]+[.C76]" office:value-type="float" office:value="0.0000798925068883531" calcext:value-type="float">
            <text:p>7.98925068883531E-005</text:p>
          </table:table-cell>
          <table:table-cell/>
        </table:table-row>
        <table:table-row table:style-name="ro1">
          <table:table-cell office:value-type="float" office:value="0.0633729201121279" calcext:value-type="float">
            <text:p>0.06337292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373490119828974" calcext:value-type="float">
            <text:p>0.037349012</text:p>
          </table:table-cell>
          <table:table-cell table:formula="of:=[.A77]+(1/0.0001455325)*[.B77]+[.C77]" office:value-type="float" office:value="0.100721932095025" calcext:value-type="float">
            <text:p>0.1007219321</text:p>
          </table:table-cell>
          <table:table-cell/>
        </table:table-row>
        <table:table-row table:style-name="ro1">
          <table:table-cell office:value-type="float" office:value="0.00238569489020713" calcext:value-type="float">
            <text:p>0.0023856949</text:p>
          </table:table-cell>
          <table:table-cell office:value-type="float" office:value="0.000000980125179376242" calcext:value-type="float">
            <text:p>9.80E-007</text:p>
          </table:table-cell>
          <table:table-cell office:value-type="float" office:value="0.00123805961589069" calcext:value-type="float">
            <text:p>0.0012380596</text:p>
          </table:table-cell>
          <table:table-cell table:formula="of:=[.A78]+(1/0.0001455325)*[.B78]+[.C78]" office:value-type="float" office:value="0.0103585057085869" calcext:value-type="float">
            <text:p>0.0103585057</text:p>
          </table:table-cell>
          <table:table-cell/>
        </table:table-row>
        <table:table-row table:style-name="ro1">
          <table:table-cell office:value-type="float" office:value="0.000836981829884972" calcext:value-type="float">
            <text:p>0.00083698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510141349171858" calcext:value-type="float">
            <text:p>0.0005101413</text:p>
          </table:table-cell>
          <table:table-cell table:formula="of:=[.A79]+(1/0.0001455325)*[.B79]+[.C79]" office:value-type="float" office:value="0.00134712317905683" calcext:value-type="float">
            <text:p>0.0013471232</text:p>
          </table:table-cell>
          <table:table-cell/>
        </table:table-row>
        <table:table-row table:style-name="ro1">
          <table:table-cell office:value-type="float" office:value="0.00118794027293973" calcext:value-type="float">
            <text:p>0.0011879403</text:p>
          </table:table-cell>
          <table:table-cell office:value-type="float" office:value="0.000000893335993286733" calcext:value-type="float">
            <text:p>8.93E-007</text:p>
          </table:table-cell>
          <table:table-cell office:value-type="float" office:value="0.000550875104682416" calcext:value-type="float">
            <text:p>0.0005508751</text:p>
          </table:table-cell>
          <table:table-cell table:formula="of:=[.A80]+(1/0.0001455325)*[.B80]+[.C80]" office:value-type="float" office:value="0.00787721053531361" calcext:value-type="float">
            <text:p>0.0078772105</text:p>
          </table:table-cell>
          <table:table-cell/>
        </table:table-row>
        <table:table-row table:style-name="ro1">
          <table:table-cell office:value-type="float" office:value="0.000329392108966846" calcext:value-type="float">
            <text:p>0.0003293921</text:p>
          </table:table-cell>
          <table:table-cell office:value-type="float" office:value="0.00000000972416943245545" calcext:value-type="float">
            <text:p>9.72E-009</text:p>
          </table:table-cell>
          <table:table-cell office:value-type="float" office:value="0.000150743271959849" calcext:value-type="float">
            <text:p>0.0001507433</text:p>
          </table:table-cell>
          <table:table-cell table:formula="of:=[.A81]+(1/0.0001455325)*[.B81]+[.C81]" office:value-type="float" office:value="0.000546953235580847" calcext:value-type="float">
            <text:p>0.0005469532</text:p>
          </table:table-cell>
          <table:table-cell/>
        </table:table-row>
        <table:table-row table:style-name="ro1">
          <table:table-cell office:value-type="float" office:value="0.00846267477605514" calcext:value-type="float">
            <text:p>0.0084626748</text:p>
          </table:table-cell>
          <table:table-cell office:value-type="float" office:value="2.0272587524246E-023" calcext:value-type="float">
            <text:p>2.03E-023</text:p>
          </table:table-cell>
          <table:table-cell office:value-type="float" office:value="0.00478610288026347" calcext:value-type="float">
            <text:p>0.0047861029</text:p>
          </table:table-cell>
          <table:table-cell table:formula="of:=[.A82]+(1/0.0001455325)*[.B82]+[.C82]" office:value-type="float" office:value="0.0132487776563186" calcext:value-type="float">
            <text:p>0.0132487777</text:p>
          </table:table-cell>
          <table:table-cell/>
        </table:table-row>
        <table:table-row table:style-name="ro1">
          <table:table-cell office:value-type="float" office:value="0.00350625055221123" calcext:value-type="float">
            <text:p>0.0035062506</text:p>
          </table:table-cell>
          <table:table-cell office:value-type="float" office:value="0.000000900878619449619" calcext:value-type="float">
            <text:p>9.01E-007</text:p>
          </table:table-cell>
          <table:table-cell office:value-type="float" office:value="0.00167982519569018" calcext:value-type="float">
            <text:p>0.0016798252</text:p>
          </table:table-cell>
          <table:table-cell table:formula="of:=[.A83]+(1/0.0001455325)*[.B83]+[.C83]" office:value-type="float" office:value="0.0113762986840127" calcext:value-type="float">
            <text:p>0.0113762987</text:p>
          </table:table-cell>
          <table:table-cell/>
        </table:table-row>
        <table:table-row table:style-name="ro1">
          <table:table-cell office:value-type="float" office:value="0.000582353387968833" calcext:value-type="float">
            <text:p>0.0005823534</text:p>
          </table:table-cell>
          <table:table-cell office:value-type="float" office:value="0.00000014756118779808" calcext:value-type="float">
            <text:p>1.48E-007</text:p>
          </table:table-cell>
          <table:table-cell office:value-type="float" office:value="0.000201373499949363" calcext:value-type="float">
            <text:p>0.0002013735</text:p>
          </table:table-cell>
          <table:table-cell table:formula="of:=[.A84]+(1/0.0001455325)*[.B84]+[.C84]" office:value-type="float" office:value="0.00179766664569106" calcext:value-type="float">
            <text:p>0.0017976666</text:p>
          </table:table-cell>
          <table:table-cell/>
        </table:table-row>
        <table:table-row table:style-name="ro1">
          <table:table-cell office:value-type="float" office:value="0.00318043426134529" calcext:value-type="float">
            <text:p>0.0031804343</text:p>
          </table:table-cell>
          <table:table-cell office:value-type="float" office:value="0.00000141528850578558" calcext:value-type="float">
            <text:p>1.42E-006</text:p>
          </table:table-cell>
          <table:table-cell office:value-type="float" office:value="0.00109672092279256" calcext:value-type="float">
            <text:p>0.0010967209</text:p>
          </table:table-cell>
          <table:table-cell table:formula="of:=[.A85]+(1/0.0001455325)*[.B85]+[.C85]" office:value-type="float" office:value="0.014002051724674" calcext:value-type="float">
            <text:p>0.0140020517</text:p>
          </table:table-cell>
          <table:table-cell/>
        </table:table-row>
        <table:table-row table:style-name="ro1">
          <table:table-cell office:value-type="float" office:value="0.00087442527696599" calcext:value-type="float">
            <text:p>0.0008744253</text:p>
          </table:table-cell>
          <table:table-cell office:value-type="float" office:value="0.0000000304418379013662" calcext:value-type="float">
            <text:p>3.04E-008</text:p>
          </table:table-cell>
          <table:table-cell office:value-type="float" office:value="0.000371668136492597" calcext:value-type="float">
            <text:p>0.0003716681</text:p>
          </table:table-cell>
          <table:table-cell table:formula="of:=[.A86]+(1/0.0001455325)*[.B86]+[.C86]" office:value-type="float" office:value="0.00145526894401957" calcext:value-type="float">
            <text:p>0.0014552689</text:p>
          </table:table-cell>
          <table:table-cell/>
        </table:table-row>
        <table:table-row table:style-name="ro1">
          <table:table-cell office:value-type="float" office:value="0.00640153833279144" calcext:value-type="float">
            <text:p>0.0064015383</text:p>
          </table:table-cell>
          <table:table-cell office:value-type="float" office:value="0.00000148661615948828" calcext:value-type="float">
            <text:p>1.49E-006</text:p>
          </table:table-cell>
          <table:table-cell office:value-type="float" office:value="0.00234703522972282" calcext:value-type="float">
            <text:p>0.0023470352</text:p>
          </table:table-cell>
          <table:table-cell table:formula="of:=[.A87]+(1/0.0001455325)*[.B87]+[.C87]" office:value-type="float" office:value="0.0189635850512764" calcext:value-type="float">
            <text:p>0.0189635851</text:p>
          </table:table-cell>
          <table:table-cell/>
        </table:table-row>
        <table:table-row table:style-name="ro1">
          <table:table-cell office:value-type="float" office:value="0.00111982116365268" calcext:value-type="float">
            <text:p>0.0011198212</text:p>
          </table:table-cell>
          <table:table-cell office:value-type="float" office:value="0.000000147131153922655" calcext:value-type="float">
            <text:p>1.47E-007</text:p>
          </table:table-cell>
          <table:table-cell office:value-type="float" office:value="0.000490968923083221" calcext:value-type="float">
            <text:p>0.0004909689</text:p>
          </table:table-cell>
          <table:table-cell table:formula="of:=[.A88]+(1/0.0001455325)*[.B88]+[.C88]" office:value-type="float" office:value="0.00262177494525655" calcext:value-type="float">
            <text:p>0.0026217749</text:p>
          </table:table-cell>
          <table:table-cell/>
        </table:table-row>
        <table:table-row table:style-name="ro1">
          <table:table-cell office:value-type="float" office:value="0.000946701961025267" calcext:value-type="float">
            <text:p>0.000946702</text:p>
          </table:table-cell>
          <table:table-cell office:value-type="float" office:value="5.69196952792771E-015" calcext:value-type="float">
            <text:p>5.69E-015</text:p>
          </table:table-cell>
          <table:table-cell office:value-type="float" office:value="0.000457326497590414" calcext:value-type="float">
            <text:p>0.0004573265</text:p>
          </table:table-cell>
          <table:table-cell table:formula="of:=[.A89]+(1/0.0001455325)*[.B89]+[.C89]" office:value-type="float" office:value="0.00140402849772701" calcext:value-type="float">
            <text:p>0.0014040285</text:p>
          </table:table-cell>
          <table:table-cell/>
        </table:table-row>
        <table:table-row table:style-name="ro1">
          <table:table-cell office:value-type="float" office:value="0.000441124277408897" calcext:value-type="float">
            <text:p>0.0004411243</text:p>
          </table:table-cell>
          <table:table-cell office:value-type="float" office:value="0.00000000129380693491975" calcext:value-type="float">
            <text:p>1.29E-009</text:p>
          </table:table-cell>
          <table:table-cell office:value-type="float" office:value="0.000221994314076164" calcext:value-type="float">
            <text:p>0.0002219943</text:p>
          </table:table-cell>
          <table:table-cell table:formula="of:=[.A90]+(1/0.0001455325)*[.B90]+[.C90]" office:value-type="float" office:value="0.000672008749593523" calcext:value-type="float">
            <text:p>0.0006720087</text:p>
          </table:table-cell>
          <table:table-cell/>
        </table:table-row>
        <table:table-row table:style-name="ro1">
          <table:table-cell office:value-type="float" office:value="0.00450346100974079" calcext:value-type="float">
            <text:p>0.004503461</text:p>
          </table:table-cell>
          <table:table-cell office:value-type="float" office:value="0.000000963414315837714" calcext:value-type="float">
            <text:p>9.63E-007</text:p>
          </table:table-cell>
          <table:table-cell office:value-type="float" office:value="0.00166610676881695" calcext:value-type="float">
            <text:p>0.0016661068</text:p>
          </table:table-cell>
          <table:table-cell table:formula="of:=[.A91]+(1/0.0001455325)*[.B91]+[.C91]" office:value-type="float" office:value="0.0127894933335899" calcext:value-type="float">
            <text:p>0.0127894933</text:p>
          </table:table-cell>
          <table:table-cell/>
        </table:table-row>
        <table:table-row table:style-name="ro1">
          <table:table-cell office:value-type="float" office:value="0.00113358825012002" calcext:value-type="float">
            <text:p>0.0011335883</text:p>
          </table:table-cell>
          <table:table-cell office:value-type="float" office:value="0.00000029744389983052" calcext:value-type="float">
            <text:p>2.97E-007</text:p>
          </table:table-cell>
          <table:table-cell office:value-type="float" office:value="0.00050524138400734" calcext:value-type="float">
            <text:p>0.0005052414</text:p>
          </table:table-cell>
          <table:table-cell table:formula="of:=[.A92]+(1/0.0001455325)*[.B92]+[.C92]" office:value-type="float" office:value="0.0036826610795469" calcext:value-type="float">
            <text:p>0.0036826611</text:p>
          </table:table-cell>
          <table:table-cell/>
        </table:table-row>
        <table:table-row table:style-name="ro1">
          <table:table-cell table:formula="of:=MAX([.A2:.A92])" office:value-type="float" office:value="0.996547478180497" calcext:value-type="float">
            <text:p>0.9965474782</text:p>
          </table:table-cell>
          <table:table-cell table:style-name="Default" table:formula="of:=MAX([.B2:.B92])" office:value-type="float" office:value="0.000145532464557379" calcext:value-type="float">
            <text:p>0.0001455325</text:p>
          </table:table-cell>
          <table:table-cell table:formula="of:=MAX([.C2:.C92])" office:value-type="float" office:value="0.982806563780099" calcext:value-type="float">
            <text:p>0.9828065638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formula="of:=MIN([.A2:.A93])" office:value-type="float" office:value="1.51305059564421E-018" calcext:value-type="float">
            <text:p>1.51305059564421E-018</text:p>
          </table:table-cell>
          <table:table-cell table:style-name="Default" table:formula="of:=MIN([.B2:.B93])" office:value-type="float" office:value="0" calcext:value-type="float">
            <text:p>0</text:p>
          </table:table-cell>
          <table:table-cell table:formula="of:=MIN([.C2:.C93])" office:value-type="float" office:value="6.2318627203866E-019" calcext:value-type="float">
            <text:p>6.2318627203866E-019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formula="of:=[.A93]-[.A94]" office:value-type="float" office:value="0.996547478180497" calcext:value-type="float">
            <text:p>0.9965474782</text:p>
          </table:table-cell>
          <table:table-cell table:style-name="Default" table:formula="of:=[.B93]-[.B94]" office:value-type="float" office:value="0.000145532464557379" calcext:value-type="float">
            <text:p>0.0001455325</text:p>
          </table:table-cell>
          <table:table-cell table:formula="of:=[.C93]-[.C94]" office:value-type="float" office:value="0.982806563780099" calcext:value-type="float">
            <text:p>0.9828065638</text:p>
          </table:table-cell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table:formula="of:=AVERAGE([.A1:.A92])" office:value-type="float" office:value="0.0355546743260256" calcext:value-type="float">
            <text:p>0.0355546743</text:p>
          </table:table-cell>
          <table:table-cell table:style-name="Default" table:formula="of:=AVERAGE([.B1:.B92])" office:value-type="float" office:value="0.00000430897092196419" calcext:value-type="float">
            <text:p>0.000004309</text:p>
          </table:table-cell>
          <table:table-cell table:formula="of:=AVERAGE([.C1:.C92])" office:value-type="float" office:value="0.0303077227011541" calcext:value-type="float">
            <text:p>0.0303077227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formula="of:=STDEVPA([.A2:.A92])" office:value-type="float" office:value="0.156993737338373" calcext:value-type="float">
            <text:p>0.1569937373</text:p>
          </table:table-cell>
          <table:table-cell table:style-name="Default" table:formula="of:=STDEVPA([.B2:.B92])" office:value-type="float" office:value="0.0000173308029991687" calcext:value-type="float">
            <text:p>1.73308029991687E-005</text:p>
          </table:table-cell>
          <table:table-cell table:formula="of:=STDEVPA([.C2:.C92])" office:value-type="float" office:value="0.14778276295928" calcext:value-type="float">
            <text:p>0.147782763</text:p>
          </table:table-cell>
          <table:table-cell office:value-type="string" calcext:value-type="string">
            <text:p>Standard Dev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1</text:p>
          </table:table-cell>
          <table:table-cell table:style-name="Default"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float" office:value="0.00275680545746193" calcext:value-type="float">
            <text:p>0.0027568055</text:p>
          </table:table-cell>
          <table:table-cell office:value-type="float" office:value="0.000000607873984593526" calcext:value-type="float">
            <text:p>6.08E-007</text:p>
          </table:table-cell>
          <table:table-cell office:value-type="float" office:value="0.000811489287502594" calcext:value-type="float">
            <text:p>0.0008114893</text:p>
          </table:table-cell>
          <table:table-cell/>
        </table:table-row>
        <table:table-row table:style-name="ro1">
          <table:table-cell office:value-type="float" office:value="0.00556150436733255" calcext:value-type="float">
            <text:p>0.0055615044</text:p>
          </table:table-cell>
          <table:table-cell office:value-type="float" office:value="0.0000178523611516758" calcext:value-type="float">
            <text:p>1.79E-005</text:p>
          </table:table-cell>
          <table:table-cell office:value-type="float" office:value="0.0019605257823736" calcext:value-type="float">
            <text:p>0.0019605258</text:p>
          </table:table-cell>
          <table:table-cell/>
        </table:table-row>
        <table:table-row table:style-name="ro1">
          <table:table-cell table:style-name="ce1" office:value-type="float" office:value="0.0000637304965844787" calcext:value-type="float">
            <text:p>6.37E-005</text:p>
          </table:table-cell>
          <table:table-cell office:value-type="float" office:value="0.00000000847723285309491" calcext:value-type="float">
            <text:p>8.48E-009</text:p>
          </table:table-cell>
          <table:table-cell table:style-name="ce1" office:value-type="float" office:value="0.0000298334237352348" calcext:value-type="float">
            <text:p>2.98E-005</text:p>
          </table:table-cell>
          <table:table-cell/>
        </table:table-row>
        <table:table-row table:style-name="ro1">
          <table:table-cell office:value-type="float" office:value="0.000538193231520828" calcext:value-type="float">
            <text:p>0.0005381932</text:p>
          </table:table-cell>
          <table:table-cell office:value-type="float" office:value="0.000000235455585374297" calcext:value-type="float">
            <text:p>2.35E-007</text:p>
          </table:table-cell>
          <table:table-cell office:value-type="float" office:value="0.000202413049801636" calcext:value-type="float">
            <text:p>0.000202413</text:p>
          </table:table-cell>
          <table:table-cell/>
        </table:table-row>
        <table:table-row table:style-name="ro1">
          <table:table-cell office:value-type="float" office:value="0.000427346069413336" calcext:value-type="float">
            <text:p>0.0004273461</text:p>
          </table:table-cell>
          <table:table-cell office:value-type="float" office:value="0.0000016745055110526" calcext:value-type="float">
            <text:p>1.67E-006</text:p>
          </table:table-cell>
          <table:table-cell office:value-type="float" office:value="0.000195783956587065" calcext:value-type="float">
            <text:p>0.000195784</text:p>
          </table:table-cell>
          <table:table-cell/>
        </table:table-row>
        <table:table-row table:style-name="ro1">
          <table:table-cell office:value-type="float" office:value="0.0128913292447221" calcext:value-type="float">
            <text:p>0.0128913292</text:p>
          </table:table-cell>
          <table:table-cell table:style-name="Default" office:value-type="float" office:value="0.000549147752130614" calcext:value-type="float">
            <text:p>0.0005491478</text:p>
          </table:table-cell>
          <table:table-cell office:value-type="float" office:value="0.00306992431744178" calcext:value-type="float">
            <text:p>0.0030699243</text:p>
          </table:table-cell>
          <table:table-cell/>
        </table:table-row>
        <table:table-row table:style-name="ro1">
          <table:table-cell office:value-type="float" office:value="0.00261721004159857" calcext:value-type="float">
            <text:p>0.00261721</text:p>
          </table:table-cell>
          <table:table-cell office:value-type="float" office:value="0.0000187318727896885" calcext:value-type="float">
            <text:p>1.87E-005</text:p>
          </table:table-cell>
          <table:table-cell office:value-type="float" office:value="0.000865693443989026" calcext:value-type="float">
            <text:p>0.0008656934</text:p>
          </table:table-cell>
          <table:table-cell/>
        </table:table-row>
        <table:table-row table:style-name="ro1">
          <table:table-cell office:value-type="float" office:value="0.00337249780258485" calcext:value-type="float">
            <text:p>0.0033724978</text:p>
          </table:table-cell>
          <table:table-cell office:value-type="float" office:value="0.000000608269846867786" calcext:value-type="float">
            <text:p>6.08E-007</text:p>
          </table:table-cell>
          <table:table-cell office:value-type="float" office:value="0.00136851483594504" calcext:value-type="float">
            <text:p>0.0013685148</text:p>
          </table:table-cell>
          <table:table-cell/>
        </table:table-row>
        <table:table-row table:style-name="ro1">
          <table:table-cell office:value-type="float" office:value="0.00269730784050215" calcext:value-type="float">
            <text:p>0.0026973078</text:p>
          </table:table-cell>
          <table:table-cell office:value-type="float" office:value="0.00000816399185785593" calcext:value-type="float">
            <text:p>8.16E-006</text:p>
          </table:table-cell>
          <table:table-cell office:value-type="float" office:value="0.000981057039139944" calcext:value-type="float">
            <text:p>0.000981057</text:p>
          </table:table-cell>
          <table:table-cell/>
        </table:table-row>
        <table:table-row table:style-name="ro1">
          <table:table-cell office:value-type="float" office:value="0.00153202964210806" calcext:value-type="float">
            <text:p>0.0015320296</text:p>
          </table:table-cell>
          <table:table-cell office:value-type="float" office:value="0.00000266728327610281" calcext:value-type="float">
            <text:p>2.67E-006</text:p>
          </table:table-cell>
          <table:table-cell office:value-type="float" office:value="0.00059841633612102" calcext:value-type="float">
            <text:p>0.0005984163</text:p>
          </table:table-cell>
          <table:table-cell/>
        </table:table-row>
        <table:table-row table:style-name="ro1">
          <table:table-cell office:value-type="float" office:value="0.00250661949007524" calcext:value-type="float">
            <text:p>0.0025066195</text:p>
          </table:table-cell>
          <table:table-cell office:value-type="float" office:value="0.00000297619558877183" calcext:value-type="float">
            <text:p>2.98E-006</text:p>
          </table:table-cell>
          <table:table-cell office:value-type="float" office:value="0.00101685522598389" calcext:value-type="float">
            <text:p>0.0010168552</text:p>
          </table:table-cell>
          <table:table-cell/>
        </table:table-row>
        <table:table-row table:style-name="ro1">
          <table:table-cell office:value-type="float" office:value="0.00251290555207287" calcext:value-type="float">
            <text:p>0.0025129056</text:p>
          </table:table-cell>
          <table:table-cell office:value-type="float" office:value="0.00000223088486642032" calcext:value-type="float">
            <text:p>2.23E-006</text:p>
          </table:table-cell>
          <table:table-cell office:value-type="float" office:value="0.00111010877842229" calcext:value-type="float">
            <text:p>0.0011101088</text:p>
          </table:table-cell>
          <table:table-cell/>
        </table:table-row>
        <table:table-row table:style-name="ro1">
          <table:table-cell office:value-type="float" office:value="0.00190127262728749" calcext:value-type="float">
            <text:p>0.0019012726</text:p>
          </table:table-cell>
          <table:table-cell office:value-type="float" office:value="0.00000645868069763195" calcext:value-type="float">
            <text:p>6.46E-006</text:p>
          </table:table-cell>
          <table:table-cell office:value-type="float" office:value="0.00080227355840993" calcext:value-type="float">
            <text:p>0.0008022736</text:p>
          </table:table-cell>
          <table:table-cell/>
        </table:table-row>
        <table:table-row table:style-name="ro1">
          <table:table-cell office:value-type="float" office:value="0.002748858904641" calcext:value-type="float">
            <text:p>0.0027488589</text:p>
          </table:table-cell>
          <table:table-cell office:value-type="float" office:value="0.000000442235243255806" calcext:value-type="float">
            <text:p>4.42E-007</text:p>
          </table:table-cell>
          <table:table-cell office:value-type="float" office:value="0.00109044742828572" calcext:value-type="float">
            <text:p>0.0010904474</text:p>
          </table:table-cell>
          <table:table-cell/>
        </table:table-row>
        <table:table-row table:style-name="ro1">
          <table:table-cell office:value-type="float" office:value="0.010683478092023" calcext:value-type="float">
            <text:p>0.0106834781</text:p>
          </table:table-cell>
          <table:table-cell table:style-name="Default" office:value-type="float" office:value="0.000111602185236349" calcext:value-type="float">
            <text:p>0.0001116022</text:p>
          </table:table-cell>
          <table:table-cell office:value-type="float" office:value="0.0041650457771567" calcext:value-type="float">
            <text:p>0.0041650458</text:p>
          </table:table-cell>
          <table:table-cell/>
        </table:table-row>
        <table:table-row table:style-name="ro1">
          <table:table-cell office:value-type="float" office:value="0.00477832376995817" calcext:value-type="float">
            <text:p>0.0047783238</text:p>
          </table:table-cell>
          <table:table-cell office:value-type="float" office:value="0.000000912915620559644" calcext:value-type="float">
            <text:p>9.13E-007</text:p>
          </table:table-cell>
          <table:table-cell office:value-type="float" office:value="0.00176154773927092" calcext:value-type="float">
            <text:p>0.0017615477</text:p>
          </table:table-cell>
          <table:table-cell/>
        </table:table-row>
        <table:table-row table:style-name="ro1">
          <table:table-cell office:value-type="float" office:value="0.00788000256661705" calcext:value-type="float">
            <text:p>0.0078800026</text:p>
          </table:table-cell>
          <table:table-cell office:value-type="float" office:value="0.0000849962936464404" calcext:value-type="float">
            <text:p>8.50E-005</text:p>
          </table:table-cell>
          <table:table-cell office:value-type="float" office:value="0.00239111842926256" calcext:value-type="float">
            <text:p>0.0023911184</text:p>
          </table:table-cell>
          <table:table-cell/>
        </table:table-row>
        <table:table-row table:style-name="ro1">
          <table:table-cell office:value-type="float" office:value="0.00148154268164266" calcext:value-type="float">
            <text:p>0.0014815427</text:p>
          </table:table-cell>
          <table:table-cell office:value-type="float" office:value="0.0000153535536398721" calcext:value-type="float">
            <text:p>1.54E-005</text:p>
          </table:table-cell>
          <table:table-cell office:value-type="float" office:value="0.000495161827360418" calcext:value-type="float">
            <text:p>0.0004951618</text:p>
          </table:table-cell>
          <table:table-cell/>
        </table:table-row>
        <table:table-row table:style-name="ro1">
          <table:table-cell office:value-type="float" office:value="0.00753014734549389" calcext:value-type="float">
            <text:p>0.0075301473</text:p>
          </table:table-cell>
          <table:table-cell table:style-name="Default" office:value-type="float" office:value="0.000186678815558608" calcext:value-type="float">
            <text:p>0.0001866788</text:p>
          </table:table-cell>
          <table:table-cell office:value-type="float" office:value="0.00183929705230373" calcext:value-type="float">
            <text:p>0.0018392971</text:p>
          </table:table-cell>
          <table:table-cell/>
        </table:table-row>
        <table:table-row table:style-name="ro1">
          <table:table-cell office:value-type="float" office:value="0.0107153340929713" calcext:value-type="float">
            <text:p>0.0107153341</text:p>
          </table:table-cell>
          <table:table-cell table:style-name="Default" office:value-type="float" office:value="0.000523431258869154" calcext:value-type="float">
            <text:p>0.0005234313</text:p>
          </table:table-cell>
          <table:table-cell office:value-type="float" office:value="0.00299229246091753" calcext:value-type="float">
            <text:p>0.0029922925</text:p>
          </table:table-cell>
          <table:table-cell/>
        </table:table-row>
        <table:table-row table:style-name="ro1">
          <table:table-cell office:value-type="float" office:value="0.00492695199447466" calcext:value-type="float">
            <text:p>0.004926952</text:p>
          </table:table-cell>
          <table:table-cell table:style-name="Default" office:value-type="float" office:value="0.000105109200550786" calcext:value-type="float">
            <text:p>0.0001051092</text:p>
          </table:table-cell>
          <table:table-cell office:value-type="float" office:value="0.00155308718679154" calcext:value-type="float">
            <text:p>0.0015530872</text:p>
          </table:table-cell>
          <table:table-cell/>
        </table:table-row>
        <table:table-row table:style-name="ro1">
          <table:table-cell office:value-type="float" office:value="0.00582985469914448" calcext:value-type="float">
            <text:p>0.0058298547</text:p>
          </table:table-cell>
          <table:table-cell office:value-type="float" office:value="0.0000184353709332702" calcext:value-type="float">
            <text:p>1.84E-005</text:p>
          </table:table-cell>
          <table:table-cell office:value-type="float" office:value="0.00187118115951316" calcext:value-type="float">
            <text:p>0.0018711812</text:p>
          </table:table-cell>
          <table:table-cell/>
        </table:table-row>
        <table:table-row table:style-name="ro1">
          <table:table-cell office:value-type="float" office:value="0.0141332738139013" calcext:value-type="float">
            <text:p>0.01413327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829262881230454" calcext:value-type="float">
            <text:p>0.0082926288</text:p>
          </table:table-cell>
          <table:table-cell/>
        </table:table-row>
        <table:table-row table:style-name="ro1">
          <table:table-cell office:value-type="float" office:value="0.000878992194882822" calcext:value-type="float">
            <text:p>0.0008789922</text:p>
          </table:table-cell>
          <table:table-cell office:value-type="float" office:value="0.000000141877218349972" calcext:value-type="float">
            <text:p>1.42E-007</text:p>
          </table:table-cell>
          <table:table-cell office:value-type="float" office:value="0.000396721180770307" calcext:value-type="float">
            <text:p>0.0003967212</text:p>
          </table:table-cell>
          <table:table-cell/>
        </table:table-row>
        <table:table-row table:style-name="ro1">
          <table:table-cell table:style-name="ce1" office:value-type="float" office:value="5.49725394170352E-016" calcext:value-type="float">
            <text:p>5.50E-016</text:p>
          </table:table-cell>
          <table:table-cell office:value-type="float" office:value="0.0000000000000608243155965913" calcext:value-type="float">
            <text:p>6.08E-014</text:p>
          </table:table-cell>
          <table:table-cell table:style-name="ce1" office:value-type="float" office:value="1.33344432872272E-016" calcext:value-type="float">
            <text:p>1.33E-016</text:p>
          </table:table-cell>
          <table:table-cell/>
        </table:table-row>
        <table:table-row table:style-name="ro1">
          <table:table-cell table:style-name="ce1" office:value-type="float" office:value="4.69119137563966E-016" calcext:value-type="float">
            <text:p>4.69E-016</text:p>
          </table:table-cell>
          <table:table-cell office:value-type="float" office:value="0.000000000000879768947357615" calcext:value-type="float">
            <text:p>8.80E-013</text:p>
          </table:table-cell>
          <table:table-cell table:style-name="ce1" office:value-type="float" office:value="1.17196228930895E-016" calcext:value-type="float">
            <text:p>1.17E-016</text:p>
          </table:table-cell>
          <table:table-cell/>
        </table:table-row>
        <table:table-row table:style-name="ro1">
          <table:table-cell office:value-type="float" office:value="0.000112710689220781" calcext:value-type="float">
            <text:p>0.0001127107</text:p>
          </table:table-cell>
          <table:table-cell office:value-type="float" office:value="0.0000000841824169320623" calcext:value-type="float">
            <text:p>8.42E-008</text:p>
          </table:table-cell>
          <table:table-cell table:style-name="ce1" office:value-type="float" office:value="0.0000282763549725786" calcext:value-type="float">
            <text:p>2.83E-005</text:p>
          </table:table-cell>
          <table:table-cell/>
        </table:table-row>
        <table:table-row table:style-name="ro1">
          <table:table-cell office:value-type="float" office:value="0.000863642675616843" calcext:value-type="float">
            <text:p>0.0008636427</text:p>
          </table:table-cell>
          <table:table-cell office:value-type="float" office:value="0.00000109458820897056" calcext:value-type="float">
            <text:p>1.09E-006</text:p>
          </table:table-cell>
          <table:table-cell office:value-type="float" office:value="0.000216082665121982" calcext:value-type="float">
            <text:p>0.0002160827</text:p>
          </table:table-cell>
          <table:table-cell/>
        </table:table-row>
        <table:table-row table:style-name="ro1">
          <table:table-cell office:value-type="float" office:value="0.00205144249310609" calcext:value-type="float">
            <text:p>0.0020514425</text:p>
          </table:table-cell>
          <table:table-cell office:value-type="float" office:value="0.00000412665054615847" calcext:value-type="float">
            <text:p>4.13E-006</text:p>
          </table:table-cell>
          <table:table-cell office:value-type="float" office:value="0.000471808223782135" calcext:value-type="float">
            <text:p>0.0004718082</text:p>
          </table:table-cell>
          <table:table-cell/>
        </table:table-row>
        <table:table-row table:style-name="ro1">
          <table:table-cell office:value-type="float" office:value="0.00427266803021217" calcext:value-type="float">
            <text:p>0.004272668</text:p>
          </table:table-cell>
          <table:table-cell office:value-type="float" office:value="0.0000208499484667571" calcext:value-type="float">
            <text:p>2.08E-005</text:p>
          </table:table-cell>
          <table:table-cell office:value-type="float" office:value="0.00103649707116006" calcext:value-type="float">
            <text:p>0.0010364971</text:p>
          </table:table-cell>
          <table:table-cell/>
        </table:table-row>
        <table:table-row table:style-name="ro1">
          <table:table-cell table:style-name="ce1" office:value-type="float" office:value="2.5752418782502E-016" calcext:value-type="float">
            <text:p>2.58E-016</text:p>
          </table:table-cell>
          <table:table-cell office:value-type="float" office:value="0.000000000000340749971152904" calcext:value-type="float">
            <text:p>3.41E-013</text:p>
          </table:table-cell>
          <table:table-cell table:style-name="ce1" office:value-type="float" office:value="5.91686108010094E-017" calcext:value-type="float">
            <text:p>5.92E-017</text:p>
          </table:table-cell>
          <table:table-cell/>
        </table:table-row>
        <table:table-row table:style-name="ro1">
          <table:table-cell office:value-type="float" office:value="0.00190815130306272" calcext:value-type="float">
            <text:p>0.0019081513</text:p>
          </table:table-cell>
          <table:table-cell office:value-type="float" office:value="0.00000886161263350116" calcext:value-type="float">
            <text:p>8.86E-006</text:p>
          </table:table-cell>
          <table:table-cell office:value-type="float" office:value="0.000490982681544218" calcext:value-type="float">
            <text:p>0.0004909827</text:p>
          </table:table-cell>
          <table:table-cell/>
        </table:table-row>
        <table:table-row table:style-name="ro1">
          <table:table-cell office:value-type="float" office:value="0.0059117355744372" calcext:value-type="float">
            <text:p>0.0059117356</text:p>
          </table:table-cell>
          <table:table-cell office:value-type="float" office:value="0.0000166799630636156" calcext:value-type="float">
            <text:p>1.67E-005</text:p>
          </table:table-cell>
          <table:table-cell office:value-type="float" office:value="0.00137333066049666" calcext:value-type="float">
            <text:p>0.0013733307</text:p>
          </table:table-cell>
          <table:table-cell/>
        </table:table-row>
        <table:table-row table:style-name="ro1">
          <table:table-cell office:value-type="float" office:value="0.00276649889287437" calcext:value-type="float">
            <text:p>0.0027664989</text:p>
          </table:table-cell>
          <table:table-cell office:value-type="float" office:value="0.0000031861525710211" calcext:value-type="float">
            <text:p>3.19E-006</text:p>
          </table:table-cell>
          <table:table-cell office:value-type="float" office:value="0.00065197220793461" calcext:value-type="float">
            <text:p>0.0006519722</text:p>
          </table:table-cell>
          <table:table-cell/>
        </table:table-row>
        <table:table-row table:style-name="ro1">
          <table:table-cell office:value-type="float" office:value="0.00244210922470688" calcext:value-type="float">
            <text:p>0.0024421092</text:p>
          </table:table-cell>
          <table:table-cell office:value-type="float" office:value="0.00000474952421488503" calcext:value-type="float">
            <text:p>4.75E-006</text:p>
          </table:table-cell>
          <table:table-cell office:value-type="float" office:value="0.000534611178169606" calcext:value-type="float">
            <text:p>0.0005346112</text:p>
          </table:table-cell>
          <table:table-cell/>
        </table:table-row>
        <table:table-row table:style-name="ro1">
          <table:table-cell office:value-type="float" office:value="0.00262670677968593" calcext:value-type="float">
            <text:p>0.0026267068</text:p>
          </table:table-cell>
          <table:table-cell office:value-type="float" office:value="0.00000356957948000321" calcext:value-type="float">
            <text:p>3.57E-006</text:p>
          </table:table-cell>
          <table:table-cell office:value-type="float" office:value="0.000619922391179635" calcext:value-type="float">
            <text:p>0.0006199224</text:p>
          </table:table-cell>
          <table:table-cell/>
        </table:table-row>
        <table:table-row table:style-name="ro1">
          <table:table-cell office:value-type="float" office:value="0.00938879130772249" calcext:value-type="float">
            <text:p>0.0093887913</text:p>
          </table:table-cell>
          <table:table-cell office:value-type="float" office:value="0.000088687666501669" calcext:value-type="float">
            <text:p>8.87E-005</text:p>
          </table:table-cell>
          <table:table-cell office:value-type="float" office:value="0.00208760389308434" calcext:value-type="float">
            <text:p>0.0020876039</text:p>
          </table:table-cell>
          <table:table-cell/>
        </table:table-row>
        <table:table-row table:style-name="ro1">
          <table:table-cell office:value-type="float" office:value="0.00736633826243583" calcext:value-type="float">
            <text:p>0.0073663383</text:p>
          </table:table-cell>
          <table:table-cell office:value-type="float" office:value="0.0000114528512359729" calcext:value-type="float">
            <text:p>1.15E-005</text:p>
          </table:table-cell>
          <table:table-cell office:value-type="float" office:value="0.00174582435946752" calcext:value-type="float">
            <text:p>0.0017458244</text:p>
          </table:table-cell>
          <table:table-cell/>
        </table:table-row>
        <table:table-row table:style-name="ro1">
          <table:table-cell office:value-type="float" office:value="0.000467817500779512" calcext:value-type="float">
            <text:p>0.0004678175</text:p>
          </table:table-cell>
          <table:table-cell office:value-type="float" office:value="0.000000135122807189489" calcext:value-type="float">
            <text:p>1.35E-007</text:p>
          </table:table-cell>
          <table:table-cell office:value-type="float" office:value="0.000104845120322016" calcext:value-type="float">
            <text:p>0.0001048451</text:p>
          </table:table-cell>
          <table:table-cell/>
        </table:table-row>
        <table:table-row table:style-name="ro1">
          <table:table-cell office:value-type="float" office:value="0.00421191314274698" calcext:value-type="float">
            <text:p>0.0042119131</text:p>
          </table:table-cell>
          <table:table-cell office:value-type="float" office:value="0.00000709870786859097" calcext:value-type="float">
            <text:p>7.10E-006</text:p>
          </table:table-cell>
          <table:table-cell office:value-type="float" office:value="0.000943975058917235" calcext:value-type="float">
            <text:p>0.0009439751</text:p>
          </table:table-cell>
          <table:table-cell/>
        </table:table-row>
        <table:table-row table:style-name="ro1">
          <table:table-cell office:value-type="float" office:value="0.00123737212922632" calcext:value-type="float">
            <text:p>0.0012373721</text:p>
          </table:table-cell>
          <table:table-cell office:value-type="float" office:value="0.00000205807011512781" calcext:value-type="float">
            <text:p>2.06E-006</text:p>
          </table:table-cell>
          <table:table-cell office:value-type="float" office:value="0.000291971815977741" calcext:value-type="float">
            <text:p>0.0002919718</text:p>
          </table:table-cell>
          <table:table-cell/>
        </table:table-row>
        <table:table-row table:style-name="ro1">
          <table:table-cell office:value-type="float" office:value="0.00298523487086292" calcext:value-type="float">
            <text:p>0.0029852349</text:p>
          </table:table-cell>
          <table:table-cell office:value-type="float" office:value="0.0000053400165439436" calcext:value-type="float">
            <text:p>5.34E-006</text:p>
          </table:table-cell>
          <table:table-cell office:value-type="float" office:value="0.000704279319512087" calcext:value-type="float">
            <text:p>0.0007042793</text:p>
          </table:table-cell>
          <table:table-cell/>
        </table:table-row>
        <table:table-row table:style-name="ro1">
          <table:table-cell office:value-type="float" office:value="0.00158110388668333" calcext:value-type="float">
            <text:p>0.0015811039</text:p>
          </table:table-cell>
          <table:table-cell office:value-type="float" office:value="0.00000266884421176364" calcext:value-type="float">
            <text:p>2.67E-006</text:p>
          </table:table-cell>
          <table:table-cell office:value-type="float" office:value="0.000371876522532727" calcext:value-type="float">
            <text:p>0.0003718765</text:p>
          </table:table-cell>
          <table:table-cell/>
        </table:table-row>
        <table:table-row table:style-name="ro1">
          <table:table-cell office:value-type="float" office:value="0.00711868204319511" calcext:value-type="float">
            <text:p>0.007118682</text:p>
          </table:table-cell>
          <table:table-cell office:value-type="float" office:value="0.00003682272611654" calcext:value-type="float">
            <text:p>3.68E-005</text:p>
          </table:table-cell>
          <table:table-cell office:value-type="float" office:value="0.00143433749275895" calcext:value-type="float">
            <text:p>0.0014343375</text:p>
          </table:table-cell>
          <table:table-cell/>
        </table:table-row>
        <table:table-row table:style-name="ro1">
          <table:table-cell office:value-type="float" office:value="0.00202238919785584" calcext:value-type="float">
            <text:p>0.0020223892</text:p>
          </table:table-cell>
          <table:table-cell office:value-type="float" office:value="0.00000296078567059271" calcext:value-type="float">
            <text:p>2.96E-006</text:p>
          </table:table-cell>
          <table:table-cell office:value-type="float" office:value="0.000477442757046361" calcext:value-type="float">
            <text:p>0.0004774428</text:p>
          </table:table-cell>
          <table:table-cell/>
        </table:table-row>
        <table:table-row table:style-name="ro1">
          <table:table-cell office:value-type="float" office:value="0.00551455489200227" calcext:value-type="float">
            <text:p>0.0055145549</text:p>
          </table:table-cell>
          <table:table-cell office:value-type="float" office:value="0.00000804566713757471" calcext:value-type="float">
            <text:p>8.05E-006</text:p>
          </table:table-cell>
          <table:table-cell office:value-type="float" office:value="0.00195860604160348" calcext:value-type="float">
            <text:p>0.001958606</text:p>
          </table:table-cell>
          <table:table-cell/>
        </table:table-row>
        <table:table-row table:style-name="ro1">
          <table:table-cell office:value-type="float" office:value="0.00365047418404166" calcext:value-type="float">
            <text:p>0.0036504742</text:p>
          </table:table-cell>
          <table:table-cell office:value-type="float" office:value="0.0000180720019703504" calcext:value-type="float">
            <text:p>1.81E-005</text:p>
          </table:table-cell>
          <table:table-cell office:value-type="float" office:value="0.00121472511351816" calcext:value-type="float">
            <text:p>0.0012147251</text:p>
          </table:table-cell>
          <table:table-cell/>
        </table:table-row>
        <table:table-row table:style-name="ro1">
          <table:table-cell office:value-type="float" office:value="0.00494064562027949" calcext:value-type="float">
            <text:p>0.0049406456</text:p>
          </table:table-cell>
          <table:table-cell office:value-type="float" office:value="0.00000251019445894359" calcext:value-type="float">
            <text:p>2.51E-006</text:p>
          </table:table-cell>
          <table:table-cell office:value-type="float" office:value="0.00189581313695565" calcext:value-type="float">
            <text:p>0.0018958131</text:p>
          </table:table-cell>
          <table:table-cell/>
        </table:table-row>
        <table:table-row table:style-name="ro1">
          <table:table-cell office:value-type="float" office:value="0.00414841988415629" calcext:value-type="float">
            <text:p>0.0041484199</text:p>
          </table:table-cell>
          <table:table-cell office:value-type="float" office:value="0.0000160473502274246" calcext:value-type="float">
            <text:p>1.60E-005</text:p>
          </table:table-cell>
          <table:table-cell office:value-type="float" office:value="0.00150787722433035" calcext:value-type="float">
            <text:p>0.0015078772</text:p>
          </table:table-cell>
          <table:table-cell/>
        </table:table-row>
        <table:table-row table:style-name="ro1">
          <table:table-cell office:value-type="float" office:value="0.00613350904218604" calcext:value-type="float">
            <text:p>0.006133509</text:p>
          </table:table-cell>
          <table:table-cell office:value-type="float" office:value="0.0000811301686794675" calcext:value-type="float">
            <text:p>8.11E-005</text:p>
          </table:table-cell>
          <table:table-cell office:value-type="float" office:value="0.00177331013863605" calcext:value-type="float">
            <text:p>0.0017733101</text:p>
          </table:table-cell>
          <table:table-cell/>
        </table:table-row>
        <table:table-row table:style-name="ro1">
          <table:table-cell office:value-type="float" office:value="0.0166211118490474" calcext:value-type="float">
            <text:p>0.0166211118</text:p>
          </table:table-cell>
          <table:table-cell office:value-type="float" office:value="0.0000967080795473165" calcext:value-type="float">
            <text:p>9.67E-005</text:p>
          </table:table-cell>
          <table:table-cell office:value-type="float" office:value="0.00401929565470027" calcext:value-type="float">
            <text:p>0.0040192957</text:p>
          </table:table-cell>
          <table:table-cell/>
        </table:table-row>
        <table:table-row table:style-name="ro1">
          <table:table-cell office:value-type="float" office:value="0.0147290865436192" calcext:value-type="float">
            <text:p>0.0147290865</text:p>
          </table:table-cell>
          <table:table-cell table:style-name="Default" office:value-type="float" office:value="0.000688427121611847" calcext:value-type="float">
            <text:p>0.0006884271</text:p>
          </table:table-cell>
          <table:table-cell office:value-type="float" office:value="0.00358390269134499" calcext:value-type="float">
            <text:p>0.0035839027</text:p>
          </table:table-cell>
          <table:table-cell/>
        </table:table-row>
        <table:table-row table:style-name="ro1">
          <table:table-cell office:value-type="float" office:value="0.00316009188794824" calcext:value-type="float">
            <text:p>0.0031600919</text:p>
          </table:table-cell>
          <table:table-cell office:value-type="float" office:value="0.0000519636003396585" calcext:value-type="float">
            <text:p>5.20E-005</text:p>
          </table:table-cell>
          <table:table-cell office:value-type="float" office:value="0.000931870715033571" calcext:value-type="float">
            <text:p>0.0009318707</text:p>
          </table:table-cell>
          <table:table-cell/>
        </table:table-row>
        <table:table-row table:style-name="ro1">
          <table:table-cell office:value-type="float" office:value="0.00621664972384872" calcext:value-type="float">
            <text:p>0.0062166497</text:p>
          </table:table-cell>
          <table:table-cell office:value-type="float" office:value="0.0000352754902255317" calcext:value-type="float">
            <text:p>3.53E-005</text:p>
          </table:table-cell>
          <table:table-cell office:value-type="float" office:value="0.00252697294810134" calcext:value-type="float">
            <text:p>0.0025269729</text:p>
          </table:table-cell>
          <table:table-cell/>
        </table:table-row>
        <table:table-row table:style-name="ro1">
          <table:table-cell office:value-type="float" office:value="0.00424164721664213" calcext:value-type="float">
            <text:p>0.0042416472</text:p>
          </table:table-cell>
          <table:table-cell office:value-type="float" office:value="0.00000612725258350678" calcext:value-type="float">
            <text:p>6.13E-006</text:p>
          </table:table-cell>
          <table:table-cell office:value-type="float" office:value="0.00156463378161706" calcext:value-type="float">
            <text:p>0.0015646338</text:p>
          </table:table-cell>
          <table:table-cell/>
        </table:table-row>
        <table:table-row table:style-name="ro1">
          <table:table-cell office:value-type="float" office:value="0.016750304388634" calcext:value-type="float">
            <text:p>0.0167503044</text:p>
          </table:table-cell>
          <table:table-cell office:value-type="float" office:value="0.0000396826563149026" calcext:value-type="float">
            <text:p>3.97E-005</text:p>
          </table:table-cell>
          <table:table-cell office:value-type="float" office:value="0.00511030536191823" calcext:value-type="float">
            <text:p>0.0051103054</text:p>
          </table:table-cell>
          <table:table-cell/>
        </table:table-row>
        <table:table-row table:style-name="ro1">
          <table:table-cell office:value-type="float" office:value="0.0020962360775693" calcext:value-type="float">
            <text:p>0.0020962361</text:p>
          </table:table-cell>
          <table:table-cell office:value-type="float" office:value="0.0000091164941925521" calcext:value-type="float">
            <text:p>9.12E-006</text:p>
          </table:table-cell>
          <table:table-cell office:value-type="float" office:value="0.000705620340034823" calcext:value-type="float">
            <text:p>0.0007056203</text:p>
          </table:table-cell>
          <table:table-cell/>
        </table:table-row>
        <table:table-row table:style-name="ro1">
          <table:table-cell office:value-type="float" office:value="0.00302955760871287" calcext:value-type="float">
            <text:p>0.0030295576</text:p>
          </table:table-cell>
          <table:table-cell office:value-type="float" office:value="0.000022099450677304" calcext:value-type="float">
            <text:p>2.21E-005</text:p>
          </table:table-cell>
          <table:table-cell office:value-type="float" office:value="0.000864487747036931" calcext:value-type="float">
            <text:p>0.0008644877</text:p>
          </table:table-cell>
          <table:table-cell/>
        </table:table-row>
        <table:table-row table:style-name="ro1">
          <table:table-cell office:value-type="float" office:value="0.0145245706659929" calcext:value-type="float">
            <text:p>0.0145245707</text:p>
          </table:table-cell>
          <table:table-cell table:style-name="Default" office:value-type="float" office:value="0.000590054800973095" calcext:value-type="float">
            <text:p>0.0005900548</text:p>
          </table:table-cell>
          <table:table-cell office:value-type="float" office:value="0.00384632250056168" calcext:value-type="float">
            <text:p>0.0038463225</text:p>
          </table:table-cell>
          <table:table-cell/>
        </table:table-row>
        <table:table-row table:style-name="ro1">
          <table:table-cell office:value-type="float" office:value="0.00604129790564559" calcext:value-type="float">
            <text:p>0.0060412979</text:p>
          </table:table-cell>
          <table:table-cell office:value-type="float" office:value="0.0000146078235290313" calcext:value-type="float">
            <text:p>1.46E-005</text:p>
          </table:table-cell>
          <table:table-cell office:value-type="float" office:value="0.00198597837663298" calcext:value-type="float">
            <text:p>0.0019859784</text:p>
          </table:table-cell>
          <table:table-cell/>
        </table:table-row>
        <table:table-row table:style-name="ro1">
          <table:table-cell office:value-type="float" office:value="0.0167061980442287" calcext:value-type="float">
            <text:p>0.016706198</text:p>
          </table:table-cell>
          <table:table-cell office:value-type="float" office:value="0.0000587463455600469" calcext:value-type="float">
            <text:p>5.87E-005</text:p>
          </table:table-cell>
          <table:table-cell office:value-type="float" office:value="0.00535734802184613" calcext:value-type="float">
            <text:p>0.005357348</text:p>
          </table:table-cell>
          <table:table-cell/>
        </table:table-row>
        <table:table-row table:style-name="ro1">
          <table:table-cell office:value-type="float" office:value="0.00368163704893139" calcext:value-type="float">
            <text:p>0.003681637</text:p>
          </table:table-cell>
          <table:table-cell office:value-type="float" office:value="0.0000174722016172125" calcext:value-type="float">
            <text:p>1.75E-005</text:p>
          </table:table-cell>
          <table:table-cell office:value-type="float" office:value="0.00127731219273787" calcext:value-type="float">
            <text:p>0.0012773122</text:p>
          </table:table-cell>
          <table:table-cell/>
        </table:table-row>
        <table:table-row table:style-name="ro1">
          <table:table-cell office:value-type="float" office:value="0.00235393461361941" calcext:value-type="float">
            <text:p>0.0023539346</text:p>
          </table:table-cell>
          <table:table-cell office:value-type="float" office:value="0.00000262013529467422" calcext:value-type="float">
            <text:p>2.62E-006</text:p>
          </table:table-cell>
          <table:table-cell office:value-type="float" office:value="0.000842757890832578" calcext:value-type="float">
            <text:p>0.0008427579</text:p>
          </table:table-cell>
          <table:table-cell/>
        </table:table-row>
        <table:table-row table:style-name="ro1">
          <table:table-cell office:value-type="float" office:value="0.00687552626145914" calcext:value-type="float">
            <text:p>0.0068755263</text:p>
          </table:table-cell>
          <table:table-cell office:value-type="float" office:value="0.0000164323369602329" calcext:value-type="float">
            <text:p>1.64E-005</text:p>
          </table:table-cell>
          <table:table-cell office:value-type="float" office:value="0.00246958064930776" calcext:value-type="float">
            <text:p>0.0024695806</text:p>
          </table:table-cell>
          <table:table-cell/>
        </table:table-row>
        <table:table-row table:style-name="ro1">
          <table:table-cell office:value-type="float" office:value="0.0103021804539108" calcext:value-type="float">
            <text:p>0.0103021805</text:p>
          </table:table-cell>
          <table:table-cell office:value-type="float" office:value="0.0000115804805112243" calcext:value-type="float">
            <text:p>1.16E-005</text:p>
          </table:table-cell>
          <table:table-cell office:value-type="float" office:value="0.0032899595567067" calcext:value-type="float">
            <text:p>0.0032899596</text:p>
          </table:table-cell>
          <table:table-cell/>
        </table:table-row>
        <table:table-row table:style-name="ro1">
          <table:table-cell office:value-type="float" office:value="0.00032329008655505" calcext:value-type="float">
            <text:p>0.0003232901</text:p>
          </table:table-cell>
          <table:table-cell office:value-type="float" office:value="0.0000000220853116442202" calcext:value-type="float">
            <text:p>2.21E-008</text:p>
          </table:table-cell>
          <table:table-cell office:value-type="float" office:value="0.000143986724549753" calcext:value-type="float">
            <text:p>0.0001439867</text:p>
          </table:table-cell>
          <table:table-cell/>
        </table:table-row>
        <table:table-row table:style-name="ro1">
          <table:table-cell office:value-type="float" office:value="0.00188670890784542" calcext:value-type="float">
            <text:p>0.0018867089</text:p>
          </table:table-cell>
          <table:table-cell office:value-type="float" office:value="0.00000253359585508661" calcext:value-type="float">
            <text:p>2.53E-006</text:p>
          </table:table-cell>
          <table:table-cell office:value-type="float" office:value="0.000767752383414182" calcext:value-type="float">
            <text:p>0.0007677524</text:p>
          </table:table-cell>
          <table:table-cell/>
        </table:table-row>
        <table:table-row table:style-name="ro1">
          <table:table-cell office:value-type="float" office:value="0.0111150223046616" calcext:value-type="float">
            <text:p>0.0111150223</text:p>
          </table:table-cell>
          <table:table-cell office:value-type="float" office:value="0.0000971205177524153" calcext:value-type="float">
            <text:p>9.71E-005</text:p>
          </table:table-cell>
          <table:table-cell office:value-type="float" office:value="0.0038331382360169" calcext:value-type="float">
            <text:p>0.0038331382</text:p>
          </table:table-cell>
          <table:table-cell/>
        </table:table-row>
        <table:table-row table:style-name="ro1">
          <table:table-cell office:value-type="float" office:value="0.0018418761967167" calcext:value-type="float">
            <text:p>0.0018418762</text:p>
          </table:table-cell>
          <table:table-cell office:value-type="float" office:value="0.00000246456877605731" calcext:value-type="float">
            <text:p>2.46E-006</text:p>
          </table:table-cell>
          <table:table-cell office:value-type="float" office:value="0.000749508580917447" calcext:value-type="float">
            <text:p>0.0007495086</text:p>
          </table:table-cell>
          <table:table-cell/>
        </table:table-row>
        <table:table-row table:style-name="ro1">
          <table:table-cell office:value-type="float" office:value="0.00124145485339947" calcext:value-type="float">
            <text:p>0.0012414549</text:p>
          </table:table-cell>
          <table:table-cell office:value-type="float" office:value="0.0000427999798418515" calcext:value-type="float">
            <text:p>4.28E-005</text:p>
          </table:table-cell>
          <table:table-cell office:value-type="float" office:value="0.000462002215622913" calcext:value-type="float">
            <text:p>0.0004620022</text:p>
          </table:table-cell>
          <table:table-cell/>
        </table:table-row>
        <table:table-row table:style-name="ro1">
          <table:table-cell office:value-type="float" office:value="0.000295408300145098" calcext:value-type="float">
            <text:p>0.0002954083</text:p>
          </table:table-cell>
          <table:table-cell office:value-type="float" office:value="0.0000000172181629670365" calcext:value-type="float">
            <text:p>1.72E-008</text:p>
          </table:table-cell>
          <table:table-cell office:value-type="float" office:value="0.000121817929791943" calcext:value-type="float">
            <text:p>0.0001218179</text:p>
          </table:table-cell>
          <table:table-cell/>
        </table:table-row>
        <table:table-row table:style-name="ro1">
          <table:table-cell office:value-type="float" office:value="0.00577792023790548" calcext:value-type="float">
            <text:p>0.0057779202</text:p>
          </table:table-cell>
          <table:table-cell table:style-name="Default" office:value-type="float" office:value="0.000476992887527757" calcext:value-type="float">
            <text:p>0.0004769929</text:p>
          </table:table-cell>
          <table:table-cell office:value-type="float" office:value="0.00180358956889143" calcext:value-type="float">
            <text:p>0.0018035896</text:p>
          </table:table-cell>
          <table:table-cell/>
        </table:table-row>
        <table:table-row table:style-name="ro1">
          <table:table-cell office:value-type="float" office:value="0.0172876602184169" calcext:value-type="float">
            <text:p>0.0172876602</text:p>
          </table:table-cell>
          <table:table-cell office:value-type="float" office:value="0.0000394673575338838" calcext:value-type="float">
            <text:p>3.95E-005</text:p>
          </table:table-cell>
          <table:table-cell office:value-type="float" office:value="0.00522581895274846" calcext:value-type="float">
            <text:p>0.005225819</text:p>
          </table:table-cell>
          <table:table-cell/>
        </table:table-row>
        <table:table-row table:style-name="ro1">
          <table:table-cell office:value-type="float" office:value="0.00817222303121428" calcext:value-type="float">
            <text:p>0.008172223</text:p>
          </table:table-cell>
          <table:table-cell office:value-type="float" office:value="0.0000136189486453288" calcext:value-type="float">
            <text:p>1.36E-005</text:p>
          </table:table-cell>
          <table:table-cell office:value-type="float" office:value="0.00227931815428522" calcext:value-type="float">
            <text:p>0.0022793182</text:p>
          </table:table-cell>
          <table:table-cell/>
        </table:table-row>
        <table:table-row table:style-name="ro1">
          <table:table-cell office:value-type="float" office:value="0.0180833602960548" calcext:value-type="float">
            <text:p>0.0180833603</text:p>
          </table:table-cell>
          <table:table-cell office:value-type="float" office:value="0.0000449897463593064" calcext:value-type="float">
            <text:p>4.50E-005</text:p>
          </table:table-cell>
          <table:table-cell office:value-type="float" office:value="0.00525031439947577" calcext:value-type="float">
            <text:p>0.0052503144</text:p>
          </table:table-cell>
          <table:table-cell/>
        </table:table-row>
        <table:table-row table:style-name="ro1">
          <table:table-cell office:value-type="float" office:value="0.00709743003052391" calcext:value-type="float">
            <text:p>0.00709743</text:p>
          </table:table-cell>
          <table:table-cell office:value-type="float" office:value="0.00000466550904094837" calcext:value-type="float">
            <text:p>4.67E-006</text:p>
          </table:table-cell>
          <table:table-cell office:value-type="float" office:value="0.00273675373366122" calcext:value-type="float">
            <text:p>0.0027367537</text:p>
          </table:table-cell>
          <table:table-cell/>
        </table:table-row>
        <table:table-row table:style-name="ro1">
          <table:table-cell office:value-type="float" office:value="0.00169800299262442" calcext:value-type="float">
            <text:p>0.001698003</text:p>
          </table:table-cell>
          <table:table-cell office:value-type="float" office:value="7.90825441981668E-023" calcext:value-type="float">
            <text:p>7.91E-023</text:p>
          </table:table-cell>
          <table:table-cell office:value-type="float" office:value="0.00102864079854604" calcext:value-type="float">
            <text:p>0.0010286408</text:p>
          </table:table-cell>
          <table:table-cell/>
        </table:table-row>
        <table:table-row table:style-name="ro1">
          <table:table-cell office:value-type="float" office:value="0.00148550839489524" calcext:value-type="float">
            <text:p>0.00148550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84747673760143" calcext:value-type="float">
            <text:p>0.0008474767</text:p>
          </table:table-cell>
          <table:table-cell/>
        </table:table-row>
        <table:table-row table:style-name="ro1">
          <table:table-cell office:value-type="float" office:value="0.00685448574812826" calcext:value-type="float">
            <text:p>0.0068544857</text:p>
          </table:table-cell>
          <table:table-cell office:value-type="float" office:value="0.0000126967484994661" calcext:value-type="float">
            <text:p>1.27E-005</text:p>
          </table:table-cell>
          <table:table-cell office:value-type="float" office:value="0.0017210157747384" calcext:value-type="float">
            <text:p>0.0017210158</text:p>
          </table:table-cell>
          <table:table-cell/>
        </table:table-row>
        <table:table-row table:style-name="ro1">
          <table:table-cell office:value-type="float" office:value="0.0130701586354858" calcext:value-type="float">
            <text:p>0.0130701586</text:p>
          </table:table-cell>
          <table:table-cell office:value-type="float" office:value="0.0000179882348165551" calcext:value-type="float">
            <text:p>1.80E-005</text:p>
          </table:table-cell>
          <table:table-cell office:value-type="float" office:value="0.003394116871286" calcext:value-type="float">
            <text:p>0.0033941169</text:p>
          </table:table-cell>
          <table:table-cell/>
        </table:table-row>
        <table:table-row table:style-name="ro1">
          <table:table-cell office:value-type="float" office:value="0.00682262376994979" calcext:value-type="float">
            <text:p>0.0068226238</text:p>
          </table:table-cell>
          <table:table-cell office:value-type="float" office:value="0.00000479698457333273" calcext:value-type="float">
            <text:p>4.80E-006</text:p>
          </table:table-cell>
          <table:table-cell office:value-type="float" office:value="0.00189730355942948" calcext:value-type="float">
            <text:p>0.0018973036</text:p>
          </table:table-cell>
          <table:table-cell/>
        </table:table-row>
        <table:table-row table:style-name="ro1">
          <table:table-cell table:style-name="ce1" office:value-type="float" office:value="0.0000608445754179294" calcext:value-type="float">
            <text:p>6.08E-005</text:p>
          </table:table-cell>
          <table:table-cell office:value-type="float" office:value="0.000000000700140449319044" calcext:value-type="float">
            <text:p>7.00E-010</text:p>
          </table:table-cell>
          <table:table-cell table:style-name="ce1" office:value-type="float" office:value="0.0000217508099342729" calcext:value-type="float">
            <text:p>2.18E-005</text:p>
          </table:table-cell>
          <table:table-cell/>
        </table:table-row>
        <table:table-row table:style-name="ro1">
          <table:table-cell office:value-type="float" office:value="0.0128727332298243" calcext:value-type="float">
            <text:p>0.0128727332</text:p>
          </table:table-cell>
          <table:table-cell office:value-type="float" office:value="0.000086075301196158" calcext:value-type="float">
            <text:p>8.61E-005</text:p>
          </table:table-cell>
          <table:table-cell office:value-type="float" office:value="0.00466498309189812" calcext:value-type="float">
            <text:p>0.0046649831</text:p>
          </table:table-cell>
          <table:table-cell/>
        </table:table-row>
        <table:table-row table:style-name="ro1">
          <table:table-cell office:value-type="float" office:value="0.0173383768522769" calcext:value-type="float">
            <text:p>0.0173383769</text:p>
          </table:table-cell>
          <table:table-cell office:value-type="float" office:value="0.0000310436402882125" calcext:value-type="float">
            <text:p>3.10E-005</text:p>
          </table:table-cell>
          <table:table-cell office:value-type="float" office:value="0.00503864146357194" calcext:value-type="float">
            <text:p>0.0050386415</text:p>
          </table:table-cell>
          <table:table-cell/>
        </table:table-row>
        <table:table-row table:style-name="ro1">
          <table:table-cell office:value-type="float" office:value="0.00308987742354477" calcext:value-type="float">
            <text:p>0.0030898774</text:p>
          </table:table-cell>
          <table:table-cell office:value-type="float" office:value="0.000000475308469004969" calcext:value-type="float">
            <text:p>4.75E-007</text:p>
          </table:table-cell>
          <table:table-cell office:value-type="float" office:value="0.000936210964572861" calcext:value-type="float">
            <text:p>0.000936211</text:p>
          </table:table-cell>
          <table:table-cell/>
        </table:table-row>
        <table:table-row table:style-name="ro1">
          <table:table-cell office:value-type="float" office:value="0.0176561845738119" calcext:value-type="float">
            <text:p>0.0176561846</text:p>
          </table:table-cell>
          <table:table-cell office:value-type="float" office:value="0.0000310852438025408" calcext:value-type="float">
            <text:p>3.11E-005</text:p>
          </table:table-cell>
          <table:table-cell office:value-type="float" office:value="0.00513350775843688" calcext:value-type="float">
            <text:p>0.0051335078</text:p>
          </table:table-cell>
          <table:table-cell/>
        </table:table-row>
        <table:table-row table:style-name="ro1">
          <table:table-cell office:value-type="float" office:value="0.00315232882711396" calcext:value-type="float">
            <text:p>0.0031523288</text:p>
          </table:table-cell>
          <table:table-cell office:value-type="float" office:value="0.000000480283779635732" calcext:value-type="float">
            <text:p>4.80E-007</text:p>
          </table:table-cell>
          <table:table-cell office:value-type="float" office:value="0.00095484581965248" calcext:value-type="float">
            <text:p>0.0009548458</text:p>
          </table:table-cell>
          <table:table-cell/>
        </table:table-row>
        <table:table-row table:style-name="ro1">
          <table:table-cell office:value-type="float" office:value="0.0121762573467663" calcext:value-type="float">
            <text:p>0.0121762573</text:p>
          </table:table-cell>
          <table:table-cell office:value-type="float" office:value="0.0000107441869218451" calcext:value-type="float">
            <text:p>1.07E-005</text:p>
          </table:table-cell>
          <table:table-cell office:value-type="float" office:value="0.00371291244106681" calcext:value-type="float">
            <text:p>0.0037129124</text:p>
          </table:table-cell>
          <table:table-cell/>
        </table:table-row>
        <table:table-row table:style-name="ro1">
          <table:table-cell office:value-type="float" office:value="0.0123234141011832" calcext:value-type="float">
            <text:p>0.0123234141</text:p>
          </table:table-cell>
          <table:table-cell office:value-type="float" office:value="0.0000194862938695109" calcext:value-type="float">
            <text:p>1.95E-005</text:p>
          </table:table-cell>
          <table:table-cell office:value-type="float" office:value="0.00332728854393636" calcext:value-type="float">
            <text:p>0.0033272885</text:p>
          </table:table-cell>
          <table:table-cell/>
        </table:table-row>
        <table:table-row table:style-name="ro1">
          <table:table-cell office:value-type="float" office:value="0.00350247259469633" calcext:value-type="float">
            <text:p>0.0035024726</text:p>
          </table:table-cell>
          <table:table-cell office:value-type="float" office:value="0.0000111701127205135" calcext:value-type="float">
            <text:p>1.12E-005</text:p>
          </table:table-cell>
          <table:table-cell office:value-type="float" office:value="0.000993886089496771" calcext:value-type="float">
            <text:p>0.0009938861</text:p>
          </table:table-cell>
          <table:table-cell/>
        </table:table-row>
        <table:table-row table:style-name="ro1">
          <table:table-cell office:value-type="float" office:value="0.00470585246649655" calcext:value-type="float">
            <text:p>0.0047058525</text:p>
          </table:table-cell>
          <table:table-cell office:value-type="float" office:value="0.00000928269323612416" calcext:value-type="float">
            <text:p>9.28E-006</text:p>
          </table:table-cell>
          <table:table-cell office:value-type="float" office:value="0.00137453013097514" calcext:value-type="float">
            <text:p>0.0013745301</text:p>
          </table:table-cell>
          <table:table-cell/>
        </table:table-row>
        <table:table-row table:style-name="ro1">
          <table:table-cell office:value-type="float" office:value="0.00624908270770692" calcext:value-type="float">
            <text:p>0.0062490827</text:p>
          </table:table-cell>
          <table:table-cell office:value-type="float" office:value="0.0000071903538633957" calcext:value-type="float">
            <text:p>7.19E-006</text:p>
          </table:table-cell>
          <table:table-cell office:value-type="float" office:value="0.00174134161473793" calcext:value-type="float">
            <text:p>0.0017413416</text:p>
          </table:table-cell>
          <table:table-cell/>
        </table:table-row>
        <table:table-row table:style-name="ro1">
          <table:table-cell office:value-type="float" office:value="0.00225156379667769" calcext:value-type="float">
            <text:p>0.0022515638</text:p>
          </table:table-cell>
          <table:table-cell office:value-type="float" office:value="0.00000126536883173476" calcext:value-type="float">
            <text:p>1.27E-006</text:p>
          </table:table-cell>
          <table:table-cell office:value-type="float" office:value="0.00063193323196196" calcext:value-type="float">
            <text:p>0.0006319332</text:p>
          </table:table-cell>
          <table:table-cell/>
        </table:table-row>
        <table:table-row table:style-name="ro1">
          <table:table-cell office:value-type="float" office:value="0.0109316813118205" calcext:value-type="float">
            <text:p>0.0109316813</text:p>
          </table:table-cell>
          <table:table-cell table:style-name="Default" office:value-type="float" office:value="0.000728666017783496" calcext:value-type="float">
            <text:p>0.000728666</text:p>
          </table:table-cell>
          <table:table-cell office:value-type="float" office:value="0.00225515130251874" calcext:value-type="float">
            <text:p>0.0022551513</text:p>
          </table:table-cell>
          <table:table-cell/>
        </table:table-row>
        <table:table-row table:style-name="ro1">
          <table:table-cell office:value-type="float" office:value="0.00590699150281952" calcext:value-type="float">
            <text:p>0.0059069915</text:p>
          </table:table-cell>
          <table:table-cell office:value-type="float" office:value="0.0000192456841771203" calcext:value-type="float">
            <text:p>1.92E-005</text:p>
          </table:table-cell>
          <table:table-cell office:value-type="float" office:value="0.00160273380523122" calcext:value-type="float">
            <text:p>0.0016027338</text:p>
          </table:table-cell>
          <table:table-cell/>
        </table:table-row>
        <table:table-row table:style-name="ro1">
          <table:table-cell office:value-type="float" office:value="0.00195954787284312" calcext:value-type="float">
            <text:p>0.0019595479</text:p>
          </table:table-cell>
          <table:table-cell office:value-type="float" office:value="0.000000440340318299709" calcext:value-type="float">
            <text:p>4.40E-007</text:p>
          </table:table-cell>
          <table:table-cell office:value-type="float" office:value="0.000628302532400495" calcext:value-type="float">
            <text:p>0.0006283025</text:p>
          </table:table-cell>
          <table:table-cell/>
        </table:table-row>
        <table:table-row table:style-name="ro1">
          <table:table-cell office:value-type="float" office:value="0.00418957221460831" calcext:value-type="float">
            <text:p>0.0041895722</text:p>
          </table:table-cell>
          <table:table-cell office:value-type="float" office:value="0.00000243065417018596" calcext:value-type="float">
            <text:p>2.43E-006</text:p>
          </table:table-cell>
          <table:table-cell office:value-type="float" office:value="0.0015237429016571" calcext:value-type="float">
            <text:p>0.0015237429</text:p>
          </table:table-cell>
          <table:table-cell/>
        </table:table-row>
        <table:table-row table:style-name="ro1">
          <table:table-cell office:value-type="float" office:value="0.00509956938923998" calcext:value-type="float">
            <text:p>0.0050995694</text:p>
          </table:table-cell>
          <table:table-cell office:value-type="float" office:value="0.00000339511617929204" calcext:value-type="float">
            <text:p>3.40E-006</text:p>
          </table:table-cell>
          <table:table-cell office:value-type="float" office:value="0.00181113826088207" calcext:value-type="float">
            <text:p>0.0018111383</text:p>
          </table:table-cell>
          <table:table-cell/>
        </table:table-row>
        <table:table-row table:style-name="ro1">
          <table:table-cell office:value-type="float" office:value="0.00303443386111239" calcext:value-type="float">
            <text:p>0.0030344339</text:p>
          </table:table-cell>
          <table:table-cell office:value-type="float" office:value="0.00000080425644954877" calcext:value-type="float">
            <text:p>8.04E-007</text:p>
          </table:table-cell>
          <table:table-cell office:value-type="float" office:value="0.00135500719401585" calcext:value-type="float">
            <text:p>0.0013550072</text:p>
          </table:table-cell>
          <table:table-cell/>
        </table:table-row>
        <table:table-row table:style-name="ro1">
          <table:table-cell office:value-type="float" office:value="0.00439039298326696" calcext:value-type="float">
            <text:p>0.004390393</text:p>
          </table:table-cell>
          <table:table-cell office:value-type="float" office:value="0.00000176199045622639" calcext:value-type="float">
            <text:p>1.76E-006</text:p>
          </table:table-cell>
          <table:table-cell office:value-type="float" office:value="0.00131446680468572" calcext:value-type="float">
            <text:p>0.0013144668</text:p>
          </table:table-cell>
          <table:table-cell/>
        </table:table-row>
        <table:table-row table:style-name="ro1">
          <table:table-cell office:value-type="float" office:value="0.00724480974892706" calcext:value-type="float">
            <text:p>0.0072448097</text:p>
          </table:table-cell>
          <table:table-cell office:value-type="float" office:value="0.00000086931669594398" calcext:value-type="float">
            <text:p>8.69E-007</text:p>
          </table:table-cell>
          <table:table-cell office:value-type="float" office:value="0.00325366929158903" calcext:value-type="float">
            <text:p>0.0032536693</text:p>
          </table:table-cell>
          <table:table-cell/>
        </table:table-row>
        <table:table-row table:style-name="ro1">
          <table:table-cell office:value-type="float" office:value="0.00835671604904639" calcext:value-type="float">
            <text:p>0.008356716</text:p>
          </table:table-cell>
          <table:table-cell office:value-type="float" office:value="0.0000050970451302928" calcext:value-type="float">
            <text:p>5.10E-006</text:p>
          </table:table-cell>
          <table:table-cell office:value-type="float" office:value="0.00297334746632765" calcext:value-type="float">
            <text:p>0.0029733475</text:p>
          </table:table-cell>
          <table:table-cell/>
        </table:table-row>
        <table:table-row table:style-name="ro1">
          <table:table-cell office:value-type="float" office:value="0.000806429041640827" calcext:value-type="float">
            <text:p>0.000806429</text:p>
          </table:table-cell>
          <table:table-cell office:value-type="float" office:value="0.00000122693297241756" calcext:value-type="float">
            <text:p>1.23E-006</text:p>
          </table:table-cell>
          <table:table-cell office:value-type="float" office:value="0.000349649473061514" calcext:value-type="float">
            <text:p>0.0003496495</text:p>
          </table:table-cell>
          <table:table-cell/>
        </table:table-row>
        <table:table-row table:style-name="ro1">
          <table:table-cell office:value-type="float" office:value="0.00641966049867983" calcext:value-type="float">
            <text:p>0.0064196605</text:p>
          </table:table-cell>
          <table:table-cell office:value-type="float" office:value="0.00000330869021565685" calcext:value-type="float">
            <text:p>3.31E-006</text:p>
          </table:table-cell>
          <table:table-cell office:value-type="float" office:value="0.0027730580621767" calcext:value-type="float">
            <text:p>0.0027730581</text:p>
          </table:table-cell>
          <table:table-cell/>
        </table:table-row>
        <table:table-row table:style-name="ro1">
          <table:table-cell office:value-type="float" office:value="0.0113669831153249" calcext:value-type="float">
            <text:p>0.0113669831</text:p>
          </table:table-cell>
          <table:table-cell table:style-name="Default" office:value-type="float" office:value="0.000123580333325066" calcext:value-type="float">
            <text:p>0.0001235803</text:p>
          </table:table-cell>
          <table:table-cell office:value-type="float" office:value="0.00348110748206805" calcext:value-type="float">
            <text:p>0.0034811075</text:p>
          </table:table-cell>
          <table:table-cell/>
        </table:table-row>
        <table:table-row table:style-name="ro1">
          <table:table-cell office:value-type="float" office:value="0.00313424006331577" calcext:value-type="float">
            <text:p>0.0031342401</text:p>
          </table:table-cell>
          <table:table-cell office:value-type="float" office:value="1.04127505109049E-015" calcext:value-type="float">
            <text:p>1.04E-015</text:p>
          </table:table-cell>
          <table:table-cell office:value-type="float" office:value="0.00176535335958189" calcext:value-type="float">
            <text:p>0.0017653534</text:p>
          </table:table-cell>
          <table:table-cell/>
        </table:table-row>
        <table:table-row table:style-name="ro1">
          <table:table-cell office:value-type="float" office:value="0.00651320240978445" calcext:value-type="float">
            <text:p>0.0065132024</text:p>
          </table:table-cell>
          <table:table-cell table:style-name="Default" office:value-type="float" office:value="0.000110606697979319" calcext:value-type="float">
            <text:p>0.0001106067</text:p>
          </table:table-cell>
          <table:table-cell office:value-type="float" office:value="0.00176104695565484" calcext:value-type="float">
            <text:p>0.001761047</text:p>
          </table:table-cell>
          <table:table-cell/>
        </table:table-row>
        <table:table-row table:style-name="ro1">
          <table:table-cell office:value-type="float" office:value="0.00132865233296018" calcext:value-type="float">
            <text:p>0.0013286523</text:p>
          </table:table-cell>
          <table:table-cell office:value-type="float" office:value="0.00000115489821726307" calcext:value-type="float">
            <text:p>1.15E-006</text:p>
          </table:table-cell>
          <table:table-cell office:value-type="float" office:value="0.000421867005527421" calcext:value-type="float">
            <text:p>0.000421867</text:p>
          </table:table-cell>
          <table:table-cell/>
        </table:table-row>
        <table:table-row table:style-name="ro1">
          <table:table-cell office:value-type="float" office:value="0.00568520462842033" calcext:value-type="float">
            <text:p>0.0056852046</text:p>
          </table:table-cell>
          <table:table-cell office:value-type="float" office:value="0.00000295598692182341" calcext:value-type="float">
            <text:p>2.96E-006</text:p>
          </table:table-cell>
          <table:table-cell office:value-type="float" office:value="0.00163995913663276" calcext:value-type="float">
            <text:p>0.0016399591</text:p>
          </table:table-cell>
          <table:table-cell/>
        </table:table-row>
        <table:table-row table:style-name="ro1">
          <table:table-cell office:value-type="float" office:value="0.00104163150161838" calcext:value-type="float">
            <text:p>0.0010416315</text:p>
          </table:table-cell>
          <table:table-cell office:value-type="float" office:value="0.000000847038085998386" calcext:value-type="float">
            <text:p>8.47E-007</text:p>
          </table:table-cell>
          <table:table-cell office:value-type="float" office:value="0.000325692977762886" calcext:value-type="float">
            <text:p>0.000325693</text:p>
          </table:table-cell>
          <table:table-cell/>
        </table:table-row>
        <table:table-row table:style-name="ro1">
          <table:table-cell office:value-type="float" office:value="0.00115002635791538" calcext:value-type="float">
            <text:p>0.0011500264</text:p>
          </table:table-cell>
          <table:table-cell office:value-type="float" office:value="0.0000014313510095679" calcext:value-type="float">
            <text:p>1.43E-006</text:p>
          </table:table-cell>
          <table:table-cell office:value-type="float" office:value="0.000338568953627488" calcext:value-type="float">
            <text:p>0.000338569</text:p>
          </table:table-cell>
          <table:table-cell/>
        </table:table-row>
        <table:table-row table:style-name="ro1">
          <table:table-cell office:value-type="float" office:value="0.023777476411458" calcext:value-type="float">
            <text:p>0.0237774764</text:p>
          </table:table-cell>
          <table:table-cell table:style-name="Default" office:value-type="float" office:value="0.00017814512611877" calcext:value-type="float">
            <text:p>0.0001781451</text:p>
          </table:table-cell>
          <table:table-cell office:value-type="float" office:value="0.00550978233585231" calcext:value-type="float">
            <text:p>0.0055097823</text:p>
          </table:table-cell>
          <table:table-cell/>
        </table:table-row>
        <table:table-row table:style-name="ro1">
          <table:table-cell office:value-type="float" office:value="0.0106143126401813" calcext:value-type="float">
            <text:p>0.0106143126</text:p>
          </table:table-cell>
          <table:table-cell office:value-type="float" office:value="0.0000855611955401483" calcext:value-type="float">
            <text:p>8.56E-005</text:p>
          </table:table-cell>
          <table:table-cell office:value-type="float" office:value="0.00241062346795631" calcext:value-type="float">
            <text:p>0.0024106235</text:p>
          </table:table-cell>
          <table:table-cell/>
        </table:table-row>
        <table:table-row table:style-name="ro1">
          <table:table-cell office:value-type="float" office:value="0.00181160462943732" calcext:value-type="float">
            <text:p>0.0018116046</text:p>
          </table:table-cell>
          <table:table-cell office:value-type="float" office:value="0.0000001105626568804" calcext:value-type="float">
            <text:p>1.11E-007</text:p>
          </table:table-cell>
          <table:table-cell office:value-type="float" office:value="0.000646113458590191" calcext:value-type="float">
            <text:p>0.0006461135</text:p>
          </table:table-cell>
          <table:table-cell/>
        </table:table-row>
        <table:table-row table:style-name="ro1">
          <table:table-cell office:value-type="float" office:value="0.0037833978831446" calcext:value-type="float">
            <text:p>0.0037833979</text:p>
          </table:table-cell>
          <table:table-cell office:value-type="float" office:value="0.00000815445320477828" calcext:value-type="float">
            <text:p>8.15E-006</text:p>
          </table:table-cell>
          <table:table-cell office:value-type="float" office:value="0.00109141692335404" calcext:value-type="float">
            <text:p>0.0010914169</text:p>
          </table:table-cell>
          <table:table-cell/>
        </table:table-row>
        <table:table-row table:style-name="ro1">
          <table:table-cell office:value-type="float" office:value="0.000750045683428943" calcext:value-type="float">
            <text:p>0.0007500457</text:p>
          </table:table-cell>
          <table:table-cell office:value-type="float" office:value="9.18628494435607E-015" calcext:value-type="float">
            <text:p>9.19E-015</text:p>
          </table:table-cell>
          <table:table-cell office:value-type="float" office:value="0.00039545518489857" calcext:value-type="float">
            <text:p>0.0003954552</text:p>
          </table:table-cell>
          <table:table-cell/>
        </table:table-row>
        <table:table-row table:style-name="ro1">
          <table:table-cell office:value-type="float" office:value="0.001686410949746" calcext:value-type="float">
            <text:p>0.0016864109</text:p>
          </table:table-cell>
          <table:table-cell office:value-type="float" office:value="0.000000466667463195147" calcext:value-type="float">
            <text:p>4.67E-007</text:p>
          </table:table-cell>
          <table:table-cell office:value-type="float" office:value="0.000711606673437678" calcext:value-type="float">
            <text:p>0.0007116067</text:p>
          </table:table-cell>
          <table:table-cell/>
        </table:table-row>
        <table:table-row table:style-name="ro1">
          <table:table-cell office:value-type="float" office:value="0.000239907358828803" calcext:value-type="float">
            <text:p>0.0002399074</text:p>
          </table:table-cell>
          <table:table-cell office:value-type="float" office:value="0.000000176668662062466" calcext:value-type="float">
            <text:p>1.77E-007</text:p>
          </table:table-cell>
          <table:table-cell table:style-name="ce1" office:value-type="float" office:value="0.0000917018570533616" calcext:value-type="float">
            <text:p>9.17E-005</text:p>
          </table:table-cell>
          <table:table-cell/>
        </table:table-row>
        <table:table-row table:style-name="ro1">
          <table:table-cell office:value-type="float" office:value="0.00650943042058952" calcext:value-type="float">
            <text:p>0.0065094304</text:p>
          </table:table-cell>
          <table:table-cell office:value-type="float" office:value="0.00000578376926635894" calcext:value-type="float">
            <text:p>5.78E-006</text:p>
          </table:table-cell>
          <table:table-cell office:value-type="float" office:value="0.00196403655717028" calcext:value-type="float">
            <text:p>0.0019640366</text:p>
          </table:table-cell>
          <table:table-cell/>
        </table:table-row>
        <table:table-row table:style-name="ro1">
          <table:table-cell office:value-type="float" office:value="0.00586043816852085" calcext:value-type="float">
            <text:p>0.0058604382</text:p>
          </table:table-cell>
          <table:table-cell office:value-type="float" office:value="0.0000064352688670079" calcext:value-type="float">
            <text:p>6.44E-006</text:p>
          </table:table-cell>
          <table:table-cell office:value-type="float" office:value="0.00210748709202112" calcext:value-type="float">
            <text:p>0.0021074871</text:p>
          </table:table-cell>
          <table:table-cell/>
        </table:table-row>
        <table:table-row table:style-name="ro1">
          <table:table-cell office:value-type="float" office:value="0.00235697146724615" calcext:value-type="float">
            <text:p>0.0023569715</text:p>
          </table:table-cell>
          <table:table-cell office:value-type="float" office:value="0.0000417563386042318" calcext:value-type="float">
            <text:p>4.18E-005</text:p>
          </table:table-cell>
          <table:table-cell office:value-type="float" office:value="0.000591005107975279" calcext:value-type="float">
            <text:p>0.0005910051</text:p>
          </table:table-cell>
          <table:table-cell/>
        </table:table-row>
        <table:table-row table:style-name="ro1">
          <table:table-cell office:value-type="float" office:value="0.00368339654930509" calcext:value-type="float">
            <text:p>0.0036833965</text:p>
          </table:table-cell>
          <table:table-cell office:value-type="float" office:value="0.000011567421753341" calcext:value-type="float">
            <text:p>1.16E-005</text:p>
          </table:table-cell>
          <table:table-cell office:value-type="float" office:value="0.00172896191136425" calcext:value-type="float">
            <text:p>0.0017289619</text:p>
          </table:table-cell>
          <table:table-cell/>
        </table:table-row>
        <table:table-row table:style-name="ro1">
          <table:table-cell office:value-type="float" office:value="0.00175382069427534" calcext:value-type="float">
            <text:p>0.0017538207</text:p>
          </table:table-cell>
          <table:table-cell office:value-type="float" office:value="0.00000575229923202072" calcext:value-type="float">
            <text:p>5.75E-006</text:p>
          </table:table-cell>
          <table:table-cell office:value-type="float" office:value="0.000665893527255693" calcext:value-type="float">
            <text:p>0.0006658935</text:p>
          </table:table-cell>
          <table:table-cell/>
        </table:table-row>
        <table:table-row table:style-name="ro1">
          <table:table-cell office:value-type="float" office:value="0.00122372021828585" calcext:value-type="float">
            <text:p>0.0012237202</text:p>
          </table:table-cell>
          <table:table-cell office:value-type="float" office:value="0.00000140909843375356" calcext:value-type="float">
            <text:p>1.41E-006</text:p>
          </table:table-cell>
          <table:table-cell office:value-type="float" office:value="0.000464266067466893" calcext:value-type="float">
            <text:p>0.0004642661</text:p>
          </table:table-cell>
          <table:table-cell/>
        </table:table-row>
        <table:table-row table:style-name="ro1">
          <table:table-cell office:value-type="float" office:value="0.00110006459078379" calcext:value-type="float">
            <text:p>0.0011000646</text:p>
          </table:table-cell>
          <table:table-cell office:value-type="float" office:value="0.000000423683415140556" calcext:value-type="float">
            <text:p>4.24E-007</text:p>
          </table:table-cell>
          <table:table-cell office:value-type="float" office:value="0.000440110764608955" calcext:value-type="float">
            <text:p>0.0004401108</text:p>
          </table:table-cell>
          <table:table-cell/>
        </table:table-row>
        <table:table-row table:style-name="ro1">
          <table:table-cell office:value-type="float" office:value="0.00541734149476589" calcext:value-type="float">
            <text:p>0.0054173415</text:p>
          </table:table-cell>
          <table:table-cell office:value-type="float" office:value="0.000000613131483375324" calcext:value-type="float">
            <text:p>6.13E-007</text:p>
          </table:table-cell>
          <table:table-cell office:value-type="float" office:value="0.00226237413660068" calcext:value-type="float">
            <text:p>0.0022623741</text:p>
          </table:table-cell>
          <table:table-cell/>
        </table:table-row>
        <table:table-row table:style-name="ro1">
          <table:table-cell office:value-type="float" office:value="0.00139533526718457" calcext:value-type="float">
            <text:p>0.0013953353</text:p>
          </table:table-cell>
          <table:table-cell office:value-type="float" office:value="0.00000573914245830209" calcext:value-type="float">
            <text:p>5.74E-006</text:p>
          </table:table-cell>
          <table:table-cell office:value-type="float" office:value="0.000701927264527935" calcext:value-type="float">
            <text:p>0.0007019273</text:p>
          </table:table-cell>
          <table:table-cell/>
        </table:table-row>
        <table:table-row table:style-name="ro1">
          <table:table-cell office:value-type="float" office:value="0.00641795201678477" calcext:value-type="float">
            <text:p>0.006417952</text:p>
          </table:table-cell>
          <table:table-cell office:value-type="float" office:value="0.00000940302068546348" calcext:value-type="float">
            <text:p>9.40E-006</text:p>
          </table:table-cell>
          <table:table-cell office:value-type="float" office:value="0.00226894901850757" calcext:value-type="float">
            <text:p>0.002268949</text:p>
          </table:table-cell>
          <table:table-cell/>
        </table:table-row>
        <table:table-row table:style-name="ro1">
          <table:table-cell office:value-type="float" office:value="0.0126299433707795" calcext:value-type="float">
            <text:p>0.0126299434</text:p>
          </table:table-cell>
          <table:table-cell office:value-type="float" office:value="0.0000287392847115844" calcext:value-type="float">
            <text:p>2.87E-005</text:p>
          </table:table-cell>
          <table:table-cell office:value-type="float" office:value="0.00366797286955404" calcext:value-type="float">
            <text:p>0.0036679729</text:p>
          </table:table-cell>
          <table:table-cell/>
        </table:table-row>
        <table:table-row table:style-name="ro1">
          <table:table-cell office:value-type="float" office:value="0.00543830338104391" calcext:value-type="float">
            <text:p>0.0054383034</text:p>
          </table:table-cell>
          <table:table-cell office:value-type="float" office:value="0.0000156890517021472" calcext:value-type="float">
            <text:p>1.57E-005</text:p>
          </table:table-cell>
          <table:table-cell office:value-type="float" office:value="0.00207435134383269" calcext:value-type="float">
            <text:p>0.0020743513</text:p>
          </table:table-cell>
          <table:table-cell/>
        </table:table-row>
        <table:table-row table:style-name="ro1">
          <table:table-cell office:value-type="float" office:value="0.00169174970666337" calcext:value-type="float">
            <text:p>0.0016917497</text:p>
          </table:table-cell>
          <table:table-cell office:value-type="float" office:value="0.000000769234686479747" calcext:value-type="float">
            <text:p>7.69E-007</text:p>
          </table:table-cell>
          <table:table-cell office:value-type="float" office:value="0.00060405567752465" calcext:value-type="float">
            <text:p>0.0006040557</text:p>
          </table:table-cell>
          <table:table-cell/>
        </table:table-row>
        <table:table-row table:style-name="ro1">
          <table:table-cell office:value-type="float" office:value="0.0110377246099396" calcext:value-type="float">
            <text:p>0.0110377246</text:p>
          </table:table-cell>
          <table:table-cell table:style-name="Default" office:value-type="float" office:value="0.000181054749327621" calcext:value-type="float">
            <text:p>0.0001810547</text:p>
          </table:table-cell>
          <table:table-cell office:value-type="float" office:value="0.00343791355125456" calcext:value-type="float">
            <text:p>0.0034379136</text:p>
          </table:table-cell>
          <table:table-cell/>
        </table:table-row>
        <table:table-row table:style-name="ro1">
          <table:table-cell office:value-type="float" office:value="0.00615840256016899" calcext:value-type="float">
            <text:p>0.0061584026</text:p>
          </table:table-cell>
          <table:table-cell office:value-type="float" office:value="0.0000254484689757552" calcext:value-type="float">
            <text:p>2.54E-005</text:p>
          </table:table-cell>
          <table:table-cell office:value-type="float" office:value="0.00214341273746448" calcext:value-type="float">
            <text:p>0.0021434127</text:p>
          </table:table-cell>
          <table:table-cell/>
        </table:table-row>
        <table:table-row table:style-name="ro1">
          <table:table-cell office:value-type="float" office:value="0.00825701735516422" calcext:value-type="float">
            <text:p>0.0082570174</text:p>
          </table:table-cell>
          <table:table-cell office:value-type="float" office:value="0.0000518210222799187" calcext:value-type="float">
            <text:p>5.18E-005</text:p>
          </table:table-cell>
          <table:table-cell office:value-type="float" office:value="0.00300329382148248" calcext:value-type="float">
            <text:p>0.0030032938</text:p>
          </table:table-cell>
          <table:table-cell/>
        </table:table-row>
        <table:table-row table:style-name="ro1">
          <table:table-cell office:value-type="float" office:value="0.00459740780184009" calcext:value-type="float">
            <text:p>0.00459740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226815086672251" calcext:value-type="float">
            <text:p>0.0022681509</text:p>
          </table:table-cell>
          <table:table-cell/>
        </table:table-row>
        <table:table-row table:style-name="ro1">
          <table:table-cell office:value-type="float" office:value="0.00678890469767353" calcext:value-type="float">
            <text:p>0.0067889047</text:p>
          </table:table-cell>
          <table:table-cell office:value-type="float" office:value="0.00000784838867223139" calcext:value-type="float">
            <text:p>7.85E-006</text:p>
          </table:table-cell>
          <table:table-cell office:value-type="float" office:value="0.00207706531445495" calcext:value-type="float">
            <text:p>0.0020770653</text:p>
          </table:table-cell>
          <table:table-cell/>
        </table:table-row>
        <table:table-row table:style-name="ro1">
          <table:table-cell office:value-type="float" office:value="0.00373204365003986" calcext:value-type="float">
            <text:p>0.0037320437</text:p>
          </table:table-cell>
          <table:table-cell office:value-type="float" office:value="0.00000274873157811588" calcext:value-type="float">
            <text:p>2.75E-006</text:p>
          </table:table-cell>
          <table:table-cell office:value-type="float" office:value="0.00134026426735083" calcext:value-type="float">
            <text:p>0.0013402643</text:p>
          </table:table-cell>
          <table:table-cell/>
        </table:table-row>
        <table:table-row table:style-name="ro1">
          <table:table-cell office:value-type="float" office:value="0.0125352325507651" calcext:value-type="float">
            <text:p>0.0125352326</text:p>
          </table:table-cell>
          <table:table-cell office:value-type="float" office:value="0.0000519245888547701" calcext:value-type="float">
            <text:p>5.19E-005</text:p>
          </table:table-cell>
          <table:table-cell office:value-type="float" office:value="0.00288001379703575" calcext:value-type="float">
            <text:p>0.0028800138</text:p>
          </table:table-cell>
          <table:table-cell/>
        </table:table-row>
        <table:table-row table:style-name="ro1">
          <table:table-cell office:value-type="float" office:value="0.0132265414832356" calcext:value-type="float">
            <text:p>0.0132265415</text:p>
          </table:table-cell>
          <table:table-cell office:value-type="float" office:value="0.0000695170048872062" calcext:value-type="float">
            <text:p>6.95E-005</text:p>
          </table:table-cell>
          <table:table-cell office:value-type="float" office:value="0.00296187196560609" calcext:value-type="float">
            <text:p>0.002961872</text:p>
          </table:table-cell>
          <table:table-cell/>
        </table:table-row>
        <table:table-row table:style-name="ro1">
          <table:table-cell office:value-type="float" office:value="0.00412266603945332" calcext:value-type="float">
            <text:p>0.004122666</text:p>
          </table:table-cell>
          <table:table-cell office:value-type="float" office:value="0.0000306500057803533" calcext:value-type="float">
            <text:p>3.07E-005</text:p>
          </table:table-cell>
          <table:table-cell office:value-type="float" office:value="0.001356552699402" calcext:value-type="float">
            <text:p>0.0013565527</text:p>
          </table:table-cell>
          <table:table-cell/>
        </table:table-row>
        <table:table-row table:style-name="ro1">
          <table:table-cell office:value-type="float" office:value="0.00328089018955788" calcext:value-type="float">
            <text:p>0.0032808902</text:p>
          </table:table-cell>
          <table:table-cell office:value-type="float" office:value="0.00000196487868862681" calcext:value-type="float">
            <text:p>1.96E-006</text:p>
          </table:table-cell>
          <table:table-cell office:value-type="float" office:value="0.00137292330587765" calcext:value-type="float">
            <text:p>0.0013729233</text:p>
          </table:table-cell>
          <table:table-cell/>
        </table:table-row>
        <table:table-row table:style-name="ro1">
          <table:table-cell office:value-type="float" office:value="0.00328311010644054" calcext:value-type="float">
            <text:p>0.0032831101</text:p>
          </table:table-cell>
          <table:table-cell office:value-type="float" office:value="0.00000196453220610399" calcext:value-type="float">
            <text:p>1.96E-006</text:p>
          </table:table-cell>
          <table:table-cell office:value-type="float" office:value="0.00137382461956539" calcext:value-type="float">
            <text:p>0.0013738246</text:p>
          </table:table-cell>
          <table:table-cell/>
        </table:table-row>
        <table:table-row table:style-name="ro1">
          <table:table-cell office:value-type="float" office:value="0.00294462841094988" calcext:value-type="float">
            <text:p>0.0029446284</text:p>
          </table:table-cell>
          <table:table-cell office:value-type="float" office:value="0.000000918313410220496" calcext:value-type="float">
            <text:p>9.18E-007</text:p>
          </table:table-cell>
          <table:table-cell office:value-type="float" office:value="0.000715416957274898" calcext:value-type="float">
            <text:p>0.000715417</text:p>
          </table:table-cell>
          <table:table-cell/>
        </table:table-row>
        <table:table-row table:style-name="ro1">
          <table:table-cell office:value-type="float" office:value="0.00295427832018077" calcext:value-type="float">
            <text:p>0.0029542783</text:p>
          </table:table-cell>
          <table:table-cell office:value-type="float" office:value="0.000000917651257949025" calcext:value-type="float">
            <text:p>9.18E-007</text:p>
          </table:table-cell>
          <table:table-cell office:value-type="float" office:value="0.000718030110297199" calcext:value-type="float">
            <text:p>0.0007180301</text:p>
          </table:table-cell>
          <table:table-cell/>
        </table:table-row>
        <table:table-row table:style-name="ro1">
          <table:table-cell office:value-type="float" office:value="0.0227761461242429" calcext:value-type="float">
            <text:p>0.0227761461</text:p>
          </table:table-cell>
          <table:table-cell office:value-type="float" office:value="0.0000706887194091672" calcext:value-type="float">
            <text:p>7.07E-005</text:p>
          </table:table-cell>
          <table:table-cell office:value-type="float" office:value="0.0054245017583742" calcext:value-type="float">
            <text:p>0.0054245018</text:p>
          </table:table-cell>
          <table:table-cell/>
        </table:table-row>
        <table:table-row table:style-name="ro1">
          <table:table-cell office:value-type="float" office:value="0.0228200461586588" calcext:value-type="float">
            <text:p>0.0228200462</text:p>
          </table:table-cell>
          <table:table-cell office:value-type="float" office:value="0.0000353499932867727" calcext:value-type="float">
            <text:p>3.53E-005</text:p>
          </table:table-cell>
          <table:table-cell office:value-type="float" office:value="0.00591705361627477" calcext:value-type="float">
            <text:p>0.0059170536</text:p>
          </table:table-cell>
          <table:table-cell/>
        </table:table-row>
        <table:table-row table:style-name="ro1">
          <table:table-cell office:value-type="float" office:value="0.00507976516960206" calcext:value-type="float">
            <text:p>0.0050797652</text:p>
          </table:table-cell>
          <table:table-cell office:value-type="float" office:value="0.00000547597875265754" calcext:value-type="float">
            <text:p>5.48E-006</text:p>
          </table:table-cell>
          <table:table-cell office:value-type="float" office:value="0.0013192449116027" calcext:value-type="float">
            <text:p>0.0013192449</text:p>
          </table:table-cell>
          <table:table-cell/>
        </table:table-row>
        <table:table-row table:style-name="ro1">
          <table:table-cell office:value-type="float" office:value="0.0215148229727891" calcext:value-type="float">
            <text:p>0.021514823</text:p>
          </table:table-cell>
          <table:table-cell office:value-type="float" office:value="0.0000335087287169198" calcext:value-type="float">
            <text:p>3.35E-005</text:p>
          </table:table-cell>
          <table:table-cell office:value-type="float" office:value="0.00574739783517277" calcext:value-type="float">
            <text:p>0.0057473978</text:p>
          </table:table-cell>
          <table:table-cell/>
        </table:table-row>
        <table:table-row table:style-name="ro1">
          <table:table-cell office:value-type="float" office:value="0.0296286608947324" calcext:value-type="float">
            <text:p>0.0296286609</text:p>
          </table:table-cell>
          <table:table-cell table:style-name="Default" office:value-type="float" office:value="0.0012215674855732" calcext:value-type="float">
            <text:p>0.0012215675</text:p>
          </table:table-cell>
          <table:table-cell office:value-type="float" office:value="0.00504090982659955" calcext:value-type="float">
            <text:p>0.0050409098</text:p>
          </table:table-cell>
          <table:table-cell/>
        </table:table-row>
        <table:table-row table:style-name="ro1">
          <table:table-cell office:value-type="float" office:value="0.0183193762465854" calcext:value-type="float">
            <text:p>0.0183193762</text:p>
          </table:table-cell>
          <table:table-cell table:style-name="Default" office:value-type="float" office:value="0.000486834363412712" calcext:value-type="float">
            <text:p>0.0004868344</text:p>
          </table:table-cell>
          <table:table-cell office:value-type="float" office:value="0.00303360332213349" calcext:value-type="float">
            <text:p>0.0030336033</text:p>
          </table:table-cell>
          <table:table-cell/>
        </table:table-row>
        <table:table-row table:style-name="ro1">
          <table:table-cell office:value-type="float" office:value="0.00317563071374947" calcext:value-type="float">
            <text:p>0.0031756307</text:p>
          </table:table-cell>
          <table:table-cell office:value-type="float" office:value="0.00000112459024513633" calcext:value-type="float">
            <text:p>1.12E-006</text:p>
          </table:table-cell>
          <table:table-cell office:value-type="float" office:value="0.00127754636111482" calcext:value-type="float">
            <text:p>0.0012775464</text:p>
          </table:table-cell>
          <table:table-cell/>
        </table:table-row>
        <table:table-row table:style-name="ro1">
          <table:table-cell office:value-type="float" office:value="0.0188214992660965" calcext:value-type="float">
            <text:p>0.0188214993</text:p>
          </table:table-cell>
          <table:table-cell table:style-name="Default" office:value-type="float" office:value="0.000455667622754619" calcext:value-type="float">
            <text:p>0.0004556676</text:p>
          </table:table-cell>
          <table:table-cell office:value-type="float" office:value="0.00317261701923201" calcext:value-type="float">
            <text:p>0.003172617</text:p>
          </table:table-cell>
          <table:table-cell/>
        </table:table-row>
        <table:table-row table:style-name="ro1">
          <table:table-cell office:value-type="float" office:value="0.0325322783184324" calcext:value-type="float">
            <text:p>0.0325322783</text:p>
          </table:table-cell>
          <table:table-cell table:style-name="Default" office:value-type="float" office:value="0.00126249803803889" calcext:value-type="float">
            <text:p>0.001262498</text:p>
          </table:table-cell>
          <table:table-cell office:value-type="float" office:value="0.00572275558661183" calcext:value-type="float">
            <text:p>0.0057227556</text:p>
          </table:table-cell>
          <table:table-cell/>
        </table:table-row>
        <table:table-row table:style-name="ro1">
          <table:table-cell office:value-type="float" office:value="0.00882231645133053" calcext:value-type="float">
            <text:p>0.0088223165</text:p>
          </table:table-cell>
          <table:table-cell table:style-name="Default" office:value-type="float" office:value="0.000131063356109969" calcext:value-type="float">
            <text:p>0.0001310634</text:p>
          </table:table-cell>
          <table:table-cell office:value-type="float" office:value="0.00153153949936615" calcext:value-type="float">
            <text:p>0.0015315395</text:p>
          </table:table-cell>
          <table:table-cell/>
        </table:table-row>
        <table:table-row table:style-name="ro1">
          <table:table-cell office:value-type="float" office:value="0.0311922770665986" calcext:value-type="float">
            <text:p>0.0311922771</text:p>
          </table:table-cell>
          <table:table-cell table:style-name="Default" office:value-type="float" office:value="0.000810087720832776" calcext:value-type="float">
            <text:p>0.0008100877</text:p>
          </table:table-cell>
          <table:table-cell office:value-type="float" office:value="0.00583093368373168" calcext:value-type="float">
            <text:p>0.0058309337</text:p>
          </table:table-cell>
          <table:table-cell/>
        </table:table-row>
        <table:table-row table:style-name="ro1">
          <table:table-cell office:value-type="float" office:value="0.024172556312959" calcext:value-type="float">
            <text:p>0.0241725563</text:p>
          </table:table-cell>
          <table:table-cell office:value-type="float" office:value="0.0000463290085947975" calcext:value-type="float">
            <text:p>4.63E-005</text:p>
          </table:table-cell>
          <table:table-cell office:value-type="float" office:value="0.0060361585564932" calcext:value-type="float">
            <text:p>0.0060361586</text:p>
          </table:table-cell>
          <table:table-cell/>
        </table:table-row>
        <table:table-row table:style-name="ro1">
          <table:table-cell office:value-type="float" office:value="0.023701450299228" calcext:value-type="float">
            <text:p>0.0237014503</text:p>
          </table:table-cell>
          <table:table-cell table:style-name="Default" office:value-type="float" office:value="0.000140714361916436" calcext:value-type="float">
            <text:p>0.0001407144</text:p>
          </table:table-cell>
          <table:table-cell office:value-type="float" office:value="0.00593089773334975" calcext:value-type="float">
            <text:p>0.0059308977</text:p>
          </table:table-cell>
          <table:table-cell/>
        </table:table-row>
        <table:table-row table:style-name="ro1">
          <table:table-cell office:value-type="float" office:value="0.00392526405836582" calcext:value-type="float">
            <text:p>0.0039252641</text:p>
          </table:table-cell>
          <table:table-cell office:value-type="float" office:value="0.0000135232465689703" calcext:value-type="float">
            <text:p>1.35E-005</text:p>
          </table:table-cell>
          <table:table-cell office:value-type="float" office:value="0.00069704775730178" calcext:value-type="float">
            <text:p>0.0006970478</text:p>
          </table:table-cell>
          <table:table-cell/>
        </table:table-row>
        <table:table-row table:style-name="ro1">
          <table:table-cell office:value-type="float" office:value="0.00307211935813444" calcext:value-type="float">
            <text:p>0.0030721194</text:p>
          </table:table-cell>
          <table:table-cell office:value-type="float" office:value="0.0000125523536969646" calcext:value-type="float">
            <text:p>1.26E-005</text:p>
          </table:table-cell>
          <table:table-cell office:value-type="float" office:value="0.000521435632111654" calcext:value-type="float">
            <text:p>0.0005214356</text:p>
          </table:table-cell>
          <table:table-cell/>
        </table:table-row>
        <table:table-row table:style-name="ro1">
          <table:table-cell office:value-type="float" office:value="0.00410757085582289" calcext:value-type="float">
            <text:p>0.0041075709</text:p>
          </table:table-cell>
          <table:table-cell office:value-type="float" office:value="0.0000157284047827674" calcext:value-type="float">
            <text:p>1.57E-005</text:p>
          </table:table-cell>
          <table:table-cell office:value-type="float" office:value="0.000707880704933827" calcext:value-type="float">
            <text:p>0.0007078807</text:p>
          </table:table-cell>
          <table:table-cell/>
        </table:table-row>
        <table:table-row table:style-name="ro1">
          <table:table-cell office:value-type="float" office:value="0.00292874954284241" calcext:value-type="float">
            <text:p>0.0029287495</text:p>
          </table:table-cell>
          <table:table-cell office:value-type="float" office:value="0.0000105963812343433" calcext:value-type="float">
            <text:p>1.06E-005</text:p>
          </table:table-cell>
          <table:table-cell office:value-type="float" office:value="0.000511837100378125" calcext:value-type="float">
            <text:p>0.0005118371</text:p>
          </table:table-cell>
          <table:table-cell/>
        </table:table-row>
        <table:table-row table:style-name="ro1">
          <table:table-cell office:value-type="float" office:value="0.00508509795384603" calcext:value-type="float">
            <text:p>0.005085098</text:p>
          </table:table-cell>
          <table:table-cell office:value-type="float" office:value="0.0000510418679648656" calcext:value-type="float">
            <text:p>5.10E-005</text:p>
          </table:table-cell>
          <table:table-cell office:value-type="float" office:value="0.000888465541474131" calcext:value-type="float">
            <text:p>0.0008884655</text:p>
          </table:table-cell>
          <table:table-cell/>
        </table:table-row>
        <table:table-row table:style-name="ro1">
          <table:table-cell office:value-type="float" office:value="0.0197699636485534" calcext:value-type="float">
            <text:p>0.0197699636</text:p>
          </table:table-cell>
          <table:table-cell table:style-name="Default" office:value-type="float" office:value="0.000480379319497068" calcext:value-type="float">
            <text:p>0.0004803793</text:p>
          </table:table-cell>
          <table:table-cell office:value-type="float" office:value="0.00332293493388392" calcext:value-type="float">
            <text:p>0.0033229349</text:p>
          </table:table-cell>
          <table:table-cell/>
        </table:table-row>
        <table:table-row table:style-name="ro1">
          <table:table-cell office:value-type="float" office:value="0.00379088944178611" calcext:value-type="float">
            <text:p>0.0037908894</text:p>
          </table:table-cell>
          <table:table-cell office:value-type="float" office:value="0.0000418730261989548" calcext:value-type="float">
            <text:p>4.19E-005</text:p>
          </table:table-cell>
          <table:table-cell office:value-type="float" office:value="0.000674505801226437" calcext:value-type="float">
            <text:p>0.0006745058</text:p>
          </table:table-cell>
          <table:table-cell/>
        </table:table-row>
        <table:table-row table:style-name="ro1">
          <table:table-cell office:value-type="float" office:value="0.0198654396741647" calcext:value-type="float">
            <text:p>0.0198654397</text:p>
          </table:table-cell>
          <table:table-cell table:style-name="Default" office:value-type="float" office:value="0.000417423398207318" calcext:value-type="float">
            <text:p>0.0004174234</text:p>
          </table:table-cell>
          <table:table-cell office:value-type="float" office:value="0.00353899709170788" calcext:value-type="float">
            <text:p>0.0035389971</text:p>
          </table:table-cell>
          <table:table-cell/>
        </table:table-row>
        <table:table-row table:style-name="ro1">
          <table:table-cell office:value-type="float" office:value="0.0211239533573199" calcext:value-type="float">
            <text:p>0.0211239534</text:p>
          </table:table-cell>
          <table:table-cell table:style-name="Default" office:value-type="float" office:value="0.000133924614838742" calcext:value-type="float">
            <text:p>0.0001339246</text:p>
          </table:table-cell>
          <table:table-cell office:value-type="float" office:value="0.004020855537659" calcext:value-type="float">
            <text:p>0.0040208555</text:p>
          </table:table-cell>
          <table:table-cell/>
        </table:table-row>
        <table:table-row table:style-name="ro1">
          <table:table-cell office:value-type="float" office:value="0.00574714506740884" calcext:value-type="float">
            <text:p>0.0057471451</text:p>
          </table:table-cell>
          <table:table-cell office:value-type="float" office:value="0.0000671035157103879" calcext:value-type="float">
            <text:p>6.71E-005</text:p>
          </table:table-cell>
          <table:table-cell office:value-type="float" office:value="0.000990034722144272" calcext:value-type="float">
            <text:p>0.0009900347</text:p>
          </table:table-cell>
          <table:table-cell/>
        </table:table-row>
        <table:table-row table:style-name="ro1">
          <table:table-cell office:value-type="float" office:value="0.0193837830282314" calcext:value-type="float">
            <text:p>0.019383783</text:p>
          </table:table-cell>
          <table:table-cell table:style-name="Default" office:value-type="float" office:value="0.000274852424244118" calcext:value-type="float">
            <text:p>0.0002748524</text:p>
          </table:table-cell>
          <table:table-cell office:value-type="float" office:value="0.00349240134834226" calcext:value-type="float">
            <text:p>0.0034924013</text:p>
          </table:table-cell>
          <table:table-cell/>
        </table:table-row>
        <table:table-row table:style-name="ro1">
          <table:table-cell office:value-type="float" office:value="0.0224905089048277" calcext:value-type="float">
            <text:p>0.0224905089</text:p>
          </table:table-cell>
          <table:table-cell office:value-type="float" office:value="0.0000401348736594023" calcext:value-type="float">
            <text:p>4.01E-005</text:p>
          </table:table-cell>
          <table:table-cell office:value-type="float" office:value="0.00560777076064655" calcext:value-type="float">
            <text:p>0.0056077708</text:p>
          </table:table-cell>
          <table:table-cell/>
        </table:table-row>
        <table:table-row table:style-name="ro1">
          <table:table-cell office:value-type="float" office:value="0.0087423544349714" calcext:value-type="float">
            <text:p>0.0087423544</text:p>
          </table:table-cell>
          <table:table-cell office:value-type="float" office:value="0.0000172144062426663" calcext:value-type="float">
            <text:p>1.72E-005</text:p>
          </table:table-cell>
          <table:table-cell office:value-type="float" office:value="0.00231732236201264" calcext:value-type="float">
            <text:p>0.0023173224</text:p>
          </table:table-cell>
          <table:table-cell/>
        </table:table-row>
        <table:table-row table:style-name="ro1">
          <table:table-cell office:value-type="float" office:value="0.00171174067859231" calcext:value-type="float">
            <text:p>0.0017117407</text:p>
          </table:table-cell>
          <table:table-cell office:value-type="float" office:value="0.00000179264710613882" calcext:value-type="float">
            <text:p>1.79E-006</text:p>
          </table:table-cell>
          <table:table-cell office:value-type="float" office:value="0.000414733587841394" calcext:value-type="float">
            <text:p>0.0004147336</text:p>
          </table:table-cell>
          <table:table-cell/>
        </table:table-row>
        <table:table-row table:style-name="ro1">
          <table:table-cell office:value-type="float" office:value="0.0232505078003853" calcext:value-type="float">
            <text:p>0.0232505078</text:p>
          </table:table-cell>
          <table:table-cell table:style-name="Default" office:value-type="float" office:value="0.000167630226136628" calcext:value-type="float">
            <text:p>0.0001676302</text:p>
          </table:table-cell>
          <table:table-cell office:value-type="float" office:value="0.00597950217961531" calcext:value-type="float">
            <text:p>0.0059795022</text:p>
          </table:table-cell>
          <table:table-cell/>
        </table:table-row>
        <table:table-row table:style-name="ro1">
          <table:table-cell office:value-type="float" office:value="0.0217928009511658" calcext:value-type="float">
            <text:p>0.021792801</text:p>
          </table:table-cell>
          <table:table-cell table:style-name="Default" office:value-type="float" office:value="0.000145925753181996" calcext:value-type="float">
            <text:p>0.0001459258</text:p>
          </table:table-cell>
          <table:table-cell office:value-type="float" office:value="0.00601528560315046" calcext:value-type="float">
            <text:p>0.0060152856</text:p>
          </table:table-cell>
          <table:table-cell/>
        </table:table-row>
        <table:table-row table:style-name="ro1">
          <table:table-cell office:value-type="float" office:value="0.00625064792933305" calcext:value-type="float">
            <text:p>0.0062506479</text:p>
          </table:table-cell>
          <table:table-cell office:value-type="float" office:value="0.00000489986172130419" calcext:value-type="float">
            <text:p>4.90E-006</text:p>
          </table:table-cell>
          <table:table-cell office:value-type="float" office:value="0.00162125869606294" calcext:value-type="float">
            <text:p>0.0016212587</text:p>
          </table:table-cell>
          <table:table-cell/>
        </table:table-row>
        <table:table-row table:style-name="ro1">
          <table:table-cell office:value-type="float" office:value="0.00627924331160182" calcext:value-type="float">
            <text:p>0.0062792433</text:p>
          </table:table-cell>
          <table:table-cell office:value-type="float" office:value="0.00000494109689980796" calcext:value-type="float">
            <text:p>4.94E-006</text:p>
          </table:table-cell>
          <table:table-cell office:value-type="float" office:value="0.0016290167668341" calcext:value-type="float">
            <text:p>0.0016290168</text:p>
          </table:table-cell>
          <table:table-cell/>
        </table:table-row>
        <table:table-row table:style-name="ro1">
          <table:table-cell office:value-type="float" office:value="0.00134256388751123" calcext:value-type="float">
            <text:p>0.0013425639</text:p>
          </table:table-cell>
          <table:table-cell office:value-type="float" office:value="0.000000329066880947862" calcext:value-type="float">
            <text:p>3.29E-007</text:p>
          </table:table-cell>
          <table:table-cell office:value-type="float" office:value="0.000326071857123918" calcext:value-type="float">
            <text:p>0.0003260719</text:p>
          </table:table-cell>
          <table:table-cell/>
        </table:table-row>
        <table:table-row table:style-name="ro1">
          <table:table-cell office:value-type="float" office:value="0.013474500071308" calcext:value-type="float">
            <text:p>0.0134745001</text:p>
          </table:table-cell>
          <table:table-cell table:style-name="Default" office:value-type="float" office:value="0.000214324054702229" calcext:value-type="float">
            <text:p>0.0002143241</text:p>
          </table:table-cell>
          <table:table-cell office:value-type="float" office:value="0.00240154048775338" calcext:value-type="float">
            <text:p>0.0024015405</text:p>
          </table:table-cell>
          <table:table-cell/>
        </table:table-row>
        <table:table-row table:style-name="ro1">
          <table:table-cell office:value-type="float" office:value="0.00256976709517058" calcext:value-type="float">
            <text:p>0.0025697671</text:p>
          </table:table-cell>
          <table:table-cell office:value-type="float" office:value="0.0000280766316403956" calcext:value-type="float">
            <text:p>2.81E-005</text:p>
          </table:table-cell>
          <table:table-cell office:value-type="float" office:value="0.000464523873618964" calcext:value-type="float">
            <text:p>0.0004645239</text:p>
          </table:table-cell>
          <table:table-cell/>
        </table:table-row>
        <table:table-row table:style-name="ro1">
          <table:table-cell office:value-type="float" office:value="0.0316952691451565" calcext:value-type="float">
            <text:p>0.0316952691</text:p>
          </table:table-cell>
          <table:table-cell table:style-name="Default" office:value-type="float" office:value="0.000119208083985114" calcext:value-type="float">
            <text:p>0.0001192081</text:p>
          </table:table-cell>
          <table:table-cell office:value-type="float" office:value="0.00577496438079082" calcext:value-type="float">
            <text:p>0.0057749644</text:p>
          </table:table-cell>
          <table:table-cell/>
        </table:table-row>
        <table:table-row table:style-name="ro1">
          <table:table-cell office:value-type="float" office:value="0.00208626597573039" calcext:value-type="float">
            <text:p>0.002086266</text:p>
          </table:table-cell>
          <table:table-cell office:value-type="float" office:value="0.0000116306396628121" calcext:value-type="float">
            <text:p>1.16E-005</text:p>
          </table:table-cell>
          <table:table-cell office:value-type="float" office:value="0.000368205471496824" calcext:value-type="float">
            <text:p>0.0003682055</text:p>
          </table:table-cell>
          <table:table-cell/>
        </table:table-row>
        <table:table-row table:style-name="ro1">
          <table:table-cell office:value-type="float" office:value="0.00111332709237825" calcext:value-type="float">
            <text:p>0.0011133271</text:p>
          </table:table-cell>
          <table:table-cell office:value-type="float" office:value="0.00000415270086914637" calcext:value-type="float">
            <text:p>4.15E-006</text:p>
          </table:table-cell>
          <table:table-cell office:value-type="float" office:value="0.000199643477028257" calcext:value-type="float">
            <text:p>0.0001996435</text:p>
          </table:table-cell>
          <table:table-cell/>
        </table:table-row>
        <table:table-row table:style-name="ro1">
          <table:table-cell office:value-type="float" office:value="0.014592004755315" calcext:value-type="float">
            <text:p>0.0145920048</text:p>
          </table:table-cell>
          <table:table-cell office:value-type="float" office:value="0.0000945443941737125" calcext:value-type="float">
            <text:p>9.45E-005</text:p>
          </table:table-cell>
          <table:table-cell office:value-type="float" office:value="0.00261699197440295" calcext:value-type="float">
            <text:p>0.002616992</text:p>
          </table:table-cell>
          <table:table-cell/>
        </table:table-row>
        <table:table-row table:style-name="ro1">
          <table:table-cell office:value-type="float" office:value="0.00400664128018433" calcext:value-type="float">
            <text:p>0.0040066413</text:p>
          </table:table-cell>
          <table:table-cell office:value-type="float" office:value="0.000000809336968742574" calcext:value-type="float">
            <text:p>8.09E-007</text:p>
          </table:table-cell>
          <table:table-cell office:value-type="float" office:value="0.00156354148695328" calcext:value-type="float">
            <text:p>0.0015635415</text:p>
          </table:table-cell>
          <table:table-cell/>
        </table:table-row>
        <table:table-row table:style-name="ro1">
          <table:table-cell office:value-type="float" office:value="0.00978802326487514" calcext:value-type="float">
            <text:p>0.0097880233</text:p>
          </table:table-cell>
          <table:table-cell table:style-name="Default" office:value-type="float" office:value="0.000150370165836562" calcext:value-type="float">
            <text:p>0.0001503702</text:p>
          </table:table-cell>
          <table:table-cell office:value-type="float" office:value="0.00172498820183617" calcext:value-type="float">
            <text:p>0.0017249882</text:p>
          </table:table-cell>
          <table:table-cell/>
        </table:table-row>
        <table:table-row table:style-name="ro1">
          <table:table-cell office:value-type="float" office:value="0.0368139484536467" calcext:value-type="float">
            <text:p>0.0368139485</text:p>
          </table:table-cell>
          <table:table-cell table:style-name="Default" office:value-type="float" office:value="0.00229166564730462" calcext:value-type="float">
            <text:p>0.0022916656</text:p>
          </table:table-cell>
          <table:table-cell office:value-type="float" office:value="0.00669157571077522" calcext:value-type="float">
            <text:p>0.0066915757</text:p>
          </table:table-cell>
          <table:table-cell/>
        </table:table-row>
        <table:table-row table:style-name="ro1">
          <table:table-cell office:value-type="float" office:value="0.0240791740227335" calcext:value-type="float">
            <text:p>0.024079174</text:p>
          </table:table-cell>
          <table:table-cell table:style-name="Default" office:value-type="float" office:value="0.00053226606643963" calcext:value-type="float">
            <text:p>0.0005322661</text:p>
          </table:table-cell>
          <table:table-cell office:value-type="float" office:value="0.00430383011535402" calcext:value-type="float">
            <text:p>0.0043038301</text:p>
          </table:table-cell>
          <table:table-cell/>
        </table:table-row>
        <table:table-row table:style-name="ro1">
          <table:table-cell office:value-type="float" office:value="0.0162022391287326" calcext:value-type="float">
            <text:p>0.0162022391</text:p>
          </table:table-cell>
          <table:table-cell table:style-name="Default" office:value-type="float" office:value="0.00027503554894758" calcext:value-type="float">
            <text:p>0.0002750355</text:p>
          </table:table-cell>
          <table:table-cell office:value-type="float" office:value="0.00280863869737376" calcext:value-type="float">
            <text:p>0.0028086387</text:p>
          </table:table-cell>
          <table:table-cell/>
        </table:table-row>
        <table:table-row table:style-name="ro1">
          <table:table-cell office:value-type="float" office:value="0.0106784718739107" calcext:value-type="float">
            <text:p>0.0106784719</text:p>
          </table:table-cell>
          <table:table-cell table:style-name="Default" office:value-type="float" office:value="0.000131775636087045" calcext:value-type="float">
            <text:p>0.0001317756</text:p>
          </table:table-cell>
          <table:table-cell office:value-type="float" office:value="0.00344186601472651" calcext:value-type="float">
            <text:p>0.003441866</text:p>
          </table:table-cell>
          <table:table-cell/>
        </table:table-row>
        <table:table-row table:style-name="ro1">
          <table:table-cell office:value-type="float" office:value="0.00110583006458652" calcext:value-type="float">
            <text:p>0.0011058301</text:p>
          </table:table-cell>
          <table:table-cell office:value-type="float" office:value="0.000000266340062142798" calcext:value-type="float">
            <text:p>2.66E-007</text:p>
          </table:table-cell>
          <table:table-cell office:value-type="float" office:value="0.000268613016605453" calcext:value-type="float">
            <text:p>0.000268613</text:p>
          </table:table-cell>
          <table:table-cell/>
        </table:table-row>
        <table:table-row table:style-name="ro1">
          <table:table-cell office:value-type="float" office:value="0.00252083902184385" calcext:value-type="float">
            <text:p>0.002520839</text:p>
          </table:table-cell>
          <table:table-cell office:value-type="float" office:value="0.00000198127270698156" calcext:value-type="float">
            <text:p>1.98E-006</text:p>
          </table:table-cell>
          <table:table-cell office:value-type="float" office:value="0.000651083350506719" calcext:value-type="float">
            <text:p>0.0006510834</text:p>
          </table:table-cell>
          <table:table-cell/>
        </table:table-row>
        <table:table-row table:style-name="ro1">
          <table:table-cell office:value-type="float" office:value="0.00845248674366338" calcext:value-type="float">
            <text:p>0.0084524867</text:p>
          </table:table-cell>
          <table:table-cell office:value-type="float" office:value="0.00000340497454376175" calcext:value-type="float">
            <text:p>3.40E-006</text:p>
          </table:table-cell>
          <table:table-cell office:value-type="float" office:value="0.00256423012114447" calcext:value-type="float">
            <text:p>0.0025642301</text:p>
          </table:table-cell>
          <table:table-cell/>
        </table:table-row>
        <table:table-row table:style-name="ro1">
          <table:table-cell office:value-type="float" office:value="0.0164622849922461" calcext:value-type="float">
            <text:p>0.016462285</text:p>
          </table:table-cell>
          <table:table-cell office:value-type="float" office:value="0.0000185418776493218" calcext:value-type="float">
            <text:p>1.85E-005</text:p>
          </table:table-cell>
          <table:table-cell office:value-type="float" office:value="0.00402633670559548" calcext:value-type="float">
            <text:p>0.0040263367</text:p>
          </table:table-cell>
          <table:table-cell/>
        </table:table-row>
        <table:table-row table:style-name="ro1">
          <table:table-cell office:value-type="float" office:value="0.00201573088140692" calcext:value-type="float">
            <text:p>0.0020157309</text:p>
          </table:table-cell>
          <table:table-cell office:value-type="float" office:value="0.00000144906337867683" calcext:value-type="float">
            <text:p>1.45E-006</text:p>
          </table:table-cell>
          <table:table-cell office:value-type="float" office:value="0.000520508036670492" calcext:value-type="float">
            <text:p>0.000520508</text:p>
          </table:table-cell>
          <table:table-cell/>
        </table:table-row>
        <table:table-row table:style-name="ro1">
          <table:table-cell office:value-type="float" office:value="0.00762254002445381" calcext:value-type="float">
            <text:p>0.00762254</text:p>
          </table:table-cell>
          <table:table-cell office:value-type="float" office:value="0.00000305321521409768" calcext:value-type="float">
            <text:p>3.05E-006</text:p>
          </table:table-cell>
          <table:table-cell office:value-type="float" office:value="0.00242826648432943" calcext:value-type="float">
            <text:p>0.0024282665</text:p>
          </table:table-cell>
          <table:table-cell/>
        </table:table-row>
        <table:table-row table:style-name="ro1">
          <table:table-cell office:value-type="float" office:value="0.00223101350324388" calcext:value-type="float">
            <text:p>0.0022310135</text:p>
          </table:table-cell>
          <table:table-cell office:value-type="float" office:value="0.00000295459949831023" calcext:value-type="float">
            <text:p>2.95E-006</text:p>
          </table:table-cell>
          <table:table-cell office:value-type="float" office:value="0.000525772699730636" calcext:value-type="float">
            <text:p>0.0005257727</text:p>
          </table:table-cell>
          <table:table-cell/>
        </table:table-row>
        <table:table-row table:style-name="ro1">
          <table:table-cell table:style-name="ce1" office:value-type="float" office:value="0.0000450034459599362" calcext:value-type="float">
            <text:p>4.50E-005</text:p>
          </table:table-cell>
          <table:table-cell office:value-type="float" office:value="0.0000000000360964042249934" calcext:value-type="float">
            <text:p>3.61E-011</text:p>
          </table:table-cell>
          <table:table-cell table:style-name="ce1" office:value-type="float" office:value="0.0000169930517873059" calcext:value-type="float">
            <text:p>1.70E-005</text:p>
          </table:table-cell>
          <table:table-cell/>
        </table:table-row>
        <table:table-row table:style-name="ro1">
          <table:table-cell office:value-type="float" office:value="0.00182220792105117" calcext:value-type="float">
            <text:p>0.0018222079</text:p>
          </table:table-cell>
          <table:table-cell office:value-type="float" office:value="0.000000502676200523427" calcext:value-type="float">
            <text:p>5.03E-007</text:p>
          </table:table-cell>
          <table:table-cell office:value-type="float" office:value="0.000662520650371085" calcext:value-type="float">
            <text:p>0.0006625207</text:p>
          </table:table-cell>
          <table:table-cell/>
        </table:table-row>
        <table:table-row table:style-name="ro1">
          <table:table-cell office:value-type="float" office:value="0.00388551585879853" calcext:value-type="float">
            <text:p>0.0038855159</text:p>
          </table:table-cell>
          <table:table-cell office:value-type="float" office:value="0.0000206185948865727" calcext:value-type="float">
            <text:p>2.06E-005</text:p>
          </table:table-cell>
          <table:table-cell office:value-type="float" office:value="0.000658468841199282" calcext:value-type="float">
            <text:p>0.0006584688</text:p>
          </table:table-cell>
          <table:table-cell/>
        </table:table-row>
        <table:table-row table:style-name="ro1">
          <table:table-cell table:style-name="ce1" office:value-type="float" office:value="6.65632050875398E-018" calcext:value-type="float">
            <text:p>6.66E-018</text:p>
          </table:table-cell>
          <table:table-cell office:value-type="float" office:value="1.0099631424913E-016" calcext:value-type="float">
            <text:p>1.01E-016</text:p>
          </table:table-cell>
          <table:table-cell table:style-name="ce1" office:value-type="float" office:value="2.9674908158629E-018" calcext:value-type="float">
            <text:p>2.97E-018</text:p>
          </table:table-cell>
          <table:table-cell/>
        </table:table-row>
        <table:table-row table:style-name="ro1">
          <table:table-cell office:value-type="float" office:value="0.00283933588392736" calcext:value-type="float">
            <text:p>0.0028393359</text:p>
          </table:table-cell>
          <table:table-cell office:value-type="float" office:value="0.000000741275546677909" calcext:value-type="float">
            <text:p>7.41E-007</text:p>
          </table:table-cell>
          <table:table-cell office:value-type="float" office:value="0.00108761787531912" calcext:value-type="float">
            <text:p>0.0010876179</text:p>
          </table:table-cell>
          <table:table-cell/>
        </table:table-row>
        <table:table-row table:style-name="ro1">
          <table:table-cell office:value-type="float" office:value="0.00119833229586487" calcext:value-type="float">
            <text:p>0.0011983323</text:p>
          </table:table-cell>
          <table:table-cell office:value-type="float" office:value="0.000000351039438142612" calcext:value-type="float">
            <text:p>3.51E-007</text:p>
          </table:table-cell>
          <table:table-cell office:value-type="float" office:value="0.000481390200140909" calcext:value-type="float">
            <text:p>0.0004813902</text:p>
          </table:table-cell>
          <table:table-cell/>
        </table:table-row>
        <table:table-row table:style-name="ro1">
          <table:table-cell office:value-type="float" office:value="0.000377515496551915" calcext:value-type="float">
            <text:p>0.0003775155</text:p>
          </table:table-cell>
          <table:table-cell office:value-type="float" office:value="0.0000000298538787968135" calcext:value-type="float">
            <text:p>2.99E-008</text:p>
          </table:table-cell>
          <table:table-cell office:value-type="float" office:value="0.000151693529027755" calcext:value-type="float">
            <text:p>0.0001516935</text:p>
          </table:table-cell>
          <table:table-cell/>
        </table:table-row>
        <table:table-row table:style-name="ro1">
          <table:table-cell office:value-type="float" office:value="0.00365769146818008" calcext:value-type="float">
            <text:p>0.0036576915</text:p>
          </table:table-cell>
          <table:table-cell office:value-type="float" office:value="0.0000011867886349297" calcext:value-type="float">
            <text:p>1.19E-006</text:p>
          </table:table-cell>
          <table:table-cell office:value-type="float" office:value="0.00147713800468071" calcext:value-type="float">
            <text:p>0.001477138</text:p>
          </table:table-cell>
          <table:table-cell/>
        </table:table-row>
        <table:table-row table:style-name="ro1">
          <table:table-cell office:value-type="float" office:value="0.00132132430931823" calcext:value-type="float">
            <text:p>0.0013213243</text:p>
          </table:table-cell>
          <table:table-cell office:value-type="float" office:value="0.00000105592427433617" calcext:value-type="float">
            <text:p>1.06E-006</text:p>
          </table:table-cell>
          <table:table-cell office:value-type="float" office:value="0.000507751528994198" calcext:value-type="float">
            <text:p>0.0005077515</text:p>
          </table:table-cell>
          <table:table-cell/>
        </table:table-row>
        <table:table-row table:style-name="ro1">
          <table:table-cell office:value-type="float" office:value="0.00256536299635897" calcext:value-type="float">
            <text:p>0.002565363</text:p>
          </table:table-cell>
          <table:table-cell office:value-type="float" office:value="0.0000369463559072237" calcext:value-type="float">
            <text:p>3.69E-005</text:p>
          </table:table-cell>
          <table:table-cell office:value-type="float" office:value="0.000458885222220081" calcext:value-type="float">
            <text:p>0.0004588852</text:p>
          </table:table-cell>
          <table:table-cell/>
        </table:table-row>
        <table:table-row table:style-name="ro1">
          <table:table-cell office:value-type="float" office:value="0.00370422539496657" calcext:value-type="float">
            <text:p>0.0037042254</text:p>
          </table:table-cell>
          <table:table-cell office:value-type="float" office:value="0.00000324249010815132" calcext:value-type="float">
            <text:p>3.24E-006</text:p>
          </table:table-cell>
          <table:table-cell office:value-type="float" office:value="0.00147644722152442" calcext:value-type="float">
            <text:p>0.0014764472</text:p>
          </table:table-cell>
          <table:table-cell/>
        </table:table-row>
        <table:table-row table:style-name="ro1">
          <table:table-cell office:value-type="float" office:value="0.00766016975409501" calcext:value-type="float">
            <text:p>0.0076601698</text:p>
          </table:table-cell>
          <table:table-cell office:value-type="float" office:value="0.00000153251340244321" calcext:value-type="float">
            <text:p>1.53E-006</text:p>
          </table:table-cell>
          <table:table-cell office:value-type="float" office:value="0.00360310183595358" calcext:value-type="float">
            <text:p>0.0036031018</text:p>
          </table:table-cell>
          <table:table-cell/>
        </table:table-row>
        <table:table-row table:style-name="ro1">
          <table:table-cell office:value-type="float" office:value="0.00877066943475767" calcext:value-type="float">
            <text:p>0.0087706694</text:p>
          </table:table-cell>
          <table:table-cell office:value-type="float" office:value="0.0000120393447886977" calcext:value-type="float">
            <text:p>1.20E-005</text:p>
          </table:table-cell>
          <table:table-cell office:value-type="float" office:value="0.00343535460975545" calcext:value-type="float">
            <text:p>0.0034353546</text:p>
          </table:table-cell>
          <table:table-cell/>
        </table:table-row>
        <table:table-row table:style-name="ro1">
          <table:table-cell office:value-type="float" office:value="0.00494724612294383" calcext:value-type="float">
            <text:p>0.0049472461</text:p>
          </table:table-cell>
          <table:table-cell office:value-type="float" office:value="0.00000268892604861724" calcext:value-type="float">
            <text:p>2.69E-006</text:p>
          </table:table-cell>
          <table:table-cell office:value-type="float" office:value="0.00190956347258747" calcext:value-type="float">
            <text:p>0.0019095635</text:p>
          </table:table-cell>
          <table:table-cell/>
        </table:table-row>
        <table:table-row table:style-name="ro1">
          <table:table-cell office:value-type="float" office:value="0.0110275250949061" calcext:value-type="float">
            <text:p>0.0110275251</text:p>
          </table:table-cell>
          <table:table-cell table:style-name="Default" office:value-type="float" office:value="0.000385749507183242" calcext:value-type="float">
            <text:p>0.0003857495</text:p>
          </table:table-cell>
          <table:table-cell office:value-type="float" office:value="0.00184607453160192" calcext:value-type="float">
            <text:p>0.0018460745</text:p>
          </table:table-cell>
          <table:table-cell/>
        </table:table-row>
        <table:table-row table:style-name="ro1">
          <table:table-cell office:value-type="float" office:value="0.0352071309006896" calcext:value-type="float">
            <text:p>0.0352071309</text:p>
          </table:table-cell>
          <table:table-cell table:style-name="Default" office:value-type="float" office:value="0.000775310735770021" calcext:value-type="float">
            <text:p>0.0007753107</text:p>
          </table:table-cell>
          <table:table-cell office:value-type="float" office:value="0.00633541155615996" calcext:value-type="float">
            <text:p>0.0063354116</text:p>
          </table:table-cell>
          <table:table-cell/>
        </table:table-row>
        <table:table-row table:style-name="ro1">
          <table:table-cell office:value-type="float" office:value="0.00922196376721076" calcext:value-type="float">
            <text:p>0.0092219638</text:p>
          </table:table-cell>
          <table:table-cell table:style-name="Default" office:value-type="float" office:value="0.000234829183148326" calcext:value-type="float">
            <text:p>0.0002348292</text:p>
          </table:table-cell>
          <table:table-cell office:value-type="float" office:value="0.00161265958446158" calcext:value-type="float">
            <text:p>0.0016126596</text:p>
          </table:table-cell>
          <table:table-cell/>
        </table:table-row>
        <table:table-row table:style-name="ro1">
          <table:table-cell office:value-type="float" office:value="0.00506848676194234" calcext:value-type="float">
            <text:p>0.0050684868</text:p>
          </table:table-cell>
          <table:table-cell office:value-type="float" office:value="0.00000235182238068729" calcext:value-type="float">
            <text:p>2.35E-006</text:p>
          </table:table-cell>
          <table:table-cell office:value-type="float" office:value="0.00193142596617477" calcext:value-type="float">
            <text:p>0.001931426</text:p>
          </table:table-cell>
          <table:table-cell/>
        </table:table-row>
        <table:table-row table:style-name="ro1">
          <table:table-cell office:value-type="float" office:value="0.00305283573833518" calcext:value-type="float">
            <text:p>0.0030528357</text:p>
          </table:table-cell>
          <table:table-cell office:value-type="float" office:value="0.00000671848037812579" calcext:value-type="float">
            <text:p>6.72E-006</text:p>
          </table:table-cell>
          <table:table-cell office:value-type="float" office:value="0.00106486626427958" calcext:value-type="float">
            <text:p>0.0010648663</text:p>
          </table:table-cell>
          <table:table-cell/>
        </table:table-row>
        <table:table-row table:style-name="ro1">
          <table:table-cell office:value-type="float" office:value="0.00255365676651711" calcext:value-type="float">
            <text:p>0.0025536568</text:p>
          </table:table-cell>
          <table:table-cell office:value-type="float" office:value="0.00000326374804418402" calcext:value-type="float">
            <text:p>3.26E-006</text:p>
          </table:table-cell>
          <table:table-cell office:value-type="float" office:value="0.00093039098548414" calcext:value-type="float">
            <text:p>0.000930391</text:p>
          </table:table-cell>
          <table:table-cell/>
        </table:table-row>
        <table:table-row table:style-name="ro1">
          <table:table-cell office:value-type="float" office:value="0.000460349047981799" calcext:value-type="float">
            <text:p>0.000460349</text:p>
          </table:table-cell>
          <table:table-cell office:value-type="float" office:value="0.0000010242641811437" calcext:value-type="float">
            <text:p>1.02E-006</text:p>
          </table:table-cell>
          <table:table-cell office:value-type="float" office:value="0.000180478248738088" calcext:value-type="float">
            <text:p>0.0001804782</text:p>
          </table:table-cell>
          <table:table-cell/>
        </table:table-row>
        <table:table-row table:style-name="ro1">
          <table:table-cell office:value-type="float" office:value="0.0227329614262749" calcext:value-type="float">
            <text:p>0.0227329614</text:p>
          </table:table-cell>
          <table:table-cell office:value-type="float" office:value="0.00005103009277323" calcext:value-type="float">
            <text:p>5.10E-005</text:p>
          </table:table-cell>
          <table:table-cell office:value-type="float" office:value="0.00537706045048457" calcext:value-type="float">
            <text:p>0.0053770605</text:p>
          </table:table-cell>
          <table:table-cell/>
        </table:table-row>
        <table:table-row table:style-name="ro1">
          <table:table-cell office:value-type="float" office:value="0.0050053215598571" calcext:value-type="float">
            <text:p>0.0050053216</text:p>
          </table:table-cell>
          <table:table-cell office:value-type="float" office:value="0.0000307171600542198" calcext:value-type="float">
            <text:p>3.07E-005</text:p>
          </table:table-cell>
          <table:table-cell office:value-type="float" office:value="0.000848413410613342" calcext:value-type="float">
            <text:p>0.0008484134</text:p>
          </table:table-cell>
          <table:table-cell/>
        </table:table-row>
        <table:table-row table:style-name="ro1">
          <table:table-cell office:value-type="float" office:value="0.0342969206607954" calcext:value-type="float">
            <text:p>0.0342969207</text:p>
          </table:table-cell>
          <table:table-cell table:style-name="Default" office:value-type="float" office:value="0.00100619885632784" calcext:value-type="float">
            <text:p>0.0010061989</text:p>
          </table:table-cell>
          <table:table-cell office:value-type="float" office:value="0.00614820288836248" calcext:value-type="float">
            <text:p>0.0061482029</text:p>
          </table:table-cell>
          <table:table-cell/>
        </table:table-row>
        <table:table-row table:style-name="ro1">
          <table:table-cell office:value-type="float" office:value="0.035222923478173" calcext:value-type="float">
            <text:p>0.0352229235</text:p>
          </table:table-cell>
          <table:table-cell table:style-name="Default" office:value-type="float" office:value="0.000725401120283423" calcext:value-type="float">
            <text:p>0.0007254011</text:p>
          </table:table-cell>
          <table:table-cell office:value-type="float" office:value="0.00648295452887192" calcext:value-type="float">
            <text:p>0.0064829545</text:p>
          </table:table-cell>
          <table:table-cell/>
        </table:table-row>
        <table:table-row table:style-name="ro1">
          <table:table-cell office:value-type="float" office:value="0.00279357034821664" calcext:value-type="float">
            <text:p>0.0027935703</text:p>
          </table:table-cell>
          <table:table-cell office:value-type="float" office:value="0.000000407527625955845" calcext:value-type="float">
            <text:p>4.08E-007</text:p>
          </table:table-cell>
          <table:table-cell office:value-type="float" office:value="0.0013864597659712" calcext:value-type="float">
            <text:p>0.0013864598</text:p>
          </table:table-cell>
          <table:table-cell/>
        </table:table-row>
        <table:table-row table:style-name="ro1">
          <table:table-cell office:value-type="float" office:value="0.0142802224068545" calcext:value-type="float">
            <text:p>0.0142802224</text:p>
          </table:table-cell>
          <table:table-cell table:style-name="Default" office:value-type="float" office:value="0.000199687238524148" calcext:value-type="float">
            <text:p>0.0001996872</text:p>
          </table:table-cell>
          <table:table-cell office:value-type="float" office:value="0.00456957615267034" calcext:value-type="float">
            <text:p>0.0045695762</text:p>
          </table:table-cell>
          <table:table-cell/>
        </table:table-row>
        <table:table-row table:style-name="ro1">
          <table:table-cell office:value-type="float" office:value="0.00518869239384487" calcext:value-type="float">
            <text:p>0.0051886924</text:p>
          </table:table-cell>
          <table:table-cell office:value-type="float" office:value="0.0000396205508137562" calcext:value-type="float">
            <text:p>3.96E-005</text:p>
          </table:table-cell>
          <table:table-cell office:value-type="float" office:value="0.000866693473452899" calcext:value-type="float">
            <text:p>0.0008666935</text:p>
          </table:table-cell>
          <table:table-cell/>
        </table:table-row>
        <table:table-row table:style-name="ro1">
          <table:table-cell office:value-type="float" office:value="0.00487878957182227" calcext:value-type="float">
            <text:p>0.0048787896</text:p>
          </table:table-cell>
          <table:table-cell office:value-type="float" office:value="0.0000220488061583797" calcext:value-type="float">
            <text:p>2.20E-005</text:p>
          </table:table-cell>
          <table:table-cell office:value-type="float" office:value="0.000848218628964176" calcext:value-type="float">
            <text:p>0.0008482186</text:p>
          </table:table-cell>
          <table:table-cell/>
        </table:table-row>
        <table:table-row table:style-name="ro1">
          <table:table-cell office:value-type="float" office:value="0.00519707466625125" calcext:value-type="float">
            <text:p>0.0051970747</text:p>
          </table:table-cell>
          <table:table-cell office:value-type="float" office:value="0.0000395558590163892" calcext:value-type="float">
            <text:p>3.96E-005</text:p>
          </table:table-cell>
          <table:table-cell office:value-type="float" office:value="0.000868456567742797" calcext:value-type="float">
            <text:p>0.0008684566</text:p>
          </table:table-cell>
          <table:table-cell/>
        </table:table-row>
        <table:table-row table:style-name="ro1">
          <table:table-cell office:value-type="float" office:value="0.00473194580500563" calcext:value-type="float">
            <text:p>0.0047319458</text:p>
          </table:table-cell>
          <table:table-cell office:value-type="float" office:value="0.0000186382114168172" calcext:value-type="float">
            <text:p>1.86E-005</text:p>
          </table:table-cell>
          <table:table-cell office:value-type="float" office:value="0.000823937292455238" calcext:value-type="float">
            <text:p>0.0008239373</text:p>
          </table:table-cell>
          <table:table-cell/>
        </table:table-row>
        <table:table-row table:style-name="ro1">
          <table:table-cell office:value-type="float" office:value="0.00510639752399428" calcext:value-type="float">
            <text:p>0.0051063975</text:p>
          </table:table-cell>
          <table:table-cell office:value-type="float" office:value="0.0000297455408316498" calcext:value-type="float">
            <text:p>2.97E-005</text:p>
          </table:table-cell>
          <table:table-cell office:value-type="float" office:value="0.000877216945812762" calcext:value-type="float">
            <text:p>0.0008772169</text:p>
          </table:table-cell>
          <table:table-cell/>
        </table:table-row>
        <table:table-row table:style-name="ro1">
          <table:table-cell office:value-type="float" office:value="0.00544854336806867" calcext:value-type="float">
            <text:p>0.0054485434</text:p>
          </table:table-cell>
          <table:table-cell office:value-type="float" office:value="0.0000291884922066577" calcext:value-type="float">
            <text:p>2.92E-005</text:p>
          </table:table-cell>
          <table:table-cell office:value-type="float" office:value="0.000933721759172331" calcext:value-type="float">
            <text:p>0.0009337218</text:p>
          </table:table-cell>
          <table:table-cell/>
        </table:table-row>
        <table:table-row table:style-name="ro1">
          <table:table-cell office:value-type="float" office:value="0.00733992642473355" calcext:value-type="float">
            <text:p>0.0073399264</text:p>
          </table:table-cell>
          <table:table-cell office:value-type="float" office:value="0.0000417250763391358" calcext:value-type="float">
            <text:p>4.17E-005</text:p>
          </table:table-cell>
          <table:table-cell office:value-type="float" office:value="0.00246738109300852" calcext:value-type="float">
            <text:p>0.0024673811</text:p>
          </table:table-cell>
          <table:table-cell/>
        </table:table-row>
        <table:table-row table:style-name="ro1">
          <table:table-cell office:value-type="float" office:value="0.00893982618563066" calcext:value-type="float">
            <text:p>0.0089398262</text:p>
          </table:table-cell>
          <table:table-cell table:style-name="Default" office:value-type="float" office:value="0.000166062603206761" calcext:value-type="float">
            <text:p>0.0001660626</text:p>
          </table:table-cell>
          <table:table-cell office:value-type="float" office:value="0.00306192647001258" calcext:value-type="float">
            <text:p>0.0030619265</text:p>
          </table:table-cell>
          <table:table-cell/>
        </table:table-row>
        <table:table-row table:style-name="ro1">
          <table:table-cell office:value-type="float" office:value="0.00373963093894237" calcext:value-type="float">
            <text:p>0.0037396309</text:p>
          </table:table-cell>
          <table:table-cell table:style-name="Default" office:value-type="float" office:value="0.00010925568334591" calcext:value-type="float">
            <text:p>0.0001092557</text:p>
          </table:table-cell>
          <table:table-cell office:value-type="float" office:value="0.000653129570945087" calcext:value-type="float">
            <text:p>0.0006531296</text:p>
          </table:table-cell>
          <table:table-cell/>
        </table:table-row>
        <table:table-row table:style-name="ro1">
          <table:table-cell office:value-type="float" office:value="0.0368345347255707" calcext:value-type="float">
            <text:p>0.0368345347</text:p>
          </table:table-cell>
          <table:table-cell table:style-name="Default" office:value-type="float" office:value="0.00197081899704837" calcext:value-type="float">
            <text:p>0.001970819</text:p>
          </table:table-cell>
          <table:table-cell office:value-type="float" office:value="0.00650185139998836" calcext:value-type="float">
            <text:p>0.0065018514</text:p>
          </table:table-cell>
          <table:table-cell/>
        </table:table-row>
        <table:table-row table:style-name="ro1">
          <table:table-cell office:value-type="float" office:value="0.0139531225797931" calcext:value-type="float">
            <text:p>0.0139531226</text:p>
          </table:table-cell>
          <table:table-cell table:style-name="Default" office:value-type="float" office:value="0.000814739902403892" calcext:value-type="float">
            <text:p>0.0008147399</text:p>
          </table:table-cell>
          <table:table-cell office:value-type="float" office:value="0.00395004456169271" calcext:value-type="float">
            <text:p>0.0039500446</text:p>
          </table:table-cell>
          <table:table-cell/>
        </table:table-row>
        <table:table-row table:style-name="ro1">
          <table:table-cell office:value-type="float" office:value="0.0130605024396204" calcext:value-type="float">
            <text:p>0.0130605024</text:p>
          </table:table-cell>
          <table:table-cell table:style-name="Default" office:value-type="float" office:value="0.000809695468899205" calcext:value-type="float">
            <text:p>0.0008096955</text:p>
          </table:table-cell>
          <table:table-cell office:value-type="float" office:value="0.00359824265417435" calcext:value-type="float">
            <text:p>0.0035982427</text:p>
          </table:table-cell>
          <table:table-cell/>
        </table:table-row>
        <table:table-row table:style-name="ro1">
          <table:table-cell office:value-type="float" office:value="0.00411896235890552" calcext:value-type="float">
            <text:p>0.0041189624</text:p>
          </table:table-cell>
          <table:table-cell office:value-type="float" office:value="0.0000807075936254289" calcext:value-type="float">
            <text:p>8.07E-005</text:p>
          </table:table-cell>
          <table:table-cell office:value-type="float" office:value="0.000686390987557905" calcext:value-type="float">
            <text:p>0.000686391</text:p>
          </table:table-cell>
          <table:table-cell/>
        </table:table-row>
        <table:table-row table:style-name="ro1">
          <table:table-cell office:value-type="float" office:value="0.00764631503776493" calcext:value-type="float">
            <text:p>0.007646315</text:p>
          </table:table-cell>
          <table:table-cell table:style-name="Default" office:value-type="float" office:value="0.000115513250350588" calcext:value-type="float">
            <text:p>0.0001155133</text:p>
          </table:table-cell>
          <table:table-cell office:value-type="float" office:value="0.00230248254593848" calcext:value-type="float">
            <text:p>0.0023024825</text:p>
          </table:table-cell>
          <table:table-cell/>
        </table:table-row>
        <table:table-row table:style-name="ro1">
          <table:table-cell office:value-type="float" office:value="0.0100892159938368" calcext:value-type="float">
            <text:p>0.010089216</text:p>
          </table:table-cell>
          <table:table-cell office:value-type="float" office:value="0.000067152160051076" calcext:value-type="float">
            <text:p>6.72E-005</text:p>
          </table:table-cell>
          <table:table-cell office:value-type="float" office:value="0.0030067019893089" calcext:value-type="float">
            <text:p>0.003006702</text:p>
          </table:table-cell>
          <table:table-cell/>
        </table:table-row>
        <table:table-row table:style-name="ro1">
          <table:table-cell office:value-type="float" office:value="0.00290890966578951" calcext:value-type="float">
            <text:p>0.0029089097</text:p>
          </table:table-cell>
          <table:table-cell office:value-type="float" office:value="0.000052993244088182" calcext:value-type="float">
            <text:p>5.30E-005</text:p>
          </table:table-cell>
          <table:table-cell office:value-type="float" office:value="0.000514441391027231" calcext:value-type="float">
            <text:p>0.0005144414</text:p>
          </table:table-cell>
          <table:table-cell/>
        </table:table-row>
        <table:table-row table:style-name="ro1">
          <table:table-cell office:value-type="float" office:value="0.00342371139805385" calcext:value-type="float">
            <text:p>0.0034237114</text:p>
          </table:table-cell>
          <table:table-cell office:value-type="float" office:value="0.0000665321876676923" calcext:value-type="float">
            <text:p>6.65E-005</text:p>
          </table:table-cell>
          <table:table-cell office:value-type="float" office:value="0.000622258463803822" calcext:value-type="float">
            <text:p>0.0006222585</text:p>
          </table:table-cell>
          <table:table-cell/>
        </table:table-row>
        <table:table-row table:style-name="ro1">
          <table:table-cell office:value-type="float" office:value="0.0221045999611777" calcext:value-type="float">
            <text:p>0.0221046</text:p>
          </table:table-cell>
          <table:table-cell table:style-name="Default" office:value-type="float" office:value="0.000966141432662601" calcext:value-type="float">
            <text:p>0.0009661414</text:p>
          </table:table-cell>
          <table:table-cell office:value-type="float" office:value="0.00604242615600146" calcext:value-type="float">
            <text:p>0.0060424262</text:p>
          </table:table-cell>
          <table:table-cell/>
        </table:table-row>
        <table:table-row table:style-name="ro1">
          <table:table-cell office:value-type="float" office:value="0.00511631857545042" calcext:value-type="float">
            <text:p>0.0051163186</text:p>
          </table:table-cell>
          <table:table-cell office:value-type="float" office:value="0.0000480396616417718" calcext:value-type="float">
            <text:p>4.80E-005</text:p>
          </table:table-cell>
          <table:table-cell office:value-type="float" office:value="0.00145507450080019" calcext:value-type="float">
            <text:p>0.0014550745</text:p>
          </table:table-cell>
          <table:table-cell/>
        </table:table-row>
        <table:table-row table:style-name="ro1">
          <table:table-cell office:value-type="float" office:value="0.00267569074036441" calcext:value-type="float">
            <text:p>0.0026756907</text:p>
          </table:table-cell>
          <table:table-cell office:value-type="float" office:value="0.000000475563022575495" calcext:value-type="float">
            <text:p>4.76E-007</text:p>
          </table:table-cell>
          <table:table-cell office:value-type="float" office:value="0.00105052007672147" calcext:value-type="float">
            <text:p>0.0010505201</text:p>
          </table:table-cell>
          <table:table-cell/>
        </table:table-row>
        <table:table-row table:style-name="ro1">
          <table:table-cell office:value-type="float" office:value="0.00176596438038966" calcext:value-type="float">
            <text:p>0.0017659644</text:p>
          </table:table-cell>
          <table:table-cell office:value-type="float" office:value="0.000000313285408133321" calcext:value-type="float">
            <text:p>3.13E-007</text:p>
          </table:table-cell>
          <table:table-cell office:value-type="float" office:value="0.000699418301334956" calcext:value-type="float">
            <text:p>0.0006994183</text:p>
          </table:table-cell>
          <table:table-cell/>
        </table:table-row>
        <table:table-row table:style-name="ro1">
          <table:table-cell office:value-type="float" office:value="0.00109013415605438" calcext:value-type="float">
            <text:p>0.0010901342</text:p>
          </table:table-cell>
          <table:table-cell office:value-type="float" office:value="0.00000721233856572755" calcext:value-type="float">
            <text:p>7.21E-006</text:p>
          </table:table-cell>
          <table:table-cell office:value-type="float" office:value="0.000344277795918561" calcext:value-type="float">
            <text:p>0.0003442778</text:p>
          </table:table-cell>
          <table:table-cell/>
        </table:table-row>
        <table:table-row table:style-name="ro1">
          <table:table-cell office:value-type="float" office:value="0.000310695418044383" calcext:value-type="float">
            <text:p>0.0003106954</text:p>
          </table:table-cell>
          <table:table-cell office:value-type="float" office:value="0.0000000287277119903304" calcext:value-type="float">
            <text:p>2.87E-008</text:p>
          </table:table-cell>
          <table:table-cell office:value-type="float" office:value="0.000123608014433779" calcext:value-type="float">
            <text:p>0.000123608</text:p>
          </table:table-cell>
          <table:table-cell/>
        </table:table-row>
        <table:table-row table:style-name="ro1">
          <table:table-cell office:value-type="float" office:value="0.00578090818075077" calcext:value-type="float">
            <text:p>0.0057809082</text:p>
          </table:table-cell>
          <table:table-cell office:value-type="float" office:value="0.00000466593072036525" calcext:value-type="float">
            <text:p>4.67E-006</text:p>
          </table:table-cell>
          <table:table-cell office:value-type="float" office:value="0.00225590952778845" calcext:value-type="float">
            <text:p>0.0022559095</text:p>
          </table:table-cell>
          <table:table-cell/>
        </table:table-row>
        <table:table-row table:style-name="ro1">
          <table:table-cell office:value-type="float" office:value="0.000246785508884584" calcext:value-type="float">
            <text:p>0.0002467855</text:p>
          </table:table-cell>
          <table:table-cell office:value-type="float" office:value="0.0000000150804200305292" calcext:value-type="float">
            <text:p>1.51E-008</text:p>
          </table:table-cell>
          <table:table-cell table:style-name="ce1" office:value-type="float" office:value="0.0000985368086027525" calcext:value-type="float">
            <text:p>9.85E-005</text:p>
          </table:table-cell>
          <table:table-cell/>
        </table:table-row>
        <table:table-row table:style-name="ro1">
          <table:table-cell office:value-type="float" office:value="0.00251870364628504" calcext:value-type="float">
            <text:p>0.0025187036</text:p>
          </table:table-cell>
          <table:table-cell office:value-type="float" office:value="0.00000712368918978777" calcext:value-type="float">
            <text:p>7.12E-006</text:p>
          </table:table-cell>
          <table:table-cell office:value-type="float" office:value="0.000841262085022853" calcext:value-type="float">
            <text:p>0.0008412621</text:p>
          </table:table-cell>
          <table:table-cell/>
        </table:table-row>
        <table:table-row table:style-name="ro1">
          <table:table-cell office:value-type="float" office:value="0.0347701112937656" calcext:value-type="float">
            <text:p>0.0347701113</text:p>
          </table:table-cell>
          <table:table-cell table:style-name="Default" office:value-type="float" office:value="0.00151630818461233" calcext:value-type="float">
            <text:p>0.0015163082</text:p>
          </table:table-cell>
          <table:table-cell office:value-type="float" office:value="0.006159364538712" calcext:value-type="float">
            <text:p>0.0061593645</text:p>
          </table:table-cell>
          <table:table-cell/>
        </table:table-row>
        <table:table-row table:style-name="ro1">
          <table:table-cell office:value-type="float" office:value="0.00352095553112415" calcext:value-type="float">
            <text:p>0.0035209555</text:p>
          </table:table-cell>
          <table:table-cell office:value-type="float" office:value="0.00000196281681281114" calcext:value-type="float">
            <text:p>1.96E-006</text:p>
          </table:table-cell>
          <table:table-cell office:value-type="float" office:value="0.00138516492958623" calcext:value-type="float">
            <text:p>0.0013851649</text:p>
          </table:table-cell>
          <table:table-cell/>
        </table:table-row>
        <table:table-row table:style-name="ro1">
          <table:table-cell office:value-type="float" office:value="0.0350309650608234" calcext:value-type="float">
            <text:p>0.0350309651</text:p>
          </table:table-cell>
          <table:table-cell table:style-name="Default" office:value-type="float" office:value="0.00258007683259675" calcext:value-type="float">
            <text:p>0.0025800768</text:p>
          </table:table-cell>
          <table:table-cell office:value-type="float" office:value="0.0059413382912025" calcext:value-type="float">
            <text:p>0.0059413383</text:p>
          </table:table-cell>
          <table:table-cell/>
        </table:table-row>
        <table:table-row table:style-name="ro1">
          <table:table-cell office:value-type="float" office:value="0.00791559771813187" calcext:value-type="float">
            <text:p>0.0079155977</text:p>
          </table:table-cell>
          <table:table-cell office:value-type="float" office:value="0.0000149720064276433" calcext:value-type="float">
            <text:p>1.50E-005</text:p>
          </table:table-cell>
          <table:table-cell office:value-type="float" office:value="0.0031105383812931" calcext:value-type="float">
            <text:p>0.0031105384</text:p>
          </table:table-cell>
          <table:table-cell/>
        </table:table-row>
        <table:table-row table:style-name="ro1">
          <table:table-cell office:value-type="float" office:value="0.0077413524989633" calcext:value-type="float">
            <text:p>0.0077413525</text:p>
          </table:table-cell>
          <table:table-cell office:value-type="float" office:value="0.0000496047587641534" calcext:value-type="float">
            <text:p>4.96E-005</text:p>
          </table:table-cell>
          <table:table-cell office:value-type="float" office:value="0.00197206963839048" calcext:value-type="float">
            <text:p>0.0019720696</text:p>
          </table:table-cell>
          <table:table-cell/>
        </table:table-row>
        <table:table-row table:style-name="ro1">
          <table:table-cell office:value-type="float" office:value="0.000533202226304304" calcext:value-type="float">
            <text:p>0.0005332022</text:p>
          </table:table-cell>
          <table:table-cell office:value-type="float" office:value="0.00000000966988196963124" calcext:value-type="float">
            <text:p>9.67E-009</text:p>
          </table:table-cell>
          <table:table-cell office:value-type="float" office:value="0.000266722908532034" calcext:value-type="float">
            <text:p>0.0002667229</text:p>
          </table:table-cell>
          <table:table-cell/>
        </table:table-row>
        <table:table-row table:style-name="ro1">
          <table:table-cell office:value-type="float" office:value="0.0121373944173563" calcext:value-type="float">
            <text:p>0.0121373944</text:p>
          </table:table-cell>
          <table:table-cell table:style-name="Default" office:value-type="float" office:value="0.000161519605618826" calcext:value-type="float">
            <text:p>0.0001615196</text:p>
          </table:table-cell>
          <table:table-cell office:value-type="float" office:value="0.00346122432228165" calcext:value-type="float">
            <text:p>0.0034612243</text:p>
          </table:table-cell>
          <table:table-cell/>
        </table:table-row>
        <table:table-row table:style-name="ro1">
          <table:table-cell office:value-type="float" office:value="0.000156053861544689" calcext:value-type="float">
            <text:p>0.0001560539</text:p>
          </table:table-cell>
          <table:table-cell office:value-type="float" office:value="0.00000016928164182073" calcext:value-type="float">
            <text:p>1.69E-007</text:p>
          </table:table-cell>
          <table:table-cell table:style-name="ce1" office:value-type="float" office:value="0.0000646162302439501" calcext:value-type="float">
            <text:p>6.46E-005</text:p>
          </table:table-cell>
          <table:table-cell/>
        </table:table-row>
        <table:table-row table:style-name="ro1">
          <table:table-cell office:value-type="float" office:value="0.0103569497865164" calcext:value-type="float">
            <text:p>0.0103569498</text:p>
          </table:table-cell>
          <table:table-cell table:style-name="Default" office:value-type="float" office:value="0.000363489493007887" calcext:value-type="float">
            <text:p>0.0003634895</text:p>
          </table:table-cell>
          <table:table-cell office:value-type="float" office:value="0.00265620979810951" calcext:value-type="float">
            <text:p>0.0026562098</text:p>
          </table:table-cell>
          <table:table-cell/>
        </table:table-row>
        <table:table-row table:style-name="ro1">
          <table:table-cell office:value-type="float" office:value="0.000908247539721794" calcext:value-type="float">
            <text:p>0.0009082475</text:p>
          </table:table-cell>
          <table:table-cell office:value-type="float" office:value="0.0000000144309963249045" calcext:value-type="float">
            <text:p>1.44E-008</text:p>
          </table:table-cell>
          <table:table-cell office:value-type="float" office:value="0.000426103206250934" calcext:value-type="float">
            <text:p>0.0004261032</text:p>
          </table:table-cell>
          <table:table-cell/>
        </table:table-row>
        <table:table-row table:style-name="ro1">
          <table:table-cell office:value-type="float" office:value="0.000589962633641887" calcext:value-type="float">
            <text:p>0.0005899626</text:p>
          </table:table-cell>
          <table:table-cell office:value-type="float" office:value="0.000000345339972575179" calcext:value-type="float">
            <text:p>3.45E-007</text:p>
          </table:table-cell>
          <table:table-cell office:value-type="float" office:value="0.000184455869579407" calcext:value-type="float">
            <text:p>0.0001844559</text:p>
          </table:table-cell>
          <table:table-cell/>
        </table:table-row>
        <table:table-row table:style-name="ro1">
          <table:table-cell office:value-type="float" office:value="0.00626715634678794" calcext:value-type="float">
            <text:p>0.0062671563</text:p>
          </table:table-cell>
          <table:table-cell office:value-type="float" office:value="0.000006403256750052" calcext:value-type="float">
            <text:p>6.40E-006</text:p>
          </table:table-cell>
          <table:table-cell office:value-type="float" office:value="0.00233584820306801" calcext:value-type="float">
            <text:p>0.0023358482</text:p>
          </table:table-cell>
          <table:table-cell/>
        </table:table-row>
        <table:table-row table:style-name="ro1">
          <table:table-cell office:value-type="float" office:value="0.00132597224860414" calcext:value-type="float">
            <text:p>0.0013259722</text:p>
          </table:table-cell>
          <table:table-cell office:value-type="float" office:value="0.000000653726036561516" calcext:value-type="float">
            <text:p>6.54E-007</text:p>
          </table:table-cell>
          <table:table-cell office:value-type="float" office:value="0.000469330752221093" calcext:value-type="float">
            <text:p>0.0004693308</text:p>
          </table:table-cell>
          <table:table-cell/>
        </table:table-row>
        <table:table-row table:style-name="ro1">
          <table:table-cell office:value-type="float" office:value="0.000649374935622573" calcext:value-type="float">
            <text:p>0.0006493749</text:p>
          </table:table-cell>
          <table:table-cell office:value-type="float" office:value="0.0000010579373549984" calcext:value-type="float">
            <text:p>1.06E-006</text:p>
          </table:table-cell>
          <table:table-cell office:value-type="float" office:value="0.000225743660222036" calcext:value-type="float">
            <text:p>0.0002257437</text:p>
          </table:table-cell>
          <table:table-cell/>
        </table:table-row>
        <table:table-row table:style-name="ro1">
          <table:table-cell office:value-type="float" office:value="0.00258233535258155" calcext:value-type="float">
            <text:p>0.0025823354</text:p>
          </table:table-cell>
          <table:table-cell office:value-type="float" office:value="0.000000633501220540622" calcext:value-type="float">
            <text:p>6.34E-007</text:p>
          </table:table-cell>
          <table:table-cell office:value-type="float" office:value="0.00108223791352272" calcext:value-type="float">
            <text:p>0.0010822379</text:p>
          </table:table-cell>
          <table:table-cell/>
        </table:table-row>
        <table:table-row table:style-name="ro1">
          <table:table-cell office:value-type="float" office:value="0.00622431002185265" calcext:value-type="float">
            <text:p>0.00622431</text:p>
          </table:table-cell>
          <table:table-cell office:value-type="float" office:value="0.0000788251893333379" calcext:value-type="float">
            <text:p>7.88E-005</text:p>
          </table:table-cell>
          <table:table-cell office:value-type="float" office:value="0.00235465294663458" calcext:value-type="float">
            <text:p>0.0023546529</text:p>
          </table:table-cell>
          <table:table-cell/>
        </table:table-row>
        <table:table-row table:style-name="ro1">
          <table:table-cell office:value-type="float" office:value="0.0157057417494519" calcext:value-type="float">
            <text:p>0.0157057417</text:p>
          </table:table-cell>
          <table:table-cell table:style-name="Default" office:value-type="float" office:value="0.000340358919996329" calcext:value-type="float">
            <text:p>0.0003403589</text:p>
          </table:table-cell>
          <table:table-cell office:value-type="float" office:value="0.00277164176623013" calcext:value-type="float">
            <text:p>0.0027716418</text:p>
          </table:table-cell>
          <table:table-cell/>
        </table:table-row>
        <table:table-row table:style-name="ro1">
          <table:table-cell office:value-type="float" office:value="0.00879313877111186" calcext:value-type="float">
            <text:p>0.0087931388</text:p>
          </table:table-cell>
          <table:table-cell office:value-type="float" office:value="0.0000153890944661409" calcext:value-type="float">
            <text:p>1.54E-005</text:p>
          </table:table-cell>
          <table:table-cell office:value-type="float" office:value="0.00309979752424876" calcext:value-type="float">
            <text:p>0.0030997975</text:p>
          </table:table-cell>
          <table:table-cell/>
        </table:table-row>
        <table:table-row table:style-name="ro1">
          <table:table-cell office:value-type="float" office:value="0.000864433378372342" calcext:value-type="float">
            <text:p>0.0008644334</text:p>
          </table:table-cell>
          <table:table-cell office:value-type="float" office:value="0.00000114552831266811" calcext:value-type="float">
            <text:p>1.15E-006</text:p>
          </table:table-cell>
          <table:table-cell office:value-type="float" office:value="0.000366902157519982" calcext:value-type="float">
            <text:p>0.0003669022</text:p>
          </table:table-cell>
          <table:table-cell/>
        </table:table-row>
        <table:table-row table:style-name="ro1">
          <table:table-cell office:value-type="float" office:value="0.00667841129845268" calcext:value-type="float">
            <text:p>0.0066784113</text:p>
          </table:table-cell>
          <table:table-cell office:value-type="float" office:value="0.000011708639013463" calcext:value-type="float">
            <text:p>1.17E-005</text:p>
          </table:table-cell>
          <table:table-cell office:value-type="float" office:value="0.00208230994084572" calcext:value-type="float">
            <text:p>0.0020823099</text:p>
          </table:table-cell>
          <table:table-cell/>
        </table:table-row>
        <table:table-row table:style-name="ro1">
          <table:table-cell office:value-type="float" office:value="0.00348054219633602" calcext:value-type="float">
            <text:p>0.0034805422</text:p>
          </table:table-cell>
          <table:table-cell office:value-type="float" office:value="0.00000589447580651343" calcext:value-type="float">
            <text:p>5.89E-006</text:p>
          </table:table-cell>
          <table:table-cell office:value-type="float" office:value="0.000920019942344968" calcext:value-type="float">
            <text:p>0.0009200199</text:p>
          </table:table-cell>
          <table:table-cell/>
        </table:table-row>
        <table:table-row table:style-name="ro1">
          <table:table-cell office:value-type="float" office:value="0.00537186890104337" calcext:value-type="float">
            <text:p>0.0053718689</text:p>
          </table:table-cell>
          <table:table-cell office:value-type="float" office:value="0.00000654082257429184" calcext:value-type="float">
            <text:p>6.54E-006</text:p>
          </table:table-cell>
          <table:table-cell office:value-type="float" office:value="0.00208779740991746" calcext:value-type="float">
            <text:p>0.0020877974</text:p>
          </table:table-cell>
          <table:table-cell/>
        </table:table-row>
        <table:table-row table:style-name="ro1">
          <table:table-cell office:value-type="float" office:value="0.00553873683981251" calcext:value-type="float">
            <text:p>0.0055387368</text:p>
          </table:table-cell>
          <table:table-cell office:value-type="float" office:value="0.00000785428272827478" calcext:value-type="float">
            <text:p>7.85E-006</text:p>
          </table:table-cell>
          <table:table-cell office:value-type="float" office:value="0.00158348674680545" calcext:value-type="float">
            <text:p>0.0015834867</text:p>
          </table:table-cell>
          <table:table-cell/>
        </table:table-row>
        <table:table-row table:style-name="ro1">
          <table:table-cell office:value-type="float" office:value="0.00292414662966418" calcext:value-type="float">
            <text:p>0.0029241466</text:p>
          </table:table-cell>
          <table:table-cell office:value-type="float" office:value="0.00000151668188775757" calcext:value-type="float">
            <text:p>1.52E-006</text:p>
          </table:table-cell>
          <table:table-cell office:value-type="float" office:value="0.00101280222360572" calcext:value-type="float">
            <text:p>0.0010128022</text:p>
          </table:table-cell>
          <table:table-cell/>
        </table:table-row>
        <table:table-row table:style-name="ro1">
          <table:table-cell office:value-type="float" office:value="0.00713278617049299" calcext:value-type="float">
            <text:p>0.0071327862</text:p>
          </table:table-cell>
          <table:table-cell office:value-type="float" office:value="0.0000136012224972359" calcext:value-type="float">
            <text:p>1.36E-005</text:p>
          </table:table-cell>
          <table:table-cell office:value-type="float" office:value="0.00184969191442934" calcext:value-type="float">
            <text:p>0.0018496919</text:p>
          </table:table-cell>
          <table:table-cell/>
        </table:table-row>
        <table:table-row table:style-name="ro1">
          <table:table-cell office:value-type="float" office:value="0.00194937072101101" calcext:value-type="float">
            <text:p>0.0019493707</text:p>
          </table:table-cell>
          <table:table-cell office:value-type="float" office:value="0.00000126400882637969" calcext:value-type="float">
            <text:p>1.26E-006</text:p>
          </table:table-cell>
          <table:table-cell office:value-type="float" office:value="0.000750461641686022" calcext:value-type="float">
            <text:p>0.0007504616</text:p>
          </table:table-cell>
          <table:table-cell/>
        </table:table-row>
        <table:table-row table:style-name="ro1">
          <table:table-cell office:value-type="float" office:value="0.00807585005027012" calcext:value-type="float">
            <text:p>0.0080758501</text:p>
          </table:table-cell>
          <table:table-cell office:value-type="float" office:value="0.0000242658333443095" calcext:value-type="float">
            <text:p>2.43E-005</text:p>
          </table:table-cell>
          <table:table-cell office:value-type="float" office:value="0.00248091282403821" calcext:value-type="float">
            <text:p>0.0024809128</text:p>
          </table:table-cell>
          <table:table-cell/>
        </table:table-row>
        <table:table-row table:style-name="ro1">
          <table:table-cell office:value-type="float" office:value="0.00966031817219282" calcext:value-type="float">
            <text:p>0.0096603182</text:p>
          </table:table-cell>
          <table:table-cell office:value-type="float" office:value="0.0000421833212430974" calcext:value-type="float">
            <text:p>4.22E-005</text:p>
          </table:table-cell>
          <table:table-cell office:value-type="float" office:value="0.00271844149484418" calcext:value-type="float">
            <text:p>0.0027184415</text:p>
          </table:table-cell>
          <table:table-cell/>
        </table:table-row>
        <table:table-row table:style-name="ro1">
          <table:table-cell office:value-type="float" office:value="0.00241002718127899" calcext:value-type="float">
            <text:p>0.0024100272</text:p>
          </table:table-cell>
          <table:table-cell office:value-type="float" office:value="0.00000620215147960488" calcext:value-type="float">
            <text:p>6.20E-006</text:p>
          </table:table-cell>
          <table:table-cell office:value-type="float" office:value="0.000806236322884163" calcext:value-type="float">
            <text:p>0.0008062363</text:p>
          </table:table-cell>
          <table:table-cell/>
        </table:table-row>
        <table:table-row table:style-name="ro1">
          <table:table-cell office:value-type="float" office:value="0.00198116910691696" calcext:value-type="float">
            <text:p>0.0019811691</text:p>
          </table:table-cell>
          <table:table-cell office:value-type="float" office:value="0.00000238296204520158" calcext:value-type="float">
            <text:p>2.38E-006</text:p>
          </table:table-cell>
          <table:table-cell office:value-type="float" office:value="0.000746801401511559" calcext:value-type="float">
            <text:p>0.0007468014</text:p>
          </table:table-cell>
          <table:table-cell/>
        </table:table-row>
        <table:table-row table:style-name="ro1">
          <table:table-cell office:value-type="float" office:value="0.0069000917547449" calcext:value-type="float">
            <text:p>0.0069000918</text:p>
          </table:table-cell>
          <table:table-cell office:value-type="float" office:value="0.0000208761010738964" calcext:value-type="float">
            <text:p>2.09E-005</text:p>
          </table:table-cell>
          <table:table-cell office:value-type="float" office:value="0.00210928523716279" calcext:value-type="float">
            <text:p>0.0021092852</text:p>
          </table:table-cell>
          <table:table-cell/>
        </table:table-row>
        <table:table-row table:style-name="ro1">
          <table:table-cell office:value-type="float" office:value="0.00318032420206941" calcext:value-type="float">
            <text:p>0.0031803242</text:p>
          </table:table-cell>
          <table:table-cell office:value-type="float" office:value="0.0000146067261298015" calcext:value-type="float">
            <text:p>1.46E-005</text:p>
          </table:table-cell>
          <table:table-cell office:value-type="float" office:value="0.000902235217907635" calcext:value-type="float">
            <text:p>0.0009022352</text:p>
          </table:table-cell>
          <table:table-cell/>
        </table:table-row>
        <table:table-row table:style-name="ro1">
          <table:table-cell office:value-type="float" office:value="0.00439287657521814" calcext:value-type="float">
            <text:p>0.0043928766</text:p>
          </table:table-cell>
          <table:table-cell office:value-type="float" office:value="0.00000232372034102743" calcext:value-type="float">
            <text:p>2.32E-006</text:p>
          </table:table-cell>
          <table:table-cell office:value-type="float" office:value="0.00154228147367372" calcext:value-type="float">
            <text:p>0.0015422815</text:p>
          </table:table-cell>
          <table:table-cell/>
        </table:table-row>
        <table:table-row table:style-name="ro1">
          <table:table-cell office:value-type="float" office:value="0.00909448980497935" calcext:value-type="float">
            <text:p>0.0090944898</text:p>
          </table:table-cell>
          <table:table-cell office:value-type="float" office:value="0.0000248487914430705" calcext:value-type="float">
            <text:p>2.48E-005</text:p>
          </table:table-cell>
          <table:table-cell office:value-type="float" office:value="0.00242353930047394" calcext:value-type="float">
            <text:p>0.0024235393</text:p>
          </table:table-cell>
          <table:table-cell/>
        </table:table-row>
        <table:table-row table:style-name="ro1">
          <table:table-cell office:value-type="float" office:value="0.0039324909127101" calcext:value-type="float">
            <text:p>0.0039324909</text:p>
          </table:table-cell>
          <table:table-cell office:value-type="float" office:value="0.0000234762077514702" calcext:value-type="float">
            <text:p>2.35E-005</text:p>
          </table:table-cell>
          <table:table-cell office:value-type="float" office:value="0.000957930702788699" calcext:value-type="float">
            <text:p>0.0009579307</text:p>
          </table:table-cell>
          <table:table-cell/>
        </table:table-row>
        <table:table-row table:style-name="ro1">
          <table:table-cell office:value-type="float" office:value="0.0093553338547337" calcext:value-type="float">
            <text:p>0.0093553339</text:p>
          </table:table-cell>
          <table:table-cell office:value-type="float" office:value="0.0000250734180837792" calcext:value-type="float">
            <text:p>2.51E-005</text:p>
          </table:table-cell>
          <table:table-cell office:value-type="float" office:value="0.00303991205087061" calcext:value-type="float">
            <text:p>0.0030399121</text:p>
          </table:table-cell>
          <table:table-cell/>
        </table:table-row>
        <table:table-row table:style-name="ro1">
          <table:table-cell office:value-type="float" office:value="0.0126718874624578" calcext:value-type="float">
            <text:p>0.0126718875</text:p>
          </table:table-cell>
          <table:table-cell office:value-type="float" office:value="0.0000667079778716137" calcext:value-type="float">
            <text:p>6.67E-005</text:p>
          </table:table-cell>
          <table:table-cell office:value-type="float" office:value="0.00371903756460359" calcext:value-type="float">
            <text:p>0.0037190376</text:p>
          </table:table-cell>
          <table:table-cell/>
        </table:table-row>
        <table:table-row table:style-name="ro1">
          <table:table-cell office:value-type="float" office:value="0.0106147257507896" calcext:value-type="float">
            <text:p>0.0106147258</text:p>
          </table:table-cell>
          <table:table-cell office:value-type="float" office:value="0.0000494242531214294" calcext:value-type="float">
            <text:p>4.94E-005</text:p>
          </table:table-cell>
          <table:table-cell office:value-type="float" office:value="0.00328076416509344" calcext:value-type="float">
            <text:p>0.0032807642</text:p>
          </table:table-cell>
          <table:table-cell/>
        </table:table-row>
        <table:table-row table:style-name="ro1">
          <table:table-cell office:value-type="float" office:value="0.00478813295262552" calcext:value-type="float">
            <text:p>0.004788133</text:p>
          </table:table-cell>
          <table:table-cell office:value-type="float" office:value="0.00000572691295863987" calcext:value-type="float">
            <text:p>5.73E-006</text:p>
          </table:table-cell>
          <table:table-cell office:value-type="float" office:value="0.00138962722033746" calcext:value-type="float">
            <text:p>0.0013896272</text:p>
          </table:table-cell>
          <table:table-cell/>
        </table:table-row>
        <table:table-row table:style-name="ro1">
          <table:table-cell office:value-type="float" office:value="0.00480911437652863" calcext:value-type="float">
            <text:p>0.0048091144</text:p>
          </table:table-cell>
          <table:table-cell office:value-type="float" office:value="0.000020585996324145" calcext:value-type="float">
            <text:p>2.06E-005</text:p>
          </table:table-cell>
          <table:table-cell office:value-type="float" office:value="0.00106705747499749" calcext:value-type="float">
            <text:p>0.0010670575</text:p>
          </table:table-cell>
          <table:table-cell/>
        </table:table-row>
        <table:table-row table:style-name="ro1">
          <table:table-cell office:value-type="float" office:value="0.006895757206925" calcext:value-type="float">
            <text:p>0.0068957572</text:p>
          </table:table-cell>
          <table:table-cell office:value-type="float" office:value="0.0000142154181165909" calcext:value-type="float">
            <text:p>1.42E-005</text:p>
          </table:table-cell>
          <table:table-cell office:value-type="float" office:value="0.00277169036325947" calcext:value-type="float">
            <text:p>0.0027716904</text:p>
          </table:table-cell>
          <table:table-cell/>
        </table:table-row>
        <table:table-row table:style-name="ro1">
          <table:table-cell office:value-type="float" office:value="0.00635408071317875" calcext:value-type="float">
            <text:p>0.0063540807</text:p>
          </table:table-cell>
          <table:table-cell office:value-type="float" office:value="0.0000685528314185565" calcext:value-type="float">
            <text:p>6.86E-005</text:p>
          </table:table-cell>
          <table:table-cell office:value-type="float" office:value="0.00192277921461834" calcext:value-type="float">
            <text:p>0.0019227792</text:p>
          </table:table-cell>
          <table:table-cell/>
        </table:table-row>
        <table:table-row table:style-name="ro1">
          <table:table-cell office:value-type="float" office:value="0.0142050260363219" calcext:value-type="float">
            <text:p>0.014205026</text:p>
          </table:table-cell>
          <table:table-cell office:value-type="float" office:value="0.0000453097570947582" calcext:value-type="float">
            <text:p>4.53E-005</text:p>
          </table:table-cell>
          <table:table-cell office:value-type="float" office:value="0.00344401695762587" calcext:value-type="float">
            <text:p>0.003444017</text:p>
          </table:table-cell>
          <table:table-cell/>
        </table:table-row>
        <table:table-row table:style-name="ro1">
          <table:table-cell office:value-type="float" office:value="0.00942722392933893" calcext:value-type="float">
            <text:p>0.0094272239</text:p>
          </table:table-cell>
          <table:table-cell office:value-type="float" office:value="0.0000485015073785864" calcext:value-type="float">
            <text:p>4.85E-005</text:p>
          </table:table-cell>
          <table:table-cell office:value-type="float" office:value="0.00321150550835808" calcext:value-type="float">
            <text:p>0.0032115055</text:p>
          </table:table-cell>
          <table:table-cell/>
        </table:table-row>
        <table:table-row table:style-name="ro1">
          <table:table-cell office:value-type="float" office:value="0.00933001236642419" calcext:value-type="float">
            <text:p>0.0093300124</text:p>
          </table:table-cell>
          <table:table-cell office:value-type="float" office:value="0.0000320417787818444" calcext:value-type="float">
            <text:p>3.20E-005</text:p>
          </table:table-cell>
          <table:table-cell office:value-type="float" office:value="0.00331759316010587" calcext:value-type="float">
            <text:p>0.0033175932</text:p>
          </table:table-cell>
          <table:table-cell/>
        </table:table-row>
        <table:table-row table:style-name="ro1">
          <table:table-cell office:value-type="float" office:value="0.00842200434290277" calcext:value-type="float">
            <text:p>0.0084220043</text:p>
          </table:table-cell>
          <table:table-cell office:value-type="float" office:value="0.0000135475182350681" calcext:value-type="float">
            <text:p>1.35E-005</text:p>
          </table:table-cell>
          <table:table-cell office:value-type="float" office:value="0.00246777760792667" calcext:value-type="float">
            <text:p>0.0024677776</text:p>
          </table:table-cell>
          <table:table-cell/>
        </table:table-row>
        <table:table-row table:style-name="ro1">
          <table:table-cell office:value-type="float" office:value="0.0131947135411303" calcext:value-type="float">
            <text:p>0.0131947135</text:p>
          </table:table-cell>
          <table:table-cell table:style-name="Default" office:value-type="float" office:value="0.000272486119480972" calcext:value-type="float">
            <text:p>0.0002724861</text:p>
          </table:table-cell>
          <table:table-cell office:value-type="float" office:value="0.00392895315603191" calcext:value-type="float">
            <text:p>0.0039289532</text:p>
          </table:table-cell>
          <table:table-cell/>
        </table:table-row>
        <table:table-row table:style-name="ro1">
          <table:table-cell office:value-type="float" office:value="0.00511660526170431" calcext:value-type="float">
            <text:p>0.0051166053</text:p>
          </table:table-cell>
          <table:table-cell office:value-type="float" office:value="0.00000967273369886827" calcext:value-type="float">
            <text:p>9.67E-006</text:p>
          </table:table-cell>
          <table:table-cell office:value-type="float" office:value="0.0012767955327327" calcext:value-type="float">
            <text:p>0.0012767955</text:p>
          </table:table-cell>
          <table:table-cell/>
        </table:table-row>
        <table:table-row table:style-name="ro1">
          <table:table-cell office:value-type="float" office:value="0.00166975737649723" calcext:value-type="float">
            <text:p>0.0016697574</text:p>
          </table:table-cell>
          <table:table-cell office:value-type="float" office:value="0.0000466613244681641" calcext:value-type="float">
            <text:p>4.67E-005</text:p>
          </table:table-cell>
          <table:table-cell office:value-type="float" office:value="0.000424702866795834" calcext:value-type="float">
            <text:p>0.0004247029</text:p>
          </table:table-cell>
          <table:table-cell/>
        </table:table-row>
        <table:table-row table:style-name="ro1">
          <table:table-cell office:value-type="float" office:value="0.00514595648030575" calcext:value-type="float">
            <text:p>0.0051459565</text:p>
          </table:table-cell>
          <table:table-cell office:value-type="float" office:value="0.00000928220463493514" calcext:value-type="float">
            <text:p>9.28E-006</text:p>
          </table:table-cell>
          <table:table-cell office:value-type="float" office:value="0.00167343579459337" calcext:value-type="float">
            <text:p>0.0016734358</text:p>
          </table:table-cell>
          <table:table-cell/>
        </table:table-row>
        <table:table-row table:style-name="ro1">
          <table:table-cell office:value-type="float" office:value="0.0169301442206939" calcext:value-type="float">
            <text:p>0.0169301442</text:p>
          </table:table-cell>
          <table:table-cell table:style-name="Default" office:value-type="float" office:value="0.000158740285414446" calcext:value-type="float">
            <text:p>0.0001587403</text:p>
          </table:table-cell>
          <table:table-cell office:value-type="float" office:value="0.00439609703478498" calcext:value-type="float">
            <text:p>0.004396097</text:p>
          </table:table-cell>
          <table:table-cell/>
        </table:table-row>
        <table:table-row table:style-name="ro1">
          <table:table-cell office:value-type="float" office:value="0.00827047915872154" calcext:value-type="float">
            <text:p>0.0082704792</text:p>
          </table:table-cell>
          <table:table-cell office:value-type="float" office:value="0.000021502053100358" calcext:value-type="float">
            <text:p>2.15E-005</text:p>
          </table:table-cell>
          <table:table-cell office:value-type="float" office:value="0.00310232137793618" calcext:value-type="float">
            <text:p>0.0031023214</text:p>
          </table:table-cell>
          <table:table-cell/>
        </table:table-row>
        <table:table-row table:style-name="ro1">
          <table:table-cell office:value-type="float" office:value="0.0155362499759868" calcext:value-type="float">
            <text:p>0.01553625</text:p>
          </table:table-cell>
          <table:table-cell table:style-name="Default" office:value-type="float" office:value="0.000297919661417765" calcext:value-type="float">
            <text:p>0.0002979197</text:p>
          </table:table-cell>
          <table:table-cell office:value-type="float" office:value="0.00467908216986381" calcext:value-type="float">
            <text:p>0.0046790822</text:p>
          </table:table-cell>
          <table:table-cell/>
        </table:table-row>
        <table:table-row table:style-name="ro1">
          <table:table-cell office:value-type="float" office:value="0.000988544505169446" calcext:value-type="float">
            <text:p>0.0009885445</text:p>
          </table:table-cell>
          <table:table-cell office:value-type="float" office:value="0.00000201708603376773" calcext:value-type="float">
            <text:p>2.02E-006</text:p>
          </table:table-cell>
          <table:table-cell office:value-type="float" office:value="0.00040322411695895" calcext:value-type="float">
            <text:p>0.0004032241</text:p>
          </table:table-cell>
          <table:table-cell/>
        </table:table-row>
        <table:table-row table:style-name="ro1">
          <table:table-cell office:value-type="float" office:value="0.00656102636715859" calcext:value-type="float">
            <text:p>0.0065610264</text:p>
          </table:table-cell>
          <table:table-cell office:value-type="float" office:value="0.00001682114812427" calcext:value-type="float">
            <text:p>1.68E-005</text:p>
          </table:table-cell>
          <table:table-cell office:value-type="float" office:value="0.0015907281934107" calcext:value-type="float">
            <text:p>0.0015907282</text:p>
          </table:table-cell>
          <table:table-cell/>
        </table:table-row>
        <table:table-row table:style-name="ro1">
          <table:table-cell office:value-type="float" office:value="0.00264096581687691" calcext:value-type="float">
            <text:p>0.0026409658</text:p>
          </table:table-cell>
          <table:table-cell office:value-type="float" office:value="0.00000215071699280538" calcext:value-type="float">
            <text:p>2.15E-006</text:p>
          </table:table-cell>
          <table:table-cell office:value-type="float" office:value="0.000749449728890009" calcext:value-type="float">
            <text:p>0.0007494497</text:p>
          </table:table-cell>
          <table:table-cell/>
        </table:table-row>
        <table:table-row table:style-name="ro1">
          <table:table-cell office:value-type="float" office:value="0.0104006308202286" calcext:value-type="float">
            <text:p>0.0104006308</text:p>
          </table:table-cell>
          <table:table-cell office:value-type="float" office:value="0.0000158024665401362" calcext:value-type="float">
            <text:p>1.58E-005</text:p>
          </table:table-cell>
          <table:table-cell office:value-type="float" office:value="0.00304871017073007" calcext:value-type="float">
            <text:p>0.0030487102</text:p>
          </table:table-cell>
          <table:table-cell/>
        </table:table-row>
        <table:table-row table:style-name="ro1">
          <table:table-cell table:formula="of:=MIN([.A2:.A306])" office:value-type="float" office:value="6.65632050875398E-018" calcext:value-type="float">
            <text:p>6.65632050875398E-018</text:p>
          </table:table-cell>
          <table:table-cell table:formula="of:=MIN([.B2:.B306])" office:value-type="float" office:value="0" calcext:value-type="float">
            <text:p>0.00E+000</text:p>
          </table:table-cell>
          <table:table-cell table:formula="of:=MIN([.C2:.C306])" office:value-type="float" office:value="2.9674908158629E-018" calcext:value-type="float">
            <text:p>2.9674908158629E-018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MAX([.A2:.A306])" office:value-type="float" office:value="0.0368345347255707" calcext:value-type="float">
            <text:p>0.0368345347</text:p>
          </table:table-cell>
          <table:table-cell table:formula="of:=MAX([.B2:.B306])" office:value-type="float" office:value="0.00258007683259675" calcext:value-type="float">
            <text:p>2.58E-003</text:p>
          </table:table-cell>
          <table:table-cell table:formula="of:=MAX([.C2:.C306])" office:value-type="float" office:value="0.00829262881230454" calcext:value-type="float">
            <text:p>0.008292628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[.A308]-[.A307]" office:value-type="float" office:value="0.0368345347255707" calcext:value-type="float">
            <text:p>0.0368345347</text:p>
          </table:table-cell>
          <table:table-cell table:style-name="Default" table:formula="of:=[.B308]-[.B307]" office:value-type="float" office:value="0.00258007683259675" calcext:value-type="float">
            <text:p>0.0025800768</text:p>
          </table:table-cell>
          <table:table-cell table:formula="of:=[.C308]-[.C307]" office:value-type="float" office:value="0.00829262881230454" calcext:value-type="float">
            <text:p>0.0082926288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table:formula="of:=AVERAGE([.A2:.A306])" office:value-type="float" office:value="0.00751094366445691" calcext:value-type="float">
            <text:p>0.0075109437</text:p>
          </table:table-cell>
          <table:table-cell table:formula="of:=AVERAGE([.B2:.B306])" office:value-type="float" office:value="0.000106755849895895" calcext:value-type="float">
            <text:p>1.07E-004</text:p>
          </table:table-cell>
          <table:table-cell table:formula="of:=AVERAGE([.C2:.C306])" office:value-type="float" office:value="0.00199195061787016" calcext:value-type="float">
            <text:p>0.001991950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STDEVPA([.A2:.A306])" office:value-type="float" office:value="0.00763599582366725" calcext:value-type="float">
            <text:p>0.0076359958</text:p>
          </table:table-cell>
          <table:table-cell table:style-name="Default" table:formula="of:=STDEVPA([.B2:.B306])" office:value-type="float" office:value="0.000300273785746011" calcext:value-type="float">
            <text:p>0.0003002738</text:p>
          </table:table-cell>
          <table:table-cell table:formula="of:=STDEVPA([.C2:.C306])" office:value-type="float" office:value="0.00167553897603246" calcext:value-type="float">
            <text:p>0.001675539</text:p>
          </table:table-cell>
          <table:table-cell office:value-type="string" calcext:value-type="string">
            <text:p>std dev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table:formula="of:=CORREL([.A2:.A306];[.B2:.B306])" office:value-type="float" office:value="0.708491287282205" calcext:value-type="float">
            <text:p>0.7084912873</text:p>
          </table:table-cell>
          <table:table-cell table:style-name="Default" office:value-type="string" calcext:value-type="string">
            <text:p>12corr</text:p>
          </table:table-cell>
          <table:table-cell table:number-columns-repeated="2"/>
        </table:table-row>
        <table:table-row table:style-name="ro1">
          <table:table-cell table:formula="of:=CORREL([.B2:.B306];[.C2:.C306])" office:value-type="float" office:value="0.531615821702488" calcext:value-type="float">
            <text:p>0.5316158217</text:p>
          </table:table-cell>
          <table:table-cell table:style-name="Default" office:value-type="string" calcext:value-type="string">
            <text:p>23corr</text:p>
          </table:table-cell>
          <table:table-cell table:number-columns-repeated="2"/>
        </table:table-row>
        <table:table-row table:style-name="ro1">
          <table:table-cell table:formula="of:=CORREL([.A2:.A306];[.C2:.C306])" office:value-type="float" office:value="0.921804514204568" calcext:value-type="float">
            <text:p>0.9218045142</text:p>
          </table:table-cell>
          <table:table-cell table:style-name="Default" office:value-type="string" calcext:value-type="string">
            <text:p>13cor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4:21:43.350143880</meta:creation-date>
    <dc:date>2017-02-06T23:54:56.782537673</dc:date>
    <meta:editing-duration>PT9H18M46S</meta:editing-duration>
    <meta:editing-cycles>2</meta:editing-cycles>
    <meta:generator>LibreOffice/4.2.8.2$Linux_X86_64 LibreOffice_project/420m0$Build-2</meta:generator>
    <meta:document-statistic meta:table-count="2" meta:cell-count="1333" meta:object-count="0"/>
  </office:meta>
</office:document-meta>
</file>